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1831">
      <style:text-properties fo:font-variant="normal" fo:text-transform="none" fo:color="#5d5f60" style:text-line-through-type="none" style:text-line-through-style="none" style:text-line-through-width="auto" style:text-line-through-color="font-color" style:text-position="0% 100%" fo:font-family="barlow" style:font-pitch="variable"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2">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0">
      <style:text-properties fo:font-variant="normal" fo:text-transform="none" fo:color="#ff0000" style:text-line-through-type="none" style:text-line-through-style="none" style:text-line-through-width="auto" style:text-line-through-color="font-color" style:text-position="0% 100%" fo:font-family="Century Gothic" fo:font-size="0.5in" style:font-size-asian="0.5in" style:font-size-complex="0.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4">
      <style:text-properties fo:font-variant="normal" fo:text-transform="none" fo:color="#080b50" style:text-line-through-type="none" style:text-line-through-style="none" style:text-line-through-width="auto" style:text-line-through-color="font-color" style:text-position="0% 100%" fo:font-family="barlow"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835">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3">
      <style:text-properties fo:font-variant="normal" fo:text-transform="none" fo:color="#40404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4">
      <style:text-properties fo:font-variant="normal" fo:text-transform="none" fo:color="#40404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7">
      <style:text-properties fo:font-variant="normal" fo:text-transform="none" fo:color="#5d5f60" style:text-line-through-type="none" style:text-line-through-style="none" style:text-line-through-width="auto" style:text-line-through-color="font-color" style:text-position="0% 100%" fo:font-family="barlow" style:font-pitch="variable"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8">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7">
      <style:text-properties fo:font-variant="normal" fo:text-transform="none" fo:color="#40404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8">
      <style:text-properties fo:font-variant="normal" fo:text-transform="none" fo:color="#40404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9">
      <style:text-properties fo:font-variant="normal" fo:text-transform="none" fo:color="#40404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0">
      <style:text-properties fo:font-variant="normal" fo:text-transform="none" fo:color="#ff0000" style:text-line-through-type="none" style:text-line-through-style="none" style:text-line-through-width="auto" style:text-line-through-color="font-color" style:text-position="0% 100%" fo:font-family="Century Gothic" fo:font-size="0.5in" style:font-size-asian="0.5in" style:font-size-complex="0.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95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3">
      <style:text-properties fo:font-variant="normal" fo:text-transform="none" fo:color="#40404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2">
      <style:text-properties fo:font-variant="normal" fo:text-transform="none" fo:color="#ed7d31"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6">
      <style:text-properties fo:font-variant="normal" fo:text-transform="none" fo:color="#40404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5">
      <style:text-properties fo:font-variant="normal" fo:text-transform="none" fo:color="#2f5597"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9">
      <style:text-properties fo:font-variant="normal" fo:text-transform="none" fo:color="#40404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9">
      <style:text-properties fo:font-variant="normal" fo:text-transform="none" fo:color="#2f5597"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0">
      <style:text-properties fo:font-variant="normal" fo:text-transform="none" fo:color="#080b50" style:text-line-through-type="none" style:text-line-through-style="none" style:text-line-through-width="auto" style:text-line-through-color="font-color" style:text-position="0% 100%" fo:font-family="barlow"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41">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0">
      <style:text-properties fo:font-variant="normal" fo:text-transform="none" fo:color="#40404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1">
      <style:text-properties fo:font-variant="normal" fo:text-transform="none" fo:color="#40404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3">
      <style:text-properties fo:font-variant="normal" fo:text-transform="none" fo:color="#5d5f60" style:text-line-through-type="none" style:text-line-through-style="none" style:text-line-through-width="auto" style:text-line-through-color="font-color" style:text-position="0% 100%" fo:font-family="barlow" style:font-pitch="variable"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2">
      <style:text-properties fo:font-variant="normal" fo:text-transform="none" fo:color="#40404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4">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3">
      <style:text-properties fo:font-variant="normal" fo:text-transform="none" fo:color="#40404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6">
      <style:text-properties fo:font-variant="normal" fo:text-transform="none" fo:color="#5d5f60" style:text-line-through-type="none" style:text-line-through-style="none" style:text-line-through-width="auto" style:text-line-through-color="font-color" style:text-position="0% 100%" fo:font-family="barlow" style:font-pitch="variable"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7">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49">
      <style:text-properties fo:font-variant="normal" fo:text-transform="none" fo:color="#31b4e6" style:text-line-through-type="none" style:text-line-through-style="none" style:text-line-through-width="auto" style:text-line-through-color="font-color" style:text-position="0% 100%" fo:font-family="barlow"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898">
      <style:drawing-page-properties draw:fill="gradient" draw:fill-gradient-name="a1897"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99">
      <style:text-properties fo:font-variant="normal" fo:text-transform="none" fo:color="#ff0000" style:text-line-through-type="none" style:text-line-through-style="none" style:text-line-through-width="auto" style:text-line-through-color="font-color" style:text-position="0% 100%" fo:font-family="Century Gothic" fo:font-size="0.91667in" style:font-size-asian="0.91667in" style:font-size-complex="0.91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0">
      <style:text-properties fo:font-variant="normal" fo:text-transform="none" fo:color="#404040"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62">
      <style:text-properties fo:font-variant="normal" fo:text-transform="none" fo:color="#2f5597"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15">
      <style:drawing-page-properties draw:fill="gradient" draw:fill-gradient-name="a1914"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6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6">
      <style:text-properties fo:font-variant="normal" fo:text-transform="none" fo:color="#40404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5">
      <style:text-properties fo:font-variant="normal" fo:text-transform="none" fo:color="#2f5597"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9">
      <style:text-properties fo:font-variant="normal" fo:text-transform="none" fo:color="#40404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850">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3">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857">
      <style:drawing-page-properties draw:fill="gradient" draw:fill-gradient-name="a185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58">
      <style:text-properties fo:font-variant="normal" fo:text-transform="none" fo:color="#080b50" style:text-line-through-type="none" style:text-line-through-style="none" style:text-line-through-width="auto" style:text-line-through-color="font-color" style:text-position="0% 100%" fo:font-family="barlow"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5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70">
      <style:drawing-page-properties draw:fill="gradient" draw:fill-gradient-name="a196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22">
      <style:text-properties fo:font-variant="normal" fo:text-transform="none" fo:color="#40404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1">
      <style:text-properties fo:font-variant="normal" fo:text-transform="none" fo:color="#2f5597"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3">
      <style:text-properties fo:font-variant="normal" fo:text-transform="none" fo:color="#404040" style:text-line-through-type="none" style:text-line-through-style="none" style:text-line-through-width="auto" style:text-line-through-color="font-color" style:text-position="0% 100%" fo:font-family="Century Gothic" fo:font-size="0.44444in" style:font-size-asian="0.44444in" style:font-size-complex="0.44444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75">
      <style:text-properties fo:font-variant="normal" fo:text-transform="none" fo:color="#2f5597"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28">
      <style:drawing-page-properties draw:fill="gradient" draw:fill-gradient-name="a1927"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29">
      <style:text-properties fo:font-variant="normal" fo:text-transform="none" fo:color="#70ad47"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8">
      <style:text-properties fo:font-variant="normal" fo:text-transform="none" fo:color="#2f5597"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1">
      <style:text-properties fo:font-variant="normal" fo:text-transform="none" fo:color="#5d5f60" style:text-line-through-type="none" style:text-line-through-style="none" style:text-line-through-width="auto" style:text-line-through-color="font-color" style:text-position="0% 100%" fo:font-family="barlow" style:font-pitch="variable"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4">
      <style:text-properties fo:font-variant="normal" fo:text-transform="none" fo:color="#080b50" style:text-line-through-type="none" style:text-line-through-style="none" style:text-line-through-width="auto" style:text-line-through-color="font-color" style:text-position="0% 100%" fo:font-family="barlow"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6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17">
      <style:drawing-page-properties draw:fill="gradient" draw:fill-gradient-name="a181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18">
      <style:text-properties fo:font-variant="normal" fo:text-transform="none" fo:color="#ff0000" style:text-line-through-type="none" style:text-line-through-style="none" style:text-line-through-width="auto" style:text-line-through-color="font-color" style:text-position="0% 100%" fo:font-family="Century Gothic"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67">
      <style:text-properties fo:font-variant="normal" fo:text-transform="none" fo:color="#5d5f60" style:text-line-through-type="none" style:text-line-through-style="none" style:text-line-through-width="auto" style:text-line-through-color="font-color" style:text-position="0% 100%" fo:font-family="barlow" style:font-pitch="variable"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9">
      <style:text-properties fo:font-variant="normal" fo:text-transform="none" fo:color="#178dbb" style:text-line-through-type="none" style:text-line-through-style="none" style:text-line-through-width="auto" style:text-line-through-color="font-color" style:text-position="0% 100%" fo:font-family="Century Gothic"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6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32">
      <style:text-properties fo:font-variant="normal" fo:text-transform="none" fo:color="#2f5597"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1">
      <style:text-properties fo:font-variant="normal" fo:text-transform="none" fo:color="#2f5597"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5">
      <style:text-properties fo:font-variant="normal" fo:text-transform="none" fo:color="#2f5597"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8">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8">
      <style:text-properties fo:font-variant="normal" fo:text-transform="none" fo:color="#2f5597"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22">
      <style:text-properties fo:font-variant="normal" fo:text-transform="none" fo:color="#4a4a4a" style:text-line-through-type="none" style:text-line-through-style="none" style:text-line-through-width="auto" style:text-line-through-color="font-color" style:text-position="0% 100%" fo:font-family="Artifakt Elemen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0">
      <style:text-properties fo:font-variant="normal" fo:text-transform="none" fo:color="#5d5f60" style:text-line-through-type="none" style:text-line-through-style="none" style:text-line-through-width="auto" style:text-line-through-color="font-color" style:text-position="0% 100%" fo:font-family="barlow" style:font-pitch="variable"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3">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5">
      <style:text-properties fo:font-variant="normal" fo:text-transform="none" fo:color="#31b4e6" style:text-line-through-type="none" style:text-line-through-style="none" style:text-line-through-width="auto" style:text-line-through-color="font-color" style:text-position="0% 100%" fo:font-family="barlow"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7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6">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8">
      <style:text-properties fo:font-variant="normal" fo:text-transform="none" fo:color="#080b50" style:text-line-through-type="none" style:text-line-through-style="none" style:text-line-through-width="auto" style:text-line-through-color="font-color" style:text-position="0% 100%" fo:font-family="barlow" style:font-pitch="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8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829">
      <style:paragraph-properties fo:line-height="9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78">
      <style:drawing-page-properties draw:fill="gradient" draw:fill-gradient-name="a1877"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79">
      <style:text-properties fo:font-variant="normal" fo:text-transform="none" fo:color="#ff0000" style:text-line-through-type="none" style:text-line-through-style="none" style:text-line-through-width="auto" style:text-line-through-color="font-color" style:text-position="0% 100%" fo:font-family="Century Gothic" fo:font-size="0.91667in" style:font-size-asian="0.91667in" style:font-size-complex="0.91667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0">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3">
      <style:text-properties fo:font-variant="normal" fo:text-transform="none" fo:color="#ed7d31"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1">
      <style:text-properties fo:font-variant="normal" fo:text-transform="none" fo:color="#2f5597"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6">
      <style:text-properties fo:font-variant="normal" fo:text-transform="none" fo:color="#2f5597"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5">
      <style:text-properties fo:font-variant="normal" fo:text-transform="none" fo:color="#2f5597"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text:list-style style:name="a1848">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905">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987">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951">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895">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908">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860">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954">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863">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957">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921">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866">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830">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925">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869">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833">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973">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836">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839">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977">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942">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886">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851">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945">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990">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854">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948">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912">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993">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997">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961">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824">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918">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964">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827">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872">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967">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875">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934">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842">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980">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937">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845">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983">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office:automatic-styles>
  <office:body>
    <office:presentation>
      <draw:page draw:name="Slide2" draw:style-name="a1817" draw:master-page-name="Master1-Layout2-obj-Titre-et-contenu" presentation:presentation-page-layout-name="Master1-PPL2" draw:id="Slide-257">
        <draw:frame draw:id="id570" presentation:style-name="a1821" draw:name="Titre 1" svg:x="1.7937in" svg:y="0.45065in" svg:width="9.74594in" svg:height="1.4008in" presentation:class="title" presentation:placeholder="false">
          <draw:text-box>
            <text:p text:style-name="a1820" text:class-names="" text:cond-style-name=""><text:span text:style-name="a1818" text:class-names="">Le versioning</text:span><text:span text:style-name="a1819" text:class-names=""/></text:p>
          </draw:text-box>
          <svg:title/>
          <svg:desc/>
        </draw:frame>
        <draw:frame draw:id="id571" presentation:style-name="a1855" draw:name="Espace réservé du contenu 2" svg:x="2.02in" svg:y="2.55073in" svg:width="9.75in" svg:height="4.13126in" presentation:class="outline" presentation:placeholder="false">
          <draw:text-box>
            <text:list text:style-name="a1824">
              <text:list-item>
                <text:p text:style-name="a1823" text:class-names="" text:cond-style-name=""><text:span text:style-name="a1822" text:class-names="">Le versioning, ou gestion de versions, est le processus permettant de sauvegarder les différents états de vos fichiers, afin par exemple de revenir à une version donnée à tout moment ou bien encore aux développeurs de travailler en parallèle sur le même projet.</text:span></text:p>
              </text:list-item>
            </text:list>
            <text:list text:style-name="a1827">
              <text:list-item>
                <text:p text:style-name="a1826" text:class-names="" text:cond-style-name=""><text:span text:style-name="a1825" text:class-names="">Les 5 meilleurs outils Versioning:</text:span></text:p>
              </text:list-item>
            </text:list>
            <text:list text:style-name="a1830">
              <text:list-item>
                <text:p text:style-name="a1829" text:class-names="" text:cond-style-name=""><text:span text:style-name="a1828" text:class-names="">GitLab</text:span></text:p>
              </text:list-item>
            </text:list>
            <text:list text:style-name="a1833">
              <text:list-item>
                <text:p text:style-name="a1832" text:class-names="" text:cond-style-name=""><text:span text:style-name="a1831" text:class-names="">Une plateforme de développement logiciel open source</text:span></text:p>
              </text:list-item>
            </text:list>
            <text:list text:style-name="a1836">
              <text:list-item>
                <text:p text:style-name="a1835" text:class-names="" text:cond-style-name=""><text:span text:style-name="a1834" text:class-names="">GitHub</text:span></text:p>
              </text:list-item>
            </text:list>
            <text:list text:style-name="a1839">
              <text:list-item>
                <text:p text:style-name="a1838" text:class-names="" text:cond-style-name=""><text:span text:style-name="a1837" text:class-names="">Une plateforme qui permet de stocker et gérer du code pour vos projets de développement</text:span></text:p>
              </text:list-item>
            </text:list>
            <text:list text:style-name="a1842">
              <text:list-item>
                <text:p text:style-name="a1841" text:class-names="" text:cond-style-name=""><text:span text:style-name="a1840" text:class-names="">Bitbucket</text:span></text:p>
              </text:list-item>
            </text:list>
            <text:list text:style-name="a1845">
              <text:list-item>
                <text:p text:style-name="a1844" text:class-names="" text:cond-style-name=""><text:span text:style-name="a1843" text:class-names="">Un outil de gestion de versions pour les équipes de développeurs</text:span></text:p>
              </text:list-item>
            </text:list>
            <text:list text:style-name="a1848">
              <text:list-item>
                <text:p text:style-name="a1847" text:class-names="" text:cond-style-name=""><text:span text:style-name="a1846" text:class-names=""/></text:p>
              </text:list-item>
            </text:list>
            <text:list text:style-name="a1851">
              <text:list-item>
                <text:p text:style-name="a1850" text:class-names="" text:cond-style-name=""><text:span text:style-name="a1849" text:class-names=""/></text:p>
              </text:list-item>
            </text:list>
            <text:list text:style-name="a1854">
              <text:list-item>
                <text:p text:style-name="a1853" text:class-names="" text:cond-style-name=""><text:span text:style-name="a1852" text:class-names=""/></text:p>
              </text:list-item>
            </text:list>
          </draw:text-box>
          <svg:title/>
          <svg:desc/>
        </draw:frame>
      </draw:page>
      <draw:page draw:name="Slide3" draw:style-name="a1857" draw:master-page-name="Master1-Layout2-obj-Titre-et-contenu" presentation:presentation-page-layout-name="Master1-PPL2" draw:id="Slide-258">
        <draw:frame draw:id="id572" presentation:style-name="a1876" draw:name="Espace réservé du contenu 2" svg:x="2.19392in" svg:y="1.85507in" svg:width="9.75in" svg:height="4.13126in" presentation:class="outline" presentation:placeholder="false">
          <draw:text-box>
            <text:list text:style-name="a1860">
              <text:list-item>
                <text:p text:style-name="a1859" text:class-names="" text:cond-style-name=""><text:span text:style-name="a1858" text:class-names="">AWS CodeCommit</text:span></text:p>
              </text:list-item>
            </text:list>
            <text:list text:style-name="a1863">
              <text:list-item>
                <text:p text:style-name="a1862" text:class-names="" text:cond-style-name=""><text:span text:style-name="a1861" text:class-names="">Le service d'Amazon pour héberger des référentiels Git privés et collaborer autour du code</text:span></text:p>
              </text:list-item>
            </text:list>
            <text:list text:style-name="a1866">
              <text:list-item>
                <text:p text:style-name="a1865" text:class-names="" text:cond-style-name=""><text:span text:style-name="a1864" text:class-names="">Google Cloud Source Repositories</text:span></text:p>
              </text:list-item>
            </text:list>
            <text:list text:style-name="a1869">
              <text:list-item>
                <text:p text:style-name="a1868" text:class-names="" text:cond-style-name=""><text:span text:style-name="a1867" text:class-names="">Un service collaboratif pour créer, développer et gérer du code</text:span></text:p>
              </text:list-item>
            </text:list>
            <text:list text:style-name="a1872">
              <text:list-item>
                <text:p text:style-name="a1871" text:class-names="" text:cond-style-name=""><text:span text:style-name="a1870" text:class-names=""/></text:p>
              </text:list-item>
            </text:list>
            <text:list text:style-name="a1875">
              <text:list-item>
                <text:p text:style-name="a1874" text:class-names="" text:cond-style-name=""><text:span text:style-name="a1873" text:class-names=""/></text:p>
              </text:list-item>
            </text:list>
          </draw:text-box>
          <svg:title/>
          <svg:desc/>
        </draw:frame>
      </draw:page>
      <draw:page draw:name="Slide4" draw:style-name="a1878" draw:master-page-name="Master1-Layout2-obj-Titre-et-contenu" presentation:presentation-page-layout-name="Master1-PPL2" draw:id="Slide-259">
        <draw:frame draw:id="id573" presentation:style-name="a1882" draw:name="Titre 1" svg:x="2.83566in" svg:y="0.68253in" svg:width="9.74594in" svg:height="1.4008in" presentation:class="title" presentation:placeholder="false">
          <draw:text-box>
            <text:p text:style-name="a1881" text:class-names="" text:cond-style-name=""><text:span text:style-name="a1879" text:class-names="">Git</text:span><text:span text:style-name="a1880" text:class-names=""/></text:p>
          </draw:text-box>
          <svg:title/>
          <svg:desc/>
        </draw:frame>
        <draw:frame draw:id="id574" presentation:style-name="a1896" draw:name="Espace réservé du contenu 2" svg:x="2.8316in" svg:y="2.33333in" svg:width="9.75in" svg:height="4.13126in" presentation:class="outline" presentation:placeholder="false">
          <draw:text-box>
            <text:list text:style-name="a1886">
              <text:list-item>
                <text:p text:style-name="a1885" text:class-names="" text:cond-style-name=""><text:span text:style-name="a1883" text:class-names="">Est un système de contrôle de version open source, et un outil qui permet de suivre l'évolution d’un<text:s text:c="1"/></text:span><text:span text:style-name="a1884" text:class-names="">fichier.</text:span></text:p>
              </text:list-item>
            </text:list>
            <text:list text:style-name="a1895">
              <text:list-item>
                <text:p text:style-name="a1894" text:class-names="" text:cond-style-name=""><text:span text:style-name="a1887" text:class-names="">Git</text:span><text:span text:style-name="a1888" text:class-names=""><text:s text:c="1"/></text:span><text:span text:style-name="a1889" text:class-names="">s’utilise pour se connecter a<text:s text:c="1"/></text:span><text:span text:style-name="a1890" text:class-names="">Github</text:span><text:span text:style-name="a1891" text:class-names="">, pour effectuer des taches comme pousser ou extraire<text:s text:c="1"/></text:span><text:span text:style-name="a1892" text:class-names="">un code.</text:span><text:span text:style-name="a1893" text:class-names=""/></text:p>
              </text:list-item>
            </text:list>
          </draw:text-box>
          <svg:title/>
          <svg:desc/>
        </draw:frame>
      </draw:page>
      <draw:page draw:name="Slide5" draw:style-name="a1898" draw:master-page-name="Master1-Layout2-obj-Titre-et-contenu" presentation:presentation-page-layout-name="Master1-PPL2" draw:id="Slide-260">
        <draw:frame draw:id="id575" presentation:style-name="a1902" draw:name="Titre 1" svg:x="2.83566in" svg:y="0.68253in" svg:width="9.74594in" svg:height="1.4008in" presentation:class="title" presentation:placeholder="false">
          <draw:text-box>
            <text:p text:style-name="a1901" text:class-names="" text:cond-style-name=""><text:span text:style-name="a1899" text:class-names="">Github</text:span><text:span text:style-name="a1900" text:class-names=""/></text:p>
          </draw:text-box>
          <svg:title/>
          <svg:desc/>
        </draw:frame>
        <draw:frame draw:id="id576" presentation:style-name="a1913" draw:name="Espace réservé du contenu 2" svg:x="2.8316in" svg:y="2.33333in" svg:width="9.75in" svg:height="4.13126in" presentation:class="outline" presentation:placeholder="false">
          <draw:text-box>
            <text:list text:style-name="a1905">
              <text:list-item>
                <text:p text:style-name="a1904" text:class-names="" text:cond-style-name=""><text:span text:style-name="a1903" text:class-names="">GitHub est un service web d'hébergement et de gestion de développement de logiciels,</text:span></text:p>
              </text:list-item>
            </text:list>
            <text:list text:style-name="a1908">
              <text:list-item>
                <text:p text:style-name="a1907" text:class-names="" text:cond-style-name=""><text:span text:style-name="a1906" text:class-names=""><text:s text:c="1"/>utilisant le logiciel de gestion de versions Git. GitHub propose des comptes professionnels payants,<text:s text:c="1"/></text:span></text:p>
              </text:list-item>
            </text:list>
            <text:list text:style-name="a1912">
              <text:list-item>
                <text:p text:style-name="a1911" text:class-names="" text:cond-style-name=""><text:span text:style-name="a1909" text:class-names="">ainsi que des comptes gratuits pour les projets de logiciels libres</text:span><text:span text:style-name="a1910" text:class-names=""/></text:p>
              </text:list-item>
            </text:list>
          </draw:text-box>
          <svg:title/>
          <svg:desc/>
        </draw:frame>
      </draw:page>
      <draw:page draw:name="Slide6" draw:style-name="a1915" draw:master-page-name="Master1-Layout2-obj-Titre-et-contenu" presentation:presentation-page-layout-name="Master1-PPL2" draw:id="Slide-261">
        <draw:frame draw:id="id577" presentation:style-name="a1926" draw:name="Espace réservé du contenu 3" svg:x="2.04847in" svg:y="1.26104in" svg:width="9.75in" svg:height="4.13126in" presentation:class="outline" presentation:placeholder="false">
          <draw:text-box>
            <text:list text:style-name="a1918">
              <text:list-item>
                <text:p text:style-name="a1917" text:class-names="" text:cond-style-name=""><text:span text:style-name="a1916" text:class-names="">GitHub est une plate-forme d’hébergement de code pour la collaboration et le contrôle de version.</text:span></text:p>
              </text:list-item>
            </text:list>
            <text:list text:style-name="a1921">
              <text:list-item>
                <text:p text:style-name="a1920" text:class-names="" text:cond-style-name=""><text:span text:style-name="a1919" text:class-names=""/></text:p>
              </text:list-item>
            </text:list>
            <text:list text:style-name="a1925">
              <text:list-item>
                <text:p text:style-name="a1924" text:class-names="" text:cond-style-name=""><text:span text:style-name="a1922" text:class-names="">GitHub vous permet (et à d’autres) de travailler ensemble sur des projets.</text:span><text:span text:style-name="a1923" text:class-names=""/></text:p>
              </text:list-item>
            </text:list>
          </draw:text-box>
          <svg:title/>
          <svg:desc/>
        </draw:frame>
      </draw:page>
      <draw:page draw:name="Slide7" draw:style-name="a1928" draw:master-page-name="Master1-Layout2-obj-Titre-et-contenu" presentation:presentation-page-layout-name="Master1-PPL2" draw:id="Slide-262">
        <draw:frame draw:id="id578" presentation:style-name="a1931" draw:name="Titre 1" svg:x="2.83566in" svg:y="0.68253in" svg:width="9.74594in" svg:height="1.4008in" presentation:class="title" presentation:placeholder="false">
          <draw:text-box>
            <text:p text:style-name="a1930" text:class-names="" text:cond-style-name=""><text:span text:style-name="a1929" text:class-names="">Quelque commande utilise:</text:span></text:p>
          </draw:text-box>
          <svg:title/>
          <svg:desc/>
        </draw:frame>
        <draw:frame draw:id="id579" presentation:style-name="a1968" draw:name="Espace réservé du contenu 2" svg:x="2.8316in" svg:y="2.33333in" svg:width="9.75in" svg:height="4.13126in" presentation:class="outline" presentation:placeholder="false">
          <draw:text-box>
            <text:list text:style-name="a1934">
              <text:list-item>
                <text:p text:style-name="a1933" text:class-names="" text:cond-style-name=""><text:span text:style-name="a1932" text:class-names="">Configuring Your Name &amp; Email: <text:s text:c="1"/></text:span></text:p>
              </text:list-item>
            </text:list>
            <text:list text:style-name="a1937">
              <text:list-item>
                <text:p text:style-name="a1936" text:class-names="" text:cond-style-name=""><text:span text:style-name="a1935" text:class-names="">git config --global user.name "Your Name"<text:s text:c="1"/></text:span></text:p>
              </text:list-item>
            </text:list>
            <text:list text:style-name="a1942">
              <text:list-item>
                <text:p text:style-name="a1941" text:class-names="" text:cond-style-name=""><text:span text:style-name="a1938" text:class-names="">git config --global user.email<text:s text:c="1"/></text:span><text:span text:style-name="a1939" text:class-names=""><text:a xlink:href="mailto:your@email.com" text:style-name="" text:visited-style-name="">your@email.com</text:a></text:span><text:span text:style-name="a1940" text:class-names=""/></text:p>
              </text:list-item>
            </text:list>
            <text:list text:style-name="a1945">
              <text:list-item>
                <text:p text:style-name="a1944" text:class-names="" text:cond-style-name=""><text:span text:style-name="a1943" text:class-names=""/></text:p>
              </text:list-item>
            </text:list>
            <text:list text:style-name="a1948">
              <text:list-item>
                <text:p text:style-name="a1947" text:class-names="" text:cond-style-name=""><text:span text:style-name="a1946" text:class-names="">Initializing a repository:</text:span></text:p>
              </text:list-item>
            </text:list>
            <text:list text:style-name="a1951">
              <text:list-item>
                <text:p text:style-name="a1950" text:class-names="" text:cond-style-name=""><text:span text:style-name="a1949" text:class-names="">git init.</text:span></text:p>
              </text:list-item>
            </text:list>
            <text:list text:style-name="a1954">
              <text:list-item>
                <text:p text:style-name="a1953" text:class-names="" text:cond-style-name=""><text:span text:style-name="a1952" text:class-names=""/></text:p>
              </text:list-item>
            </text:list>
            <text:list text:style-name="a1957">
              <text:list-item>
                <text:p text:style-name="a1956" text:class-names="" text:cond-style-name=""><text:span text:style-name="a1955" text:class-names="">Checking the status:</text:span></text:p>
              </text:list-item>
            </text:list>
            <text:list text:style-name="a1961">
              <text:list-item>
                <text:p text:style-name="a1960" text:class-names="" text:cond-style-name=""><text:span text:style-name="a1958" text:class-names="">git status</text:span><text:span text:style-name="a1959" text:class-names="">.</text:span></text:p>
              </text:list-item>
            </text:list>
            <text:list text:style-name="a1964">
              <text:list-item>
                <text:p text:style-name="a1963" text:class-names="" text:cond-style-name=""><text:span text:style-name="a1962" text:class-names=""/></text:p>
              </text:list-item>
            </text:list>
            <text:list text:style-name="a1967">
              <text:list-item>
                <text:p text:style-name="a1966" text:class-names="" text:cond-style-name=""><text:span text:style-name="a1965" text:class-names=""/></text:p>
              </text:list-item>
            </text:list>
          </draw:text-box>
          <svg:title/>
          <svg:desc/>
        </draw:frame>
      </draw:page>
      <draw:page draw:name="Slide8" draw:style-name="a1970" draw:master-page-name="Master1-Layout2-obj-Titre-et-contenu" presentation:presentation-page-layout-name="Master1-PPL2" draw:id="Slide-263">
        <draw:frame draw:id="id580" presentation:style-name="a1998" draw:name="Espace réservé du contenu 2" svg:x="2.8316in" svg:y="2.33333in" svg:width="9.75in" svg:height="4.13126in" presentation:class="outline" presentation:placeholder="false">
          <draw:text-box>
            <text:list text:style-name="a1973">
              <text:list-item>
                <text:p text:style-name="a1972" text:class-names="" text:cond-style-name=""><text:span text:style-name="a1971" text:class-names="">Staging files:</text:span></text:p>
              </text:list-item>
            </text:list>
            <text:list text:style-name="a1977">
              <text:list-item>
                <text:p text:style-name="a1976" text:class-names="" text:cond-style-name=""><text:span text:style-name="a1974" text:class-names="">git add file.js</text:span><text:span text:style-name="a1975" text:class-names=""/></text:p>
              </text:list-item>
            </text:list>
            <text:list text:style-name="a1980">
              <text:list-item>
                <text:p text:style-name="a1979" text:class-names="" text:cond-style-name=""><text:span text:style-name="a1978" text:class-names=""/></text:p>
              </text:list-item>
            </text:list>
            <text:list text:style-name="a1983">
              <text:list-item>
                <text:p text:style-name="a1982" text:class-names="" text:cond-style-name=""><text:span text:style-name="a1981" text:class-names="">Making commits:</text:span></text:p>
              </text:list-item>
            </text:list>
            <text:list text:style-name="a1987">
              <text:list-item>
                <text:p text:style-name="a1986" text:class-names="" text:cond-style-name=""><text:span text:style-name="a1984" text:class-names="">git commit -m "Commit message« </text:span><text:span text:style-name="a1985" text:class-names=""/></text:p>
              </text:list-item>
            </text:list>
            <text:list text:style-name="a1990">
              <text:list-item>
                <text:p text:style-name="a1989" text:class-names="" text:cond-style-name=""><text:span text:style-name="a1988" text:class-names=""/></text:p>
              </text:list-item>
            </text:list>
            <text:list text:style-name="a1993">
              <text:list-item>
                <text:p text:style-name="a1992" text:class-names="" text:cond-style-name=""><text:span text:style-name="a1991" text:class-names="">Commit history:</text:span></text:p>
              </text:list-item>
            </text:list>
            <text:list text:style-name="a1997">
              <text:list-item>
                <text:p text:style-name="a1996" text:class-names="" text:cond-style-name=""><text:span text:style-name="a1994" text:class-names="">git log</text:span><text:span text:style-name="a1995"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e de titre">
      <presentation:placeholder presentation:object="title" svg:x="2.8316in" svg:y="2.75in" svg:width="9.75in" svg:height="2.47461in"/>
      <presentation:placeholder presentation:object="subtitle" svg:x="2.8316in" svg:y="5.22461in" svg:width="9.75in" svg:height="1.23172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4.95357in" svg:width="0.85276in" svg:height="0.39931in"/>
    </style:presentation-page-layout>
    <style:presentation-page-layout style:name="Master1-PPL2" style:display-name="Titre et contenu">
      <presentation:placeholder presentation:object="title" svg:x="2.83566in" svg:y="0.68253in" svg:width="9.74594in" svg:height="1.4008in"/>
      <presentation:placeholder presentation:object="object" svg:x="2.8316in" svg:y="2.33333in" svg:width="9.75in" svg:height="4.13126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3" style:display-name="Titre de section">
      <presentation:placeholder presentation:object="title" svg:x="2.8316in" svg:y="2.25148in" svg:width="9.75in" svg:height="1.6063in"/>
      <presentation:placeholder presentation:object="outline" svg:x="2.8316in" svg:y="3.8606in" svg:width="9.75in" svg:height="0.94094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3.54783in" svg:width="0.85276in" svg:height="0.39931in"/>
    </style:presentation-page-layout>
    <style:presentation-page-layout style:name="Master1-PPL4" style:display-name="Deux contenus">
      <presentation:placeholder presentation:object="title" svg:x="2.83566in" svg:y="0.68253in" svg:width="9.74594in" svg:height="1.4008in"/>
      <presentation:placeholder presentation:object="object" svg:x="2.8316in" svg:y="2.33333in" svg:width="4.7177in" svg:height="4.13126in"/>
      <presentation:placeholder presentation:object="object" svg:x="7.8639in" svg:y="2.32526in" svg:width="4.7177in" svg:height="4.13126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5" style:display-name="Comparaison">
      <presentation:placeholder presentation:object="title" svg:x="2.83566in" svg:y="0.68253in" svg:width="9.74594in" svg:height="1.4008in"/>
      <presentation:placeholder presentation:object="outline" svg:x="3.21454in" svg:y="2.15737in" svg:width="4.3665in" svg:height="0.63021in"/>
      <presentation:placeholder presentation:object="object" svg:x="2.8316in" svg:y="2.78758in" svg:width="4.74945in" svg:height="3.66804in"/>
      <presentation:placeholder presentation:object="outline" svg:x="8.20935in" svg:y="2.15384in" svg:width="4.37336in" svg:height="0.63021in"/>
      <presentation:placeholder presentation:object="object" svg:x="7.83788in" svg:y="2.78405in" svg:width="4.74483in" svg:height="3.66804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6" style:display-name="Titre seul">
      <presentation:placeholder presentation:object="title" svg:x="2.83566in" svg:y="0.68253in" svg:width="9.74594in" svg:height="1.4008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7" style:display-name="Vide">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8" style:display-name="Contenu avec légende">
      <presentation:placeholder presentation:object="title" svg:x="2.8316in" svg:y="0.48785in" svg:width="3.83333in" svg:height="1.06771in"/>
      <presentation:placeholder presentation:object="object" svg:x="6.91493in" svg:y="0.48785in" svg:width="5.66667in" svg:height="5.92188in"/>
      <presentation:placeholder presentation:object="outline" svg:x="2.8316in" svg:y="1.74826in" svg:width="3.83333in" svg:height="4.66146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9" style:display-name="Image avec légende">
      <presentation:placeholder presentation:object="title" svg:x="2.8316in" svg:y="5.25in" svg:width="9.75in" svg:height="0.61979in"/>
      <presentation:placeholder presentation:object="graphic" svg:x="2.8316in" svg:y="0.69441in" svg:width="9.75in" svg:height="4.21585in"/>
      <presentation:placeholder presentation:object="outline" svg:x="2.8316in" svg:y="5.86979in" svg:width="9.75in" svg:height="0.53993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5.44957in" svg:width="0.85276in" svg:height="0.39931in"/>
    </style:presentation-page-layout>
    <style:presentation-page-layout style:name="Master1-PPL10" style:display-name="Titre et légende">
      <presentation:placeholder presentation:object="title" svg:x="2.8316in" svg:y="0.66667in" svg:width="9.75in" svg:height="3.40884in"/>
      <presentation:placeholder presentation:object="outline" svg:x="2.8316in" svg:y="4.76164in" svg:width="9.75in" svg:height="1.70151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3.54783in" svg:width="0.85276in" svg:height="0.39931in"/>
    </style:presentation-page-layout>
    <style:presentation-page-layout style:name="Master1-PPL11" style:display-name="Citation avec légende">
      <presentation:placeholder presentation:object="title" svg:x="3.11674in" svg:y="0.66667in" svg:width="9.17971in" svg:height="3.16667in"/>
      <presentation:placeholder presentation:object="outline" svg:x="3.5816in" svg:y="3.83333in" svg:width="8.24208in" svg:height="0.41667in"/>
      <presentation:placeholder presentation:object="outline" svg:x="2.8316in" svg:y="4.76164in" svg:width="9.75in" svg:height="1.70151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3.54783in" svg:width="0.85276in" svg:height="0.39931in"/>
    </style:presentation-page-layout>
    <style:presentation-page-layout style:name="Master1-PPL12" style:display-name="Carte nom">
      <presentation:placeholder presentation:object="title" svg:x="2.8316in" svg:y="2.66667in" svg:width="9.75in" svg:height="2.97993in"/>
      <presentation:placeholder presentation:object="outline" svg:x="2.8316in" svg:y="5.66667in" svg:width="9.75in" svg:height="0.79792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5.44957in" svg:width="0.85276in" svg:height="0.39931in"/>
    </style:presentation-page-layout>
    <style:presentation-page-layout style:name="Master1-PPL13" style:display-name="Carte nom citation">
      <presentation:placeholder presentation:object="title" svg:x="3.11674in" svg:y="0.66667in" svg:width="9.17971in" svg:height="3.16667in"/>
      <presentation:placeholder presentation:object="outline" svg:x="2.8316in" svg:y="4.75in" svg:width="9.75in" svg:height="0.91667in"/>
      <presentation:placeholder presentation:object="outline" svg:x="2.8316in" svg:y="5.66667in" svg:width="9.75in" svg:height="0.79792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5.44957in" svg:width="0.85276in" svg:height="0.39931in"/>
    </style:presentation-page-layout>
    <style:presentation-page-layout style:name="Master1-PPL14" style:display-name="Vrai ou faux">
      <presentation:placeholder presentation:object="title" svg:x="2.8316in" svg:y="0.68614in" svg:width="9.75in" svg:height="3.14963in"/>
      <presentation:placeholder presentation:object="outline" svg:x="2.8316in" svg:y="4.75in" svg:width="9.75in" svg:height="0.91667in"/>
      <presentation:placeholder presentation:object="outline" svg:x="2.8316in" svg:y="5.66667in" svg:width="9.75in" svg:height="0.79792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5.44957in" svg:width="0.85276in" svg:height="0.39931in"/>
    </style:presentation-page-layout>
    <style:presentation-page-layout style:name="Master1-PPL15" style:display-name="Titre et texte vertical">
      <presentation:placeholder presentation:object="title" svg:x="2.83566in" svg:y="0.68253in" svg:width="9.74594in" svg:height="1.4008in"/>
      <presentation:placeholder presentation:object="outline" svg:x="2.8316in" svg:y="2.33333in" svg:width="9.75in" svg:height="4.25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presentation-page-layout style:name="Master1-PPL16" style:display-name="Titre vertical et texte">
      <presentation:placeholder presentation:object="title" svg:x="10.16493in" svg:y="0.68614in" svg:width="2.41426in" svg:height="5.77845in"/>
      <presentation:placeholder presentation:object="outline" svg:x="2.8316in" svg:y="0.68614in" svg:width="7.08333in" svg:height="5.77845in"/>
      <presentation:placeholder presentation:object="date-time" svg:x="11.3316in" svg:y="6.70433in" svg:width="1.25359in" svg:height="0.40507in"/>
      <presentation:placeholder presentation:object="footer" svg:x="2.8316in" svg:y="6.7102in" svg:width="8.33333in" svg:height="0.39931in"/>
      <presentation:placeholder presentation:object="page-number" svg:x="0.5816in" svg:y="0.86153in" svg:width="0.85276in" svg:height="0.39931in"/>
    </style:presentation-page-layout>
    <style:default-style style:family="graphic">
      <style:graphic-properties draw:fill="solid" draw:fill-color="#4472c4" draw:opacity="100%" draw:stroke="solid" svg:stroke-width="0.01389in" svg:stroke-color="#2f528f" svg:stroke-opacity="100%" draw:stroke-linejoin="miter" svg:stroke-linecap="butt"/>
    </style:default-style>
    <draw:gradient draw:name="a863" draw:style="linear" draw:angle="0" draw:start-color="#ffffff" draw:end-color="#c5dee5" draw:start-intensity="100%" draw:end-intensity="100%"/>
    <draw:gradient draw:name="a1178" draw:style="linear" draw:angle="0" draw:start-color="#ffffff" draw:end-color="#c5dee5" draw:start-intensity="100%" draw:end-intensity="100%"/>
    <draw:gradient draw:name="a1286" draw:style="linear" draw:angle="0" draw:start-color="#ffffff" draw:end-color="#c5dee5" draw:start-intensity="100%" draw:end-intensity="100%"/>
    <draw:gradient draw:name="a978" draw:style="linear" draw:angle="0" draw:start-color="#ffffff" draw:end-color="#c5dee5" draw:start-intensity="100%" draw:end-intensity="100%"/>
    <draw:gradient draw:name="a108" draw:style="linear" draw:angle="0" draw:start-color="#ffffff" draw:end-color="#c5dee5" draw:start-intensity="100%" draw:end-intensity="100%"/>
    <draw:gradient draw:name="a679" draw:style="linear" draw:angle="0" draw:start-color="#ffffff" draw:end-color="#c5dee5" draw:start-intensity="100%" draw:end-intensity="100%"/>
    <draw:gradient draw:name="a1080" draw:style="linear" draw:angle="0" draw:start-color="#ffffff" draw:end-color="#c5dee5" draw:start-intensity="100%" draw:end-intensity="100%"/>
    <draw:gradient draw:name="a1877" draw:style="linear" draw:angle="0" draw:start-color="#ffffff" draw:end-color="#c5dee5" draw:start-intensity="100%" draw:end-intensity="100%"/>
    <draw:gradient draw:name="a1384" draw:style="linear" draw:angle="0" draw:start-color="#ffffff" draw:end-color="#c5dee5" draw:start-intensity="100%" draw:end-intensity="100%"/>
    <draw:gradient draw:name="a1492" draw:style="linear" draw:angle="0" draw:start-color="#ffffff" draw:end-color="#c5dee5" draw:start-intensity="100%" draw:end-intensity="100%"/>
    <draw:gradient draw:name="a773" draw:style="linear" draw:angle="0" draw:start-color="#ffffff" draw:end-color="#c5dee5" draw:start-intensity="100%" draw:end-intensity="100%"/>
    <draw:gradient draw:name="a543" draw:style="linear" draw:angle="0" draw:start-color="#ffffff" draw:end-color="#c5dee5" draw:start-intensity="100%" draw:end-intensity="100%"/>
    <draw:gradient draw:name="a0" draw:style="linear" draw:angle="0" draw:start-color="#ffffff" draw:end-color="#c5dee5" draw:start-intensity="100%" draw:end-intensity="100%"/>
    <draw:gradient draw:name="a206" draw:style="linear" draw:angle="0" draw:start-color="#ffffff" draw:end-color="#c5dee5" draw:start-intensity="100%" draw:end-intensity="100%"/>
    <draw:gradient draw:name="a1705" draw:style="linear" draw:angle="0" draw:start-color="#ffffff" draw:end-color="#c5dee5" draw:start-intensity="100%" draw:end-intensity="100%"/>
    <draw:gradient draw:name="a317" draw:style="linear" draw:angle="0" draw:start-color="#ffffff" draw:end-color="#c5dee5" draw:start-intensity="100%" draw:end-intensity="100%"/>
    <draw:gradient draw:name="a1816" draw:style="linear" draw:angle="0" draw:start-color="#ffffff" draw:end-color="#c5dee5" draw:start-intensity="100%" draw:end-intensity="100%"/>
    <draw:gradient draw:name="a1856" draw:style="linear" draw:angle="0" draw:start-color="#ffffff" draw:end-color="#c5dee5" draw:start-intensity="100%" draw:end-intensity="100%"/>
    <draw:gradient draw:name="a1594" draw:style="linear" draw:angle="0" draw:start-color="#ffffff" draw:end-color="#c5dee5" draw:start-intensity="100%" draw:end-intensity="100%"/>
    <draw:gradient draw:name="a1927" draw:style="linear" draw:angle="0" draw:start-color="#ffffff" draw:end-color="#c5dee5" draw:start-intensity="100%" draw:end-intensity="100%"/>
    <draw:gradient draw:name="a1897" draw:style="linear" draw:angle="0" draw:start-color="#ffffff" draw:end-color="#c5dee5" draw:start-intensity="100%" draw:end-intensity="100%"/>
    <draw:gradient draw:name="a1969" draw:style="linear" draw:angle="0" draw:start-color="#ffffff" draw:end-color="#c5dee5" draw:start-intensity="100%" draw:end-intensity="100%"/>
    <draw:gradient draw:name="a415" draw:style="linear" draw:angle="0" draw:start-color="#ffffff" draw:end-color="#c5dee5" draw:start-intensity="100%" draw:end-intensity="100%"/>
    <draw:gradient draw:name="a1914" draw:style="linear" draw:angle="0" draw:start-color="#ffffff" draw:end-color="#c5dee5" draw:start-intensity="100%" draw:end-intensity="100%"/>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graphic" style:name="a1120">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3">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1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6">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9">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1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04">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30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07">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3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9">
      <style:drawing-page-properties draw:fill="gradient" draw:fill-gradient-name="a10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308">
      <style:graphic-properties fo:wrap-option="wrap" fo:padding-top="0in" fo:padding-bottom="0in" fo:padding-left="0in" fo:padding-right="0in" draw:textarea-vertical-align="top" draw:textarea-horizontal-align="left" draw:fill="solid" draw:fill-color="#353535" draw:opacity="100%" draw:stroke="none" draw:auto-grow-width="false" draw:auto-grow-height="false"/>
      <style:paragraph-properties style:font-independent-line-spacing="true" style:writing-mode="lr-tb"/>
    </style:style>
    <style:style style:family="text" style:name="a1309">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2">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1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5">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8">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resentation" style:name="a13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3">
      <style:text-properties fo:font-variant="normal" fo:text-transform="none" fo:color="#178dbb" style:text-line-through-type="none" style:text-line-through-style="none" style:text-line-through-width="auto" style:text-line-through-color="font-color" style:text-position="0% 100%" fo:font-family="Century Gothic" fo:font-size="0.75in" style:font-size-asian="0.75in" style:font-size-complex="0.7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
      <style:text-properties fo:font-variant="normal" fo:text-transform="none" fo:color="#178dbb" style:text-line-through-type="none" style:text-line-through-style="none" style:text-line-through-width="auto" style:text-line-through-color="font-color" style:text-position="0% 100%" fo:font-family="Century Gothic"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4">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resentation" style:name="a11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3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17">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11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1">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4">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7">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1">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20">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3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23">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2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26">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9">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150">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1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3">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6">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1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9">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aragraph" style:name="a3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1">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resentation" style:name="a150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1">
      <style:text-properties fo:font-variant="normal" fo:text-transform="none" fo:color="#35353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4">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5">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7">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aragraph" style:name="a150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30">
      <style:graphic-properties fo:wrap-option="wrap" fo:padding-top="0in" fo:padding-bottom="0in" fo:padding-left="0in" fo:padding-right="0in" draw:textarea-vertical-align="top" draw:textarea-horizontal-align="left" draw:fill="solid" draw:fill-color="#353535" draw:opacity="100%" draw:stroke="none" draw:auto-grow-width="false" draw:auto-grow-height="false"/>
      <style:paragraph-properties style:font-independent-line-spacing="true" style:writing-mode="lr-tb"/>
    </style:style>
    <style:style style:family="text" style:name="a150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332">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335">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338">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3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2">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1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5">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8">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1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0">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3">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resentation" style:name="a15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6">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resentation" style:name="a15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18">
      <style:drawing-page-properties draw:fill="gradient" draw:fill-gradient-name="a317"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5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18">
      <style:graphic-properties fo:wrap-option="wrap" fo:padding-top="0in" fo:padding-bottom="0in" fo:padding-left="0in" fo:padding-right="0in" draw:textarea-vertical-align="top" draw:textarea-horizontal-align="left" draw:fill="solid" draw:fill-color="#353535" draw:opacity="100%" draw:stroke="none" draw:auto-grow-width="false" draw:auto-grow-height="false"/>
      <style:paragraph-properties style:font-independent-line-spacing="true" style:writing-mode="lr-tb"/>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9">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341">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344">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347">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1">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1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4">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1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7">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drawing-page" style:name="a1179">
      <style:drawing-page-properties draw:fill="gradient" draw:fill-gradient-name="a117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1">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152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
      <style:text-properties fo:font-variant="normal" fo:text-transform="none" fo:color="#178db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3">
      <style:text-properties fo:font-variant="normal" fo:text-transform="none" fo:color="#178db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524">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326">
      <style:text-properties fo:font-variant="normal" fo:text-transform="none" fo:color="#595959"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7">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resentation" style:name="a3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350">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353">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356">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59">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1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0">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182">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3">
      <style:text-properties fo:font-variant="normal" fo:text-transform="none" fo:color="#178db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01">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184">
      <style:text-properties fo:font-variant="normal" fo:text-transform="none" fo:color="#178db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3">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7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5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04">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187">
      <style:text-properties fo:font-variant="normal" fo:text-transform="none" fo:color="#7f7f7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6">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118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06">
      <style:drawing-page-properties draw:fill="gradient" draw:fill-gradient-name="a1705"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9">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aragraph" style:name="a17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09">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530">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3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33">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3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36">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3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9">
      <style:graphic-properties fo:wrap-option="wrap" fo:padding-top="0in" fo:padding-bottom="0in" fo:padding-left="0in" fo:padding-right="0in" draw:textarea-vertical-align="top" draw:textarea-horizontal-align="left" draw:fill="solid" draw:fill-color="#353535" draw:opacity="100%" draw:stroke="none" draw:auto-grow-width="false" draw:auto-grow-height="false"/>
      <style:paragraph-properties style:font-independent-line-spacing="true" style:writing-mode="lr-tb"/>
    </style:style>
    <style:style style:family="paragraph" style:name="a15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539">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362">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365">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368">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3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91">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0">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2">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711">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graphic" style:name="a515">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71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8">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71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42">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3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5">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15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45">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3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8">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15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48">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2">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graphic" style:name="a1371">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graphic" style:name="a1374">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graphic" style:name="a1377">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1">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720">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1">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4">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72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4">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7">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72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8">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1">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15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51">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3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4">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15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54">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3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7">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15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57">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3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1">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graphic" style:name="a1380">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84">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graphic" style:name="a1383">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85">
      <style:drawing-page-properties draw:fill="gradient" draw:fill-gradient-name="a1384"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03">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87">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3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8">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706">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9">
      <style:text-properties fo:font-variant="normal" fo:text-transform="none" fo:color="#178db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9">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530">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30">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5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1">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3">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36">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73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39">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7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0">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17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60">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aragraph" style:name="a3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3">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15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63">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aragraph" style:name="a3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6">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15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66">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aragraph" style:name="a3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9">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15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0">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graphic" style:name="a1569">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0">
      <style:text-properties fo:font-variant="normal" fo:text-transform="none" fo:color="#178db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resentation" style:name="a139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3">
      <style:text-properties fo:font-variant="normal" fo:text-transform="none" fo:color="#353535"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2">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96">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7">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5">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99">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aragraph" style:name="a139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8">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0">
      <style:graphic-properties fo:wrap-option="wrap" fo:padding-top="0in" fo:padding-bottom="0in" fo:padding-left="0in" fo:padding-right="0in" draw:textarea-vertical-align="top" draw:textarea-horizontal-align="left" draw:fill="solid" draw:fill-color="#353535" draw:opacity="100%" draw:stroke="none" draw:auto-grow-width="false" draw:auto-grow-height="false"/>
      <style:paragraph-properties style:font-independent-line-spacing="true" style:writing-mode="lr-tb"/>
    </style:style>
    <style:style style:family="graphic" style:name="a542">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741">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44">
      <style:drawing-page-properties draw:fill="gradient" draw:fill-gradient-name="a54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7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7">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746">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548">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9">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49">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2">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15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72">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aragraph" style:name="a3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5">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15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75">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aragraph" style:name="a3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8">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15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78">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5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1">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4">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7">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2">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2">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7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7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6">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55">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55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9">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58">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3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1">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graphic" style:name="a1581">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4">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graphic" style:name="a1584">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graphic" style:name="a902">
      <style:graphic-properties fo:wrap-option="wrap" fo:padding-top="0in" fo:padding-bottom="0in" fo:padding-left="0in" fo:padding-right="0in" draw:textarea-vertical-align="top" draw:textarea-horizontal-align="left" draw:fill="solid" draw:fill-color="#353535" draw:opacity="100%" draw:stroke="none" draw:auto-grow-width="false" draw:auto-grow-height="false"/>
      <style:paragraph-properties style:font-independent-line-spacing="true" style:writing-mode="lr-tb"/>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3">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7">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graphic" style:name="a1587">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resentation" style:name="a9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8">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0">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3">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6">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9">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aragraph" style:name="a56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61">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563">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64">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566">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67">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56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0">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aragraph" style:name="a17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0">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3">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graphic" style:name="a1593">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graphic" style:name="a911">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95">
      <style:drawing-page-properties draw:fill="gradient" draw:fill-gradient-name="a1594"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6">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5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4">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98">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9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9">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599">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7">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2">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5">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8">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0">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0">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resentation" style:name="a5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404040"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3">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7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7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7">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76">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57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9">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920">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3">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6">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9">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7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1">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4">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7">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3">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82">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aragraph" style:name="a58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85">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aragraph" style:name="a587">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9">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88">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7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2">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5">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8">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60">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7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3">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6">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7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9">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59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1">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resentation" style:name="a5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4">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aragraph" style:name="a5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97">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aragraph" style:name="a5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1">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4">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7">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2">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drawing-page" style:name="a774">
      <style:drawing-page-properties draw:fill="gradient" draw:fill-gradient-name="a77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7">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77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0">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3">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6">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9">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aragraph" style:name="a78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2">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7">
      <style:graphic-properties fo:wrap-option="wrap" fo:padding-top="0in" fo:padding-bottom="0in" fo:padding-left="0in" fo:padding-right="0in" draw:textarea-vertical-align="top" draw:textarea-horizontal-align="left" draw:fill="solid" draw:fill-color="#353535" draw:opacity="100%" draw:stroke="none" draw:auto-grow-width="false" draw:auto-grow-height="false"/>
      <style:paragraph-properties style:font-independent-line-spacing="true" style:writing-mode="lr-tb"/>
    </style:style>
    <style:style style:family="text" style:name="a788">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2">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5">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8">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3">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6">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9">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9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1">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4">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7">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drawing-page" style:name="a979">
      <style:drawing-page-properties draw:fill="gradient" draw:fill-gradient-name="a97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2">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983">
      <style:text-properties fo:font-variant="normal" fo:text-transform="none" fo:color="#178db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4">
      <style:text-properties fo:font-variant="normal" fo:text-transform="none" fo:color="#178db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8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9">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99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9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9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4">
      <style:graphic-properties fo:wrap-option="wrap" fo:padding-top="0in" fo:padding-bottom="0in" fo:padding-left="0in" fo:padding-right="0in" draw:textarea-vertical-align="top" draw:textarea-horizontal-align="left" draw:fill="solid" draw:fill-color="#353535" draw:opacity="100%" draw:stroke="none" draw:auto-grow-width="false" draw:auto-grow-height="false"/>
      <style:paragraph-properties style:font-independent-line-spacing="true" style:writing-mode="lr-tb"/>
    </style:style>
    <style:style style:family="text" style:name="a1005">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0">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3">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6">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0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9">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80">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0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2">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5">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0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8">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resentation" style:name="a12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04">
      <style:graphic-properties fo:wrap-option="wrap" fo:padding-top="0in" fo:padding-bottom="0in" fo:padding-left="0in" fo:padding-right="0in" draw:textarea-vertical-align="top" draw:textarea-horizontal-align="left" draw:fill="solid" draw:fill-color="#353535" draw:opacity="100%" draw:stroke="none" draw:auto-grow-width="false" draw:auto-grow-height="false"/>
      <style:paragraph-properties style:font-independent-line-spacing="true" style:writing-mode="lr-tb"/>
    </style:style>
    <style:style style:family="text" style:name="a1205">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08">
      <style:text-properties fo:font-variant="normal" fo:text-transform="none" fo:color="#353535"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1">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4">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7">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11">
      <style:text-properties fo:font-variant="normal" fo:text-transform="none" fo:color="#353535"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2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6">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2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9">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040">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3">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6">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9">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2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2">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2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5">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8">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2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2">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5">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0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8">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1">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2">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05">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405">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7">
      <style:drawing-page-properties draw:fill="gradient" draw:fill-gradient-name="a20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4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1">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2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4">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2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7">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2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1">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4">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7">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0">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410">
      <style:graphic-properties fo:wrap-option="wrap" fo:padding-top="0in" fo:padding-bottom="0in" fo:padding-left="0in" fo:padding-right="0in" draw:textarea-vertical-align="top" draw:textarea-horizontal-align="left" draw:fill="solid" draw:fill-color="#353535" draw:opacity="100%" draw:stroke="none" draw:auto-grow-width="false" draw:auto-grow-height="false"/>
      <style:paragraph-properties style:font-independent-line-spacing="true" style:writing-mode="lr-tb"/>
    </style:style>
    <style:style style:family="text" style:name="a211">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1">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14">
      <style:text-properties fo:font-variant="normal" fo:text-transform="none" fo:color="#353535"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5">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17">
      <style:text-properties fo:font-variant="normal" fo:text-transform="none" fo:color="#353535"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240">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drawing-page" style:name="a1">
      <style:drawing-page-properties draw:fill="gradient" draw:fill-gradient-name="a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3">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4">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2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46">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2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49">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070">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3">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0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6">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0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9">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4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2">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4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5">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4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28">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22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2">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2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5">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8">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2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81">
      <style:drawing-page-properties draw:fill="gradient" draw:fill-gradient-name="a108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0">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2">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aragraph" style:name="a16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4">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85">
      <style:text-properties fo:font-variant="normal" fo:text-transform="none" fo:color="#178db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3">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6">
      <style:text-properties fo:font-variant="normal" fo:text-transform="none" fo:color="#178db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5">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aragraph" style:name="a160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4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6">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9">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8">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aragraph" style:name="a160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9">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31">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4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434">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236">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437">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1">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2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4">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2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7">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2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411">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aragraph" style:name="a1610">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2">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4">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aragraph" style:name="a1613">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97">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16">
      <style:drawing-page-properties draw:fill="gradient" draw:fill-gradient-name="a415"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1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7">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9">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2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9">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graphic" style:name="a241">
      <style:graphic-properties fo:wrap-option="wrap" fo:padding-top="0in" fo:padding-bottom="0in" fo:padding-left="0in" fo:padding-right="0in" draw:textarea-vertical-align="top" draw:textarea-horizontal-align="left" draw:fill="solid" draw:fill-color="#353535" draw:opacity="100%" draw:stroke="none" draw:auto-grow-width="false" draw:auto-grow-height="false"/>
      <style:paragraph-properties style:font-independent-line-spacing="true" style:writing-mode="lr-tb"/>
    </style:style>
    <style:style style:family="graphic" style:name="a1440">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242">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443">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7">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446">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9">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270">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2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3">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2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6">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2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9">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420">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0">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62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4">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2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4">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2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0">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629">
      <style:graphic-properties fo:wrap-option="wrap" fo:padding-top="0in" fo:padding-bottom="0in" fo:padding-left="0in" fo:padding-right="0in" draw:textarea-vertical-align="top" draw:textarea-horizontal-align="left" draw:fill="solid" draw:fill-color="#353535" draw:opacity="100%" draw:stroke="none" draw:auto-grow-width="false" draw:auto-grow-height="false"/>
      <style:paragraph-properties style:font-independent-line-spacing="true" style:writing-mode="lr-tb"/>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3">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452">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6">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455">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9">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458">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4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282">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00">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2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3">
      <style:graphic-properties fo:wrap-option="wrap" fo:padding-top="0in" fo:padding-bottom="0in" fo:padding-left="0in" fo:padding-right="0in" draw:textarea-vertical-align="top" draw:textarea-horizontal-align="left" draw:fill="solid" draw:fill-color="#353535" draw:opacity="100%" draw:stroke="none" draw:auto-grow-width="false" draw:auto-grow-height="false"/>
      <style:paragraph-properties style:font-independent-line-spacing="true" style:writing-mode="lr-tb"/>
    </style:style>
    <style:style style:family="paragraph" style:name="a18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5">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604">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03">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aragraph" style:name="a6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87">
      <style:drawing-page-properties draw:fill="gradient" draw:fill-gradient-name="a128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8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06">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aragraph" style:name="a12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9">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18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09">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aragraph" style:name="a431">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0">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34">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6">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35">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437">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8">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2">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461">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5">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464">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8">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467">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0">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291">
      <style:text-properties fo:font-variant="normal" fo:text-transform="none" fo:color="#178db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2">
      <style:text-properties fo:font-variant="normal" fo:text-transform="none" fo:color="#178db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2">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18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12">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295">
      <style:text-properties fo:font-variant="normal" fo:text-transform="none" fo:color="#595959"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15">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18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15">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resentation" style:name="a12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9">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8">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41">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1">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6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5">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4">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6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7">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8">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7">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6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1">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470">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4">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473">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7">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476">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9">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aragraph" style:name="a6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1">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4">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7">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0">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6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53">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455">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656">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45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0">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1659">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2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3">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graphic" style:name="a1482">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2">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286">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graphic" style:name="a1485">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5">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289">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graphic" style:name="a1488">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8">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0">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3">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6">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9">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46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2">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resentation" style:name="a4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5">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467">
      <style:graphic-properties fo:wrap-option="wrap" fo:padding-top="0in" fo:padding-bottom="0in" fo:padding-left="0in" fo:padding-right="0in" draw:textarea-vertical-align="top" draw:textarea-horizontal-align="left" draw:fill="solid" draw:fill-color="#353535" draw:opacity="100%" draw:stroke="none" draw:auto-grow-width="false" draw:auto-grow-height="false"/>
      <style:paragraph-properties style:font-independent-line-spacing="true" style:writing-mode="lr-tb"/>
    </style:style>
    <style:style style:family="text" style:name="a16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8">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8">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2">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graphic" style:name="a1491">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93">
      <style:drawing-page-properties draw:fill="gradient" draw:fill-gradient-name="a149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11">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295">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4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6">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814">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graphic" style:name="a298">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497">
      <style:text-properties fo:font-variant="normal" fo:text-transform="none" fo:color="#178db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8">
      <style:text-properties fo:font-variant="normal" fo:text-transform="none" fo:color="#178db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7">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paragraph" style:name="a14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2">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5">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8">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1">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graphic" style:name="a473">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6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4">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graphic" style:name="a476">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6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7">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graphic" style:name="a479">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6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0">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3">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6">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8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9">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aragraph" style:name="a6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1">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4">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7">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0">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graphic" style:name="a482">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6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3">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graphic" style:name="a485">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6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6">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graphic" style:name="a488">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6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9">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8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2">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8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5">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8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8">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0">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3">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6">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9">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paragraph" style:name="a4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1">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6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2">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graphic" style:name="a494">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6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5">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graphic" style:name="a497">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6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8">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16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1">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4">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7">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2">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5">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8">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graphic" style:name="a850">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3">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6">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9">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drawing-page" style:name="a680">
      <style:drawing-page-properties draw:fill="gradient" draw:fill-gradient-name="a67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3">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684">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5">
      <style:text-properties fo:font-variant="normal" fo:text-transform="none" fo:color="#178db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88">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2">
      <style:graphic-properties fo:wrap-option="wrap" fo:padding-top="0in" fo:padding-bottom="0in" fo:padding-left="0in" fo:padding-right="0in" draw:textarea-vertical-align="top" draw:textarea-horizontal-align="left" draw:fill="solid" draw:fill-color="#2e5369" draw:opacity="20%" draw:stroke="none" draw:auto-grow-width="false" draw:auto-grow-height="false"/>
      <style:paragraph-properties style:font-independent-line-spacing="true" style:writing-mode="lr-tb"/>
    </style:style>
    <style:style style:family="drawing-page" style:name="a864">
      <style:drawing-page-properties draw:fill="gradient" draw:fill-gradient-name="a86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7">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868">
      <style:text-properties fo:font-variant="normal" fo:text-transform="none" fo:color="#178d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9">
      <style:text-properties fo:font-variant="normal" fo:text-transform="none" fo:color="#178dbb"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2">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7">
      <style:graphic-properties fo:wrap-option="wrap" fo:padding-top="0in" fo:padding-bottom="0in" fo:padding-left="0in" fo:padding-right="0in" draw:textarea-vertical-align="top" draw:textarea-horizontal-align="left" draw:fill="solid" draw:fill-color="#353535" draw:opacity="100%" draw:stroke="none" draw:auto-grow-width="false" draw:auto-grow-height="false"/>
      <style:paragraph-properties style:font-independent-line-spacing="true" style:writing-mode="lr-tb"/>
    </style:style>
    <style:style style:family="text" style:name="a698">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72">
      <style:text-properties fo:font-variant="normal" fo:text-transform="none" fo:color="#404040"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5">
      <style:text-properties fo:font-variant="normal" fo:text-transform="none" fo:color="#404040"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8">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1">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4">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5">
      <style:text-properties fo:font-variant="normal" fo:text-transform="none" fo:color="#404040"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89">
      <style:text-properties fo:font-variant="normal" fo:text-transform="none" fo:color="#404040"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93">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97">
      <style:text-properties fo:font-variant="normal" fo:text-transform="none" fo:color="#898989" style:text-line-through-type="none" style:text-line-through-style="none" style:text-line-through-width="auto" style:text-line-through-color="font-color" style:text-position="0% 100%" fo:font-family="Century Gothic"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2">
      <style:graphic-properties fo:wrap-option="wrap" fo:padding-top="0in" fo:padding-bottom="0in" fo:padding-left="0in" fo:padding-right="0in" draw:textarea-vertical-align="top" draw:textarea-horizontal-align="left" draw:fill="solid" draw:fill-color="#353535" draw:opacity="100%" draw:stroke="none" draw:auto-grow-width="false" draw:auto-grow-height="false"/>
      <style:paragraph-properties style:font-independent-line-spacing="true" style:writing-mode="lr-tb"/>
    </style:style>
    <style:style style:family="text" style:name="a1103">
      <style:text-properties fo:font-variant="normal" fo:text-transform="none" fo:color="#fe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08">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1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1">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1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4">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1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7">
      <style:graphic-properties fo:wrap-option="wrap" fo:padding-top="0in" fo:padding-bottom="0in" fo:padding-left="0in" fo:padding-right="0in" draw:textarea-vertical-align="top" draw:textarea-horizontal-align="left" draw:fill="solid" draw:fill-color="#2e5369" draw:opacity="100%" draw:stroke="none" draw:auto-grow-width="false" draw:auto-grow-height="false"/>
      <style:paragraph-properties style:font-independent-line-spacing="true" style:writing-mode="lr-tb"/>
    </style:style>
    <style:style style:family="text" style:name="a11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MA"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439">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567">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1608">
      <text:list-level-style-bullet text:level="1" text:bullet-char="">
        <style:list-level-properties text:space-before="0.0625in" text:min-label-width="0.3125in"/>
        <style:text-properties fo:color="#353535" fo:font-family="Wingdings 3" style:font-charset="x-symbol" fo:font-size="100%"/>
      </text:list-level-style-bullet>
      <text:list-level-style-bullet text:level="2" text:bullet-char="">
        <style:list-level-properties text:space-before="0.5in" text:min-label-width="0.3125in"/>
        <style:text-properties fo:color="#353535" fo:font-family="Wingdings 3" style:font-charset="x-symbol" fo:font-size="100%"/>
      </text:list-level-style-bullet>
      <text:list-level-style-bullet text:level="3" text:bullet-char="">
        <style:list-level-properties text:space-before="0.9375in" text:min-label-width="0.3125in"/>
        <style:text-properties fo:color="#353535" fo:font-family="Wingdings 3" style:font-charset="x-symbol" fo:font-size="100%"/>
      </text:list-level-style-bullet>
      <text:list-level-style-bullet text:level="4" text:bullet-char="">
        <style:list-level-properties text:space-before="1.4375in" text:min-label-width="0.3125in"/>
        <style:text-properties fo:color="#353535" fo:font-family="Wingdings 3" style:font-charset="x-symbol" fo:font-size="100%"/>
      </text:list-level-style-bullet>
      <text:list-level-style-bullet text:level="5" text:bullet-char="">
        <style:list-level-properties text:space-before="1.9375in" text:min-label-width="0.3125in"/>
        <style:text-properties fo:color="#353535" fo:font-family="Wingdings 3" style:font-charset="x-symbol" fo:font-size="100%"/>
      </text:list-level-style-bullet>
      <text:list-level-style-bullet text:level="6" text:bullet-char="">
        <style:list-level-properties text:space-before="2.4375in" text:min-label-width="0.3125in"/>
        <style:text-properties fo:color="#353535" fo:font-family="Wingdings 3" style:font-charset="x-symbol" fo:font-size="100%"/>
      </text:list-level-style-bullet>
      <text:list-level-style-bullet text:level="7" text:bullet-char="">
        <style:list-level-properties text:space-before="2.9375in" text:min-label-width="0.3125in"/>
        <style:text-properties fo:color="#353535" fo:font-family="Wingdings 3" style:font-charset="x-symbol" fo:font-size="100%"/>
      </text:list-level-style-bullet>
      <text:list-level-style-bullet text:level="8" text:bullet-char="">
        <style:list-level-properties text:space-before="3.4375in" text:min-label-width="0.3125in"/>
        <style:text-properties fo:color="#353535" fo:font-family="Wingdings 3" style:font-charset="x-symbol" fo:font-size="100%"/>
      </text:list-level-style-bullet>
      <text:list-level-style-bullet text:level="9" text:bullet-char="">
        <style:list-level-properties text:space-before="3.9375in" text:min-label-width="0.3125in"/>
        <style:text-properties fo:color="#353535" fo:font-family="Wingdings 3" style:font-charset="x-symbol" fo:font-size="100%"/>
      </text:list-level-style-bullet>
    </text:list-style>
    <text:list-style style:name="a880">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883">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150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16">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887">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592">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11">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507">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19">
      <text:list-level-style-bullet text:level="1" text:bullet-char="">
        <style:list-level-properties text:space-before="0.0625in" text:min-label-width="0.3125in"/>
        <style:text-properties fo:color="#353535" fo:font-family="Wingdings 3" style:font-charset="x-symbol" fo:font-size="100%"/>
      </text:list-level-style-bullet>
      <text:list-level-style-bullet text:level="2" text:bullet-char="">
        <style:list-level-properties text:space-before="0.5in" text:min-label-width="0.3125in"/>
        <style:text-properties fo:color="#353535" fo:font-family="Wingdings 3" style:font-charset="x-symbol" fo:font-size="100%"/>
      </text:list-level-style-bullet>
      <text:list-level-style-bullet text:level="3" text:bullet-char="">
        <style:list-level-properties text:space-before="0.9375in" text:min-label-width="0.3125in"/>
        <style:text-properties fo:color="#353535" fo:font-family="Wingdings 3" style:font-charset="x-symbol" fo:font-size="100%"/>
      </text:list-level-style-bullet>
      <text:list-level-style-bullet text:level="4" text:bullet-char="">
        <style:list-level-properties text:space-before="1.4375in" text:min-label-width="0.3125in"/>
        <style:text-properties fo:color="#353535" fo:font-family="Wingdings 3" style:font-charset="x-symbol" fo:font-size="100%"/>
      </text:list-level-style-bullet>
      <text:list-level-style-bullet text:level="5" text:bullet-char="">
        <style:list-level-properties text:space-before="1.9375in" text:min-label-width="0.3125in"/>
        <style:text-properties fo:color="#353535" fo:font-family="Wingdings 3" style:font-charset="x-symbol" fo:font-size="100%"/>
      </text:list-level-style-bullet>
      <text:list-level-style-bullet text:level="6" text:bullet-char="">
        <style:list-level-properties text:space-before="2.4375in" text:min-label-width="0.3125in"/>
        <style:text-properties fo:color="#353535" fo:font-family="Wingdings 3" style:font-charset="x-symbol" fo:font-size="100%"/>
      </text:list-level-style-bullet>
      <text:list-level-style-bullet text:level="7" text:bullet-char="">
        <style:list-level-properties text:space-before="2.9375in" text:min-label-width="0.3125in"/>
        <style:text-properties fo:color="#353535" fo:font-family="Wingdings 3" style:font-charset="x-symbol" fo:font-size="100%"/>
      </text:list-level-style-bullet>
      <text:list-level-style-bullet text:level="8" text:bullet-char="">
        <style:list-level-properties text:space-before="3.4375in" text:min-label-width="0.3125in"/>
        <style:text-properties fo:color="#353535" fo:font-family="Wingdings 3" style:font-charset="x-symbol" fo:font-size="100%"/>
      </text:list-level-style-bullet>
      <text:list-level-style-bullet text:level="9" text:bullet-char="">
        <style:list-level-properties text:space-before="3.9375in" text:min-label-width="0.3125in"/>
        <style:text-properties fo:color="#353535" fo:font-family="Wingdings 3" style:font-charset="x-symbol" fo:font-size="100%"/>
      </text:list-level-style-bullet>
    </text:list-style>
    <text:list-style style:name="a14">
      <text:list-level-style-bullet text:level="1" text:bullet-char="">
        <style:list-level-properties text:space-before="0.0625in" text:min-label-width="0.3125in"/>
        <style:text-properties fo:color="#353535" fo:font-family="Wingdings 3" style:font-charset="x-symbol" fo:font-size="100%"/>
      </text:list-level-style-bullet>
      <text:list-level-style-bullet text:level="2" text:bullet-char="">
        <style:list-level-properties text:space-before="0.5in" text:min-label-width="0.3125in"/>
        <style:text-properties fo:color="#353535" fo:font-family="Wingdings 3" style:font-charset="x-symbol" fo:font-size="100%"/>
      </text:list-level-style-bullet>
      <text:list-level-style-bullet text:level="3" text:bullet-char="">
        <style:list-level-properties text:space-before="0.9375in" text:min-label-width="0.3125in"/>
        <style:text-properties fo:color="#353535" fo:font-family="Wingdings 3" style:font-charset="x-symbol" fo:font-size="100%"/>
      </text:list-level-style-bullet>
      <text:list-level-style-bullet text:level="4" text:bullet-char="">
        <style:list-level-properties text:space-before="1.4375in" text:min-label-width="0.3125in"/>
        <style:text-properties fo:color="#353535" fo:font-family="Wingdings 3" style:font-charset="x-symbol" fo:font-size="100%"/>
      </text:list-level-style-bullet>
      <text:list-level-style-bullet text:level="5" text:bullet-char="">
        <style:list-level-properties text:space-before="1.9375in" text:min-label-width="0.3125in"/>
        <style:text-properties fo:color="#353535" fo:font-family="Wingdings 3" style:font-charset="x-symbol" fo:font-size="100%"/>
      </text:list-level-style-bullet>
      <text:list-level-style-bullet text:level="6" text:bullet-char="">
        <style:list-level-properties text:space-before="2.4375in" text:min-label-width="0.3125in"/>
        <style:text-properties fo:color="#353535" fo:font-family="Wingdings 3" style:font-charset="x-symbol" fo:font-size="100%"/>
      </text:list-level-style-bullet>
      <text:list-level-style-bullet text:level="7" text:bullet-char="">
        <style:list-level-properties text:space-before="2.9375in" text:min-label-width="0.3125in"/>
        <style:text-properties fo:color="#353535" fo:font-family="Wingdings 3" style:font-charset="x-symbol" fo:font-size="100%"/>
      </text:list-level-style-bullet>
      <text:list-level-style-bullet text:level="8" text:bullet-char="">
        <style:list-level-properties text:space-before="3.4375in" text:min-label-width="0.3125in"/>
        <style:text-properties fo:color="#353535" fo:font-family="Wingdings 3" style:font-charset="x-symbol" fo:font-size="100%"/>
      </text:list-level-style-bullet>
      <text:list-level-style-bullet text:level="9" text:bullet-char="">
        <style:list-level-properties text:space-before="3.9375in" text:min-label-width="0.3125in"/>
        <style:text-properties fo:color="#353535" fo:font-family="Wingdings 3" style:font-charset="x-symbol" fo:font-size="100%"/>
      </text:list-level-style-bullet>
    </text:list-style>
    <text:list-style style:name="a17">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230">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443">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611">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99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71">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446">
      <text:list-level-style-bullet text:level="1" text:bullet-char="">
        <style:list-level-properties text:space-before="0.0625in" text:min-label-width="0.3125in"/>
        <style:text-properties fo:color="#353535" fo:font-family="Wingdings 3" style:font-charset="x-symbol" fo:font-size="100%"/>
      </text:list-level-style-bullet>
      <text:list-level-style-bullet text:level="2" text:bullet-char="">
        <style:list-level-properties text:space-before="0.5in" text:min-label-width="0.3125in"/>
        <style:text-properties fo:color="#353535" fo:font-family="Wingdings 3" style:font-charset="x-symbol" fo:font-size="100%"/>
      </text:list-level-style-bullet>
      <text:list-level-style-bullet text:level="3" text:bullet-char="">
        <style:list-level-properties text:space-before="0.9375in" text:min-label-width="0.3125in"/>
        <style:text-properties fo:color="#353535" fo:font-family="Wingdings 3" style:font-charset="x-symbol" fo:font-size="100%"/>
      </text:list-level-style-bullet>
      <text:list-level-style-bullet text:level="4" text:bullet-char="">
        <style:list-level-properties text:space-before="1.4375in" text:min-label-width="0.3125in"/>
        <style:text-properties fo:color="#353535" fo:font-family="Wingdings 3" style:font-charset="x-symbol" fo:font-size="100%"/>
      </text:list-level-style-bullet>
      <text:list-level-style-bullet text:level="5" text:bullet-char="">
        <style:list-level-properties text:space-before="1.9375in" text:min-label-width="0.3125in"/>
        <style:text-properties fo:color="#353535" fo:font-family="Wingdings 3" style:font-charset="x-symbol" fo:font-size="100%"/>
      </text:list-level-style-bullet>
      <text:list-level-style-bullet text:level="6" text:bullet-char="">
        <style:list-level-properties text:space-before="2.4375in" text:min-label-width="0.3125in"/>
        <style:text-properties fo:color="#353535" fo:font-family="Wingdings 3" style:font-charset="x-symbol" fo:font-size="100%"/>
      </text:list-level-style-bullet>
      <text:list-level-style-bullet text:level="7" text:bullet-char="">
        <style:list-level-properties text:space-before="2.9375in" text:min-label-width="0.3125in"/>
        <style:text-properties fo:color="#353535" fo:font-family="Wingdings 3" style:font-charset="x-symbol" fo:font-size="100%"/>
      </text:list-level-style-bullet>
      <text:list-level-style-bullet text:level="8" text:bullet-char="">
        <style:list-level-properties text:space-before="3.4375in" text:min-label-width="0.3125in"/>
        <style:text-properties fo:color="#353535" fo:font-family="Wingdings 3" style:font-charset="x-symbol" fo:font-size="100%"/>
      </text:list-level-style-bullet>
      <text:list-level-style-bullet text:level="9" text:bullet-char="">
        <style:list-level-properties text:space-before="3.9375in" text:min-label-width="0.3125in"/>
        <style:text-properties fo:color="#353535" fo:font-family="Wingdings 3" style:font-charset="x-symbol" fo:font-size="100%"/>
      </text:list-level-style-bullet>
    </text:list-style>
    <text:list-style style:name="a1614">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139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75">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49">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1399">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18">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1189">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79">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426">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891">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54">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22">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217">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429">
      <text:list-level-style-bullet text:level="1" text:bullet-char="">
        <style:list-level-properties text:space-before="0.0625in" text:min-label-width="0.3125in"/>
        <style:text-properties fo:color="#353535" fo:font-family="Wingdings 3" style:font-charset="x-symbol" fo:font-size="100%"/>
      </text:list-level-style-bullet>
      <text:list-level-style-bullet text:level="2" text:bullet-char="">
        <style:list-level-properties text:space-before="0.5in" text:min-label-width="0.3125in"/>
        <style:text-properties fo:color="#353535" fo:font-family="Wingdings 3" style:font-charset="x-symbol" fo:font-size="100%"/>
      </text:list-level-style-bullet>
      <text:list-level-style-bullet text:level="3" text:bullet-char="">
        <style:list-level-properties text:space-before="0.9375in" text:min-label-width="0.3125in"/>
        <style:text-properties fo:color="#353535" fo:font-family="Wingdings 3" style:font-charset="x-symbol" fo:font-size="100%"/>
      </text:list-level-style-bullet>
      <text:list-level-style-bullet text:level="4" text:bullet-char="">
        <style:list-level-properties text:space-before="1.4375in" text:min-label-width="0.3125in"/>
        <style:text-properties fo:color="#353535" fo:font-family="Wingdings 3" style:font-charset="x-symbol" fo:font-size="100%"/>
      </text:list-level-style-bullet>
      <text:list-level-style-bullet text:level="5" text:bullet-char="">
        <style:list-level-properties text:space-before="1.9375in" text:min-label-width="0.3125in"/>
        <style:text-properties fo:color="#353535" fo:font-family="Wingdings 3" style:font-charset="x-symbol" fo:font-size="100%"/>
      </text:list-level-style-bullet>
      <text:list-level-style-bullet text:level="6" text:bullet-char="">
        <style:list-level-properties text:space-before="2.4375in" text:min-label-width="0.3125in"/>
        <style:text-properties fo:color="#353535" fo:font-family="Wingdings 3" style:font-charset="x-symbol" fo:font-size="100%"/>
      </text:list-level-style-bullet>
      <text:list-level-style-bullet text:level="7" text:bullet-char="">
        <style:list-level-properties text:space-before="2.9375in" text:min-label-width="0.3125in"/>
        <style:text-properties fo:color="#353535" fo:font-family="Wingdings 3" style:font-charset="x-symbol" fo:font-size="100%"/>
      </text:list-level-style-bullet>
      <text:list-level-style-bullet text:level="8" text:bullet-char="">
        <style:list-level-properties text:space-before="3.4375in" text:min-label-width="0.3125in"/>
        <style:text-properties fo:color="#353535" fo:font-family="Wingdings 3" style:font-charset="x-symbol" fo:font-size="100%"/>
      </text:list-level-style-bullet>
      <text:list-level-style-bullet text:level="9" text:bullet-char="">
        <style:list-level-properties text:space-before="3.9375in" text:min-label-width="0.3125in"/>
        <style:text-properties fo:color="#353535" fo:font-family="Wingdings 3" style:font-charset="x-symbol" fo:font-size="100%"/>
      </text:list-level-style-bullet>
    </text:list-style>
    <text:list-style style:name="a1725">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20">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558">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297">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29">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24">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874">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452">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1193">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28">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77">
      <text:list-level-style-bullet text:level="1" text:bullet-char="">
        <style:list-level-properties text:space-before="0.0625in" text:min-label-width="0.3125in"/>
        <style:text-properties fo:color="#353535" fo:font-family="Wingdings 3" style:font-charset="x-symbol" fo:font-size="100%"/>
      </text:list-level-style-bullet>
      <text:list-level-style-bullet text:level="2" text:bullet-char="">
        <style:list-level-properties text:space-before="0.5in" text:min-label-width="0.3125in"/>
        <style:text-properties fo:color="#353535" fo:font-family="Wingdings 3" style:font-charset="x-symbol" fo:font-size="100%"/>
      </text:list-level-style-bullet>
      <text:list-level-style-bullet text:level="3" text:bullet-char="">
        <style:list-level-properties text:space-before="0.9375in" text:min-label-width="0.3125in"/>
        <style:text-properties fo:color="#353535" fo:font-family="Wingdings 3" style:font-charset="x-symbol" fo:font-size="100%"/>
      </text:list-level-style-bullet>
      <text:list-level-style-bullet text:level="4" text:bullet-char="">
        <style:list-level-properties text:space-before="1.4375in" text:min-label-width="0.3125in"/>
        <style:text-properties fo:color="#353535" fo:font-family="Wingdings 3" style:font-charset="x-symbol" fo:font-size="100%"/>
      </text:list-level-style-bullet>
      <text:list-level-style-bullet text:level="5" text:bullet-char="">
        <style:list-level-properties text:space-before="1.9375in" text:min-label-width="0.3125in"/>
        <style:text-properties fo:color="#353535" fo:font-family="Wingdings 3" style:font-charset="x-symbol" fo:font-size="100%"/>
      </text:list-level-style-bullet>
      <text:list-level-style-bullet text:level="6" text:bullet-char="">
        <style:list-level-properties text:space-before="2.4375in" text:min-label-width="0.3125in"/>
        <style:text-properties fo:color="#353535" fo:font-family="Wingdings 3" style:font-charset="x-symbol" fo:font-size="100%"/>
      </text:list-level-style-bullet>
      <text:list-level-style-bullet text:level="7" text:bullet-char="">
        <style:list-level-properties text:space-before="2.9375in" text:min-label-width="0.3125in"/>
        <style:text-properties fo:color="#353535" fo:font-family="Wingdings 3" style:font-charset="x-symbol" fo:font-size="100%"/>
      </text:list-level-style-bullet>
      <text:list-level-style-bullet text:level="8" text:bullet-char="">
        <style:list-level-properties text:space-before="3.4375in" text:min-label-width="0.3125in"/>
        <style:text-properties fo:color="#353535" fo:font-family="Wingdings 3" style:font-charset="x-symbol" fo:font-size="100%"/>
      </text:list-level-style-bullet>
      <text:list-level-style-bullet text:level="9" text:bullet-char="">
        <style:list-level-properties text:space-before="3.9375in" text:min-label-width="0.3125in"/>
        <style:text-properties fo:color="#353535" fo:font-family="Wingdings 3" style:font-charset="x-symbol" fo:font-size="100%"/>
      </text:list-level-style-bullet>
    </text:list-style>
    <text:list-style style:name="a582">
      <text:list-level-style-bullet text:level="1" text:bullet-char="">
        <style:list-level-properties text:space-before="0.0625in" text:min-label-width="0.3125in"/>
        <style:text-properties fo:color="#353535" fo:font-family="Wingdings 3" style:font-charset="x-symbol" fo:font-size="100%"/>
      </text:list-level-style-bullet>
      <text:list-level-style-bullet text:level="2" text:bullet-char="">
        <style:list-level-properties text:space-before="0.5in" text:min-label-width="0.3125in"/>
        <style:text-properties fo:color="#353535" fo:font-family="Wingdings 3" style:font-charset="x-symbol" fo:font-size="100%"/>
      </text:list-level-style-bullet>
      <text:list-level-style-bullet text:level="3" text:bullet-char="">
        <style:list-level-properties text:space-before="0.9375in" text:min-label-width="0.3125in"/>
        <style:text-properties fo:color="#353535" fo:font-family="Wingdings 3" style:font-charset="x-symbol" fo:font-size="100%"/>
      </text:list-level-style-bullet>
      <text:list-level-style-bullet text:level="4" text:bullet-char="">
        <style:list-level-properties text:space-before="1.4375in" text:min-label-width="0.3125in"/>
        <style:text-properties fo:color="#353535" fo:font-family="Wingdings 3" style:font-charset="x-symbol" fo:font-size="100%"/>
      </text:list-level-style-bullet>
      <text:list-level-style-bullet text:level="5" text:bullet-char="">
        <style:list-level-properties text:space-before="1.9375in" text:min-label-width="0.3125in"/>
        <style:text-properties fo:color="#353535" fo:font-family="Wingdings 3" style:font-charset="x-symbol" fo:font-size="100%"/>
      </text:list-level-style-bullet>
      <text:list-level-style-bullet text:level="6" text:bullet-char="">
        <style:list-level-properties text:space-before="2.4375in" text:min-label-width="0.3125in"/>
        <style:text-properties fo:color="#353535" fo:font-family="Wingdings 3" style:font-charset="x-symbol" fo:font-size="100%"/>
      </text:list-level-style-bullet>
      <text:list-level-style-bullet text:level="7" text:bullet-char="">
        <style:list-level-properties text:space-before="2.9375in" text:min-label-width="0.3125in"/>
        <style:text-properties fo:color="#353535" fo:font-family="Wingdings 3" style:font-charset="x-symbol" fo:font-size="100%"/>
      </text:list-level-style-bullet>
      <text:list-level-style-bullet text:level="8" text:bullet-char="">
        <style:list-level-properties text:space-before="3.4375in" text:min-label-width="0.3125in"/>
        <style:text-properties fo:color="#353535" fo:font-family="Wingdings 3" style:font-charset="x-symbol" fo:font-size="100%"/>
      </text:list-level-style-bullet>
      <text:list-level-style-bullet text:level="9" text:bullet-char="">
        <style:list-level-properties text:space-before="3.9375in" text:min-label-width="0.3125in"/>
        <style:text-properties fo:color="#353535" fo:font-family="Wingdings 3" style:font-charset="x-symbol" fo:font-size="100%"/>
      </text:list-level-style-bullet>
    </text:list-style>
    <text:list-style style:name="a456">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585">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588">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220">
      <text:list-level-style-bullet text:level="1" text:bullet-char="">
        <style:list-level-properties text:space-before="0.0625in" text:min-label-width="0.3125in"/>
        <style:text-properties fo:color="#353535" fo:font-family="Wingdings 3" style:font-charset="x-symbol" fo:font-size="100%"/>
      </text:list-level-style-bullet>
      <text:list-level-style-bullet text:level="2" text:bullet-char="">
        <style:list-level-properties text:space-before="0.5in" text:min-label-width="0.3125in"/>
        <style:text-properties fo:color="#353535" fo:font-family="Wingdings 3" style:font-charset="x-symbol" fo:font-size="100%"/>
      </text:list-level-style-bullet>
      <text:list-level-style-bullet text:level="3" text:bullet-char="">
        <style:list-level-properties text:space-before="0.9375in" text:min-label-width="0.3125in"/>
        <style:text-properties fo:color="#353535" fo:font-family="Wingdings 3" style:font-charset="x-symbol" fo:font-size="100%"/>
      </text:list-level-style-bullet>
      <text:list-level-style-bullet text:level="4" text:bullet-char="">
        <style:list-level-properties text:space-before="1.4375in" text:min-label-width="0.3125in"/>
        <style:text-properties fo:color="#353535" fo:font-family="Wingdings 3" style:font-charset="x-symbol" fo:font-size="100%"/>
      </text:list-level-style-bullet>
      <text:list-level-style-bullet text:level="5" text:bullet-char="">
        <style:list-level-properties text:space-before="1.9375in" text:min-label-width="0.3125in"/>
        <style:text-properties fo:color="#353535" fo:font-family="Wingdings 3" style:font-charset="x-symbol" fo:font-size="100%"/>
      </text:list-level-style-bullet>
      <text:list-level-style-bullet text:level="6" text:bullet-char="">
        <style:list-level-properties text:space-before="2.4375in" text:min-label-width="0.3125in"/>
        <style:text-properties fo:color="#353535" fo:font-family="Wingdings 3" style:font-charset="x-symbol" fo:font-size="100%"/>
      </text:list-level-style-bullet>
      <text:list-level-style-bullet text:level="7" text:bullet-char="">
        <style:list-level-properties text:space-before="2.9375in" text:min-label-width="0.3125in"/>
        <style:text-properties fo:color="#353535" fo:font-family="Wingdings 3" style:font-charset="x-symbol" fo:font-size="100%"/>
      </text:list-level-style-bullet>
      <text:list-level-style-bullet text:level="8" text:bullet-char="">
        <style:list-level-properties text:space-before="3.4375in" text:min-label-width="0.3125in"/>
        <style:text-properties fo:color="#353535" fo:font-family="Wingdings 3" style:font-charset="x-symbol" fo:font-size="100%"/>
      </text:list-level-style-bullet>
      <text:list-level-style-bullet text:level="9" text:bullet-char="">
        <style:list-level-properties text:space-before="3.9375in" text:min-label-width="0.3125in"/>
        <style:text-properties fo:color="#353535" fo:font-family="Wingdings 3" style:font-charset="x-symbol" fo:font-size="100%"/>
      </text:list-level-style-bullet>
    </text:list-style>
    <text:list-style style:name="a432">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561">
      <text:list-level-style-bullet text:level="1" text:bullet-char="">
        <style:list-level-properties text:space-before="0.0625in" text:min-label-width="0.3125in"/>
        <style:text-properties fo:color="#353535" fo:font-family="Wingdings 3" style:font-charset="x-symbol" fo:font-size="100%"/>
      </text:list-level-style-bullet>
      <text:list-level-style-bullet text:level="2" text:bullet-char="">
        <style:list-level-properties text:space-before="0.5in" text:min-label-width="0.3125in"/>
        <style:text-properties fo:color="#353535" fo:font-family="Wingdings 3" style:font-charset="x-symbol" fo:font-size="100%"/>
      </text:list-level-style-bullet>
      <text:list-level-style-bullet text:level="3" text:bullet-char="">
        <style:list-level-properties text:space-before="0.9375in" text:min-label-width="0.3125in"/>
        <style:text-properties fo:color="#353535" fo:font-family="Wingdings 3" style:font-charset="x-symbol" fo:font-size="100%"/>
      </text:list-level-style-bullet>
      <text:list-level-style-bullet text:level="4" text:bullet-char="">
        <style:list-level-properties text:space-before="1.4375in" text:min-label-width="0.3125in"/>
        <style:text-properties fo:color="#353535" fo:font-family="Wingdings 3" style:font-charset="x-symbol" fo:font-size="100%"/>
      </text:list-level-style-bullet>
      <text:list-level-style-bullet text:level="5" text:bullet-char="">
        <style:list-level-properties text:space-before="1.9375in" text:min-label-width="0.3125in"/>
        <style:text-properties fo:color="#353535" fo:font-family="Wingdings 3" style:font-charset="x-symbol" fo:font-size="100%"/>
      </text:list-level-style-bullet>
      <text:list-level-style-bullet text:level="6" text:bullet-char="">
        <style:list-level-properties text:space-before="2.4375in" text:min-label-width="0.3125in"/>
        <style:text-properties fo:color="#353535" fo:font-family="Wingdings 3" style:font-charset="x-symbol" fo:font-size="100%"/>
      </text:list-level-style-bullet>
      <text:list-level-style-bullet text:level="7" text:bullet-char="">
        <style:list-level-properties text:space-before="2.9375in" text:min-label-width="0.3125in"/>
        <style:text-properties fo:color="#353535" fo:font-family="Wingdings 3" style:font-charset="x-symbol" fo:font-size="100%"/>
      </text:list-level-style-bullet>
      <text:list-level-style-bullet text:level="8" text:bullet-char="">
        <style:list-level-properties text:space-before="3.4375in" text:min-label-width="0.3125in"/>
        <style:text-properties fo:color="#353535" fo:font-family="Wingdings 3" style:font-charset="x-symbol" fo:font-size="100%"/>
      </text:list-level-style-bullet>
      <text:list-level-style-bullet text:level="9" text:bullet-char="">
        <style:list-level-properties text:space-before="3.9375in" text:min-label-width="0.3125in"/>
        <style:text-properties fo:color="#353535" fo:font-family="Wingdings 3" style:font-charset="x-symbol" fo:font-size="100%"/>
      </text:list-level-style-bullet>
    </text:list-style>
    <text:list-style style:name="a223">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435">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226">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text:list-style style:name="a1605">
      <text:list-level-style-bullet text:level="1" text:bullet-char="">
        <style:list-level-properties text:space-before="0in" text:min-label-width="0.375in"/>
        <style:text-properties fo:color="#353535" fo:font-family="Wingdings 3" style:font-charset="x-symbol" fo:font-size="100%"/>
      </text:list-level-style-bullet>
      <text:list-level-style-bullet text:level="2" text:bullet-char="">
        <style:list-level-properties text:space-before="0.4375in" text:min-label-width="0.375in"/>
        <style:text-properties fo:color="#353535" fo:font-family="Wingdings 3" style:font-charset="x-symbol" fo:font-size="100%"/>
      </text:list-level-style-bullet>
      <text:list-level-style-bullet text:level="3" text:bullet-char="">
        <style:list-level-properties text:space-before="0.875in" text:min-label-width="0.375in"/>
        <style:text-properties fo:color="#353535" fo:font-family="Wingdings 3" style:font-charset="x-symbol" fo:font-size="100%"/>
      </text:list-level-style-bullet>
      <text:list-level-style-bullet text:level="4" text:bullet-char="">
        <style:list-level-properties text:space-before="1.375in" text:min-label-width="0.375in"/>
        <style:text-properties fo:color="#353535" fo:font-family="Wingdings 3" style:font-charset="x-symbol" fo:font-size="100%"/>
      </text:list-level-style-bullet>
      <text:list-level-style-bullet text:level="5" text:bullet-char="">
        <style:list-level-properties text:space-before="1.875in" text:min-label-width="0.375in"/>
        <style:text-properties fo:color="#353535" fo:font-family="Wingdings 3" style:font-charset="x-symbol" fo:font-size="100%"/>
      </text:list-level-style-bullet>
      <text:list-level-style-bullet text:level="6" text:bullet-char="">
        <style:list-level-properties text:space-before="2.375in" text:min-label-width="0.375in"/>
        <style:text-properties fo:color="#353535" fo:font-family="Wingdings 3" style:font-charset="x-symbol" fo:font-size="100%"/>
      </text:list-level-style-bullet>
      <text:list-level-style-bullet text:level="7" text:bullet-char="">
        <style:list-level-properties text:space-before="2.875in" text:min-label-width="0.375in"/>
        <style:text-properties fo:color="#353535" fo:font-family="Wingdings 3" style:font-charset="x-symbol" fo:font-size="100%"/>
      </text:list-level-style-bullet>
      <text:list-level-style-bullet text:level="8" text:bullet-char="">
        <style:list-level-properties text:space-before="3.375in" text:min-label-width="0.375in"/>
        <style:text-properties fo:color="#353535" fo:font-family="Wingdings 3" style:font-charset="x-symbol" fo:font-size="100%"/>
      </text:list-level-style-bullet>
      <text:list-level-style-bullet text:level="9" text:bullet-char="">
        <style:list-level-properties text:space-before="3.875in" text:min-label-width="0.375in"/>
        <style:text-properties fo:color="#353535" fo:font-family="Wingdings 3" style:font-charset="x-symbol" fo:font-size="100%"/>
      </text:list-level-style-bullet>
    </text:list-style>
    <text:list-style style:name="a1091">
      <text:list-level-style-number text:level="1" style:num-format="">
        <style:list-level-properties text:space-before="0in"/>
      </text:list-level-style-number>
      <text:list-level-style-number text:level="2" style:num-format="">
        <style:list-level-properties text:space-before="0.812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64">
      <text:list-level-style-bullet text:level="1" text:bullet-char="">
        <style:list-level-properties text:space-before="0.125in" text:min-label-width="0.25in"/>
        <style:text-properties fo:color="#353535" fo:font-family="Wingdings 3" style:font-charset="x-symbol" fo:font-size="100%"/>
      </text:list-level-style-bullet>
      <text:list-level-style-bullet text:level="2" text:bullet-char="">
        <style:list-level-properties text:space-before="0.5625in" text:min-label-width="0.25in"/>
        <style:text-properties fo:color="#353535" fo:font-family="Wingdings 3" style:font-charset="x-symbol" fo:font-size="100%"/>
      </text:list-level-style-bullet>
      <text:list-level-style-bullet text:level="3" text:bullet-char="">
        <style:list-level-properties text:space-before="1in" text:min-label-width="0.25in"/>
        <style:text-properties fo:color="#353535" fo:font-family="Wingdings 3" style:font-charset="x-symbol" fo:font-size="100%"/>
      </text:list-level-style-bullet>
      <text:list-level-style-bullet text:level="4" text:bullet-char="">
        <style:list-level-properties text:space-before="1.5in" text:min-label-width="0.25in"/>
        <style:text-properties fo:color="#353535" fo:font-family="Wingdings 3" style:font-charset="x-symbol" fo:font-size="100%"/>
      </text:list-level-style-bullet>
      <text:list-level-style-bullet text:level="5" text:bullet-char="">
        <style:list-level-properties text:space-before="2in" text:min-label-width="0.25in"/>
        <style:text-properties fo:color="#353535" fo:font-family="Wingdings 3" style:font-charset="x-symbol" fo:font-size="100%"/>
      </text:list-level-style-bullet>
      <text:list-level-style-bullet text:level="6" text:bullet-char="">
        <style:list-level-properties text:space-before="2.5in" text:min-label-width="0.25in"/>
        <style:text-properties fo:color="#353535" fo:font-family="Wingdings 3" style:font-charset="x-symbol" fo:font-size="100%"/>
      </text:list-level-style-bullet>
      <text:list-level-style-bullet text:level="7" text:bullet-char="">
        <style:list-level-properties text:space-before="3in" text:min-label-width="0.25in"/>
        <style:text-properties fo:color="#353535" fo:font-family="Wingdings 3" style:font-charset="x-symbol" fo:font-size="100%"/>
      </text:list-level-style-bullet>
      <text:list-level-style-bullet text:level="8" text:bullet-char="">
        <style:list-level-properties text:space-before="3.5in" text:min-label-width="0.25in"/>
        <style:text-properties fo:color="#353535" fo:font-family="Wingdings 3" style:font-charset="x-symbol" fo:font-size="100%"/>
      </text:list-level-style-bullet>
      <text:list-level-style-bullet text:level="9" text:bullet-char="">
        <style:list-level-properties text:space-before="4in" text:min-label-width="0.25in"/>
        <style:text-properties fo:color="#353535" fo:font-family="Wingdings 3" style:font-charset="x-symbol" fo:font-size="100%"/>
      </text:list-level-style-bullet>
    </text:list-style>
    <number:date-style xmlns:number="urn:oasis:names:tc:opendocument:xmlns:datastyle:1.0" style:name="a59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5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51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9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9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0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73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8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9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9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6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0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3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79"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Brin" style:page-layout-name="pageLayout1" draw:style-name="a1">
      <draw:g draw:name="Group 22" draw:id="id0">
        <svg:title/>
        <svg:desc/>
        <draw:custom-shape svg:x="0in" svg:y="2.8161in" svg:width="0.11006in" svg:height="0.68484in" draw:id="id20" draw:style-name="a74" draw:name="Freeform 11">
          <svg:title/>
          <svg:desc/>
          <text:p text:style-name="a73" text:class-names="" text:cond-style-name=""><text:span text:style-name="a72"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21" draw:style-name="a77" draw:name="Freeform 12">
          <svg:title/>
          <svg:desc/>
          <text:p text:style-name="a76" text:class-names="" text:cond-style-name=""><text:span text:style-name="a75"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22" draw:style-name="a80" draw:name="Freeform 13">
          <svg:title/>
          <svg:desc/>
          <text:p text:style-name="a79" text:class-names="" text:cond-style-name=""><text:span text:style-name="a78"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23" draw:style-name="a83" draw:name="Freeform 14">
          <svg:title/>
          <svg:desc/>
          <text:p text:style-name="a82" text:class-names="" text:cond-style-name=""><text:span text:style-name="a81"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24" draw:style-name="a86" draw:name="Freeform 15">
          <svg:title/>
          <svg:desc/>
          <text:p text:style-name="a85" text:class-names="" text:cond-style-name=""><text:span text:style-name="a84"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25" draw:style-name="a89" draw:name="Freeform 16">
          <svg:title/>
          <svg:desc/>
          <text:p text:style-name="a88" text:class-names="" text:cond-style-name=""><text:span text:style-name="a87"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26" draw:style-name="a92" draw:name="Freeform 17">
          <svg:title/>
          <svg:desc/>
          <text:p text:style-name="a91" text:class-names="" text:cond-style-name=""><text:span text:style-name="a90"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27" draw:style-name="a95" draw:name="Freeform 18">
          <svg:title/>
          <svg:desc/>
          <text:p text:style-name="a94" text:class-names="" text:cond-style-name=""><text:span text:style-name="a93"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28" draw:style-name="a98" draw:name="Freeform 19">
          <svg:title/>
          <svg:desc/>
          <text:p text:style-name="a97" text:class-names="" text:cond-style-name=""><text:span text:style-name="a96"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29" draw:style-name="a101" draw:name="Freeform 20">
          <svg:title/>
          <svg:desc/>
          <text:p text:style-name="a100" text:class-names="" text:cond-style-name=""><text:span text:style-name="a99"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30" draw:style-name="a104" draw:name="Freeform 21">
          <svg:title/>
          <svg:desc/>
          <text:p text:style-name="a103" text:class-names="" text:cond-style-name=""><text:span text:style-name="a102"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31" draw:style-name="a107" draw:name="Freeform 22">
          <svg:title/>
          <svg:desc/>
          <text:p text:style-name="a106" text:class-names="" text:cond-style-name=""><text:span text:style-name="a105"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1">
        <svg:title/>
        <svg:desc/>
        <draw:custom-shape svg:x="0.02977in" svg:y="0.00017in" svg:width="0.5406in" svg:height="4.81304in" draw:id="id8" draw:style-name="a38" draw:name="Freeform 27">
          <svg:title/>
          <svg:desc/>
          <text:p text:style-name="a37" text:class-names="" text:cond-style-name=""><text:span text:style-name="a36"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9" draw:style-name="a41" draw:name="Freeform 28">
          <svg:title/>
          <svg:desc/>
          <text:p text:style-name="a40" text:class-names="" text:cond-style-name=""><text:span text:style-name="a39"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10" draw:style-name="a44" draw:name="Freeform 29">
          <svg:title/>
          <svg:desc/>
          <text:p text:style-name="a43" text:class-names="" text:cond-style-name=""><text:span text:style-name="a42"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11" draw:style-name="a47" draw:name="Freeform 30">
          <svg:title/>
          <svg:desc/>
          <text:p text:style-name="a46" text:class-names="" text:cond-style-name=""><text:span text:style-name="a45"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9in" svg:width="0.19068in" svg:height="3.31066in" draw:id="id12" draw:style-name="a50" draw:name="Freeform 31">
          <svg:title/>
          <svg:desc/>
          <text:p text:style-name="a49" text:class-names="" text:cond-style-name=""><text:span text:style-name="a48"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13" draw:style-name="a53" draw:name="Freeform 32">
          <svg:title/>
          <svg:desc/>
          <text:p text:style-name="a52" text:class-names="" text:cond-style-name=""><text:span text:style-name="a51"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14" draw:style-name="a56" draw:name="Freeform 33">
          <svg:title/>
          <svg:desc/>
          <text:p text:style-name="a55" text:class-names="" text:cond-style-name=""><text:span text:style-name="a54"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15" draw:style-name="a59" draw:name="Freeform 34">
          <svg:title/>
          <svg:desc/>
          <text:p text:style-name="a58" text:class-names="" text:cond-style-name=""><text:span text:style-name="a57"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16" draw:style-name="a62" draw:name="Freeform 35">
          <svg:title/>
          <svg:desc/>
          <text:p text:style-name="a61" text:class-names="" text:cond-style-name=""><text:span text:style-name="a60"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17" draw:style-name="a65" draw:name="Freeform 36">
          <svg:title/>
          <svg:desc/>
          <text:p text:style-name="a64" text:class-names="" text:cond-style-name=""><text:span text:style-name="a63"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3in" svg:width="0.04191in" svg:height="0.24935in" draw:id="id18" draw:style-name="a68" draw:name="Freeform 37">
          <svg:title/>
          <svg:desc/>
          <text:p text:style-name="a67" text:class-names="" text:cond-style-name=""><text:span text:style-name="a66"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1in" draw:id="id19" draw:style-name="a71" draw:name="Freeform 38">
          <svg:title/>
          <svg:desc/>
          <text:p text:style-name="a70" text:class-names="" text:cond-style-name=""><text:span text:style-name="a69"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2" draw:style-name="a4" draw:name="Rectangle 6">
        <svg:title/>
        <svg:desc/>
        <text:p text:style-name="a3" text:class-names="" text:cond-style-name=""><text:span text:style-name="a2" text:class-names=""/></text:p>
        <draw:enhanced-geometry xmlns:dr3d="urn:oasis:names:tc:opendocument:xmlns:dr3d:1.0" draw:type="non-primitive" svg:viewBox="0 0 21600 21600" draw:enhanced-path="M 0 0 L 21600 0 21600 21600 0 21600 Z N"/>
      </draw:custom-shape>
      <draw:frame draw:id="id3" presentation:style-name="a8" draw:name="Title Placeholder 1" svg:x="2.83566in" svg:y="0.68253in" svg:width="9.74594in" svg:height="1.4008in" presentation:class="title" presentation:placeholder="false">
        <draw:text-box>
          <text:p text:style-name="a7" text:class-names="" text:cond-style-name=""><text:span text:style-name="a5" text:class-names="">Modifiez le style du titre</text:span><text:span text:style-name="a6" text:class-names=""/></text:p>
        </draw:text-box>
        <svg:title/>
        <svg:desc/>
      </draw:frame>
      <draw:frame draw:id="id4" presentation:style-name="a25" draw:name="Text Placeholder 2" svg:x="2.8316in" svg:y="2.33333in" svg:width="9.75in" svg:height="4.25in" presentation:class="outline" presentation:placeholder="false">
        <draw:text-box>
          <text:list text:style-name="a11">
            <text:list-item>
              <text:p text:style-name="a10" text:class-names="" text:cond-style-name=""><text:span text:style-name="a9" text:class-names="">Cliquez pour modifier les styles du texte du masque</text:span></text:p>
            </text:list-item>
          </text:list>
          <text:list text:style-name="a14">
            <text:list-item>
              <text:list text:style-name="a14">
                <text:list-item>
                  <text:p text:style-name="a13" text:class-names="" text:cond-style-name=""><text:span text:style-name="a12" text:class-names="">Deuxième niveau</text:span></text:p>
                </text:list-item>
              </text:list>
            </text:list-item>
          </text:list>
          <text:list text:style-name="a17">
            <text:list-item>
              <text:list text:style-name="a17">
                <text:list-item>
                  <text:list text:style-name="a17">
                    <text:list-item>
                      <text:p text:style-name="a16" text:class-names="" text:cond-style-name=""><text:span text:style-name="a15" text:class-names="">Troisième niveau</text:span></text:p>
                    </text:list-item>
                  </text:list>
                </text:list-item>
              </text:list>
            </text:list-item>
          </text:list>
          <text:list text:style-name="a20">
            <text:list-item>
              <text:list text:style-name="a20">
                <text:list-item>
                  <text:list text:style-name="a20">
                    <text:list-item>
                      <text:list text:style-name="a20">
                        <text:list-item>
                          <text:p text:style-name="a19" text:class-names="" text:cond-style-name=""><text:span text:style-name="a18" text:class-names="">Quatrième niveau</text:span></text:p>
                        </text:list-item>
                      </text:list>
                    </text:list-item>
                  </text:list>
                </text:list-item>
              </text:list>
            </text:list-item>
          </text:list>
          <text:list text:style-name="a24">
            <text:list-item>
              <text:list text:style-name="a24">
                <text:list-item>
                  <text:list text:style-name="a24">
                    <text:list-item>
                      <text:list text:style-name="a24">
                        <text:list-item>
                          <text:list text:style-name="a24">
                            <text:list-item>
                              <text:p text:style-name="a23" text:class-names="" text:cond-style-name=""><text:span text:style-name="a21" text:class-names="">Cinquième niveau</text:span><text:span text:style-name="a22" text:class-names=""/></text:p>
                            </text:list-item>
                          </text:list>
                        </text:list-item>
                      </text:list>
                    </text:list-item>
                  </text:list>
                </text:list-item>
              </text:list>
            </text:list-item>
          </text:list>
        </draw:text-box>
        <svg:title/>
        <svg:desc/>
      </draw:frame>
      <draw:frame draw:id="id5" presentation:style-name="a29" draw:name="Date Placeholder 3" svg:x="11.3316in" svg:y="6.70433in" svg:width="1.25359in" svg:height="0.40507in" presentation:class="date-time" presentation:placeholder="false">
        <draw:text-box>
          <text:p text:style-name="a28" text:class-names="" text:cond-style-name=""><text:span text:style-name="a26" text:class-names=""><text:date text:fixed="false" style:data-style-name="a27">9/6/2022</text:date></text:span></text:p>
        </draw:text-box>
        <svg:title/>
        <svg:desc/>
      </draw:frame>
      <draw:frame draw:id="id6" presentation:style-name="a32" draw:name="Footer Placeholder 4" svg:x="2.8316in" svg:y="6.7102in" svg:width="8.33333in" svg:height="0.39931in" presentation:class="footer" presentation:placeholder="false">
        <draw:text-box>
          <text:p text:style-name="a31" text:class-names="" text:cond-style-name=""><text:span text:style-name="a30" text:class-names=""/></text:p>
        </draw:text-box>
        <svg:title/>
        <svg:desc/>
      </draw:frame>
      <draw:frame draw:id="id7" presentation:style-name="a35" draw:name="Slide Number Placeholder 5" svg:x="0.5816in" svg:y="0.86153in" svg:width="0.85276in" svg:height="0.39931in" presentation:class="page-number" presentation:placeholder="false">
        <draw:text-box>
          <text:p text:style-name="a34" text:class-names="" text:cond-style-name=""><text:span text:style-name="a33" text:class-names=""><text:page-number style:num-format="1" text:fixed="false"/></text:span></text:p>
        </draw:text-box>
        <svg:title/>
        <svg:desc/>
      </draw:frame>
    </style:master-page>
    <style:master-page style:name="Master1-Layout1-title-Diapositive-de-titre" style:page-layout-name="pageLayout1" draw:style-name="a109">
      <draw:g draw:name="Group 22" draw:id="id32">
        <svg:title/>
        <svg:desc/>
        <draw:custom-shape svg:x="0in" svg:y="2.8161in" svg:width="0.11006in" svg:height="0.68484in" draw:id="id53" draw:layer="Master1-bg" draw:style-name="a172" draw:name="Freeform 11">
          <svg:title/>
          <svg:desc/>
          <text:p text:style-name="a171" text:class-names="" text:cond-style-name=""><text:span text:style-name="a170"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54" draw:layer="Master1-bg" draw:style-name="a175" draw:name="Freeform 12">
          <svg:title/>
          <svg:desc/>
          <text:p text:style-name="a174" text:class-names="" text:cond-style-name=""><text:span text:style-name="a173"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55" draw:layer="Master1-bg" draw:style-name="a178" draw:name="Freeform 13">
          <svg:title/>
          <svg:desc/>
          <text:p text:style-name="a177" text:class-names="" text:cond-style-name=""><text:span text:style-name="a176"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56" draw:layer="Master1-bg" draw:style-name="a181" draw:name="Freeform 14">
          <svg:title/>
          <svg:desc/>
          <text:p text:style-name="a180" text:class-names="" text:cond-style-name=""><text:span text:style-name="a179"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57" draw:layer="Master1-bg" draw:style-name="a184" draw:name="Freeform 15">
          <svg:title/>
          <svg:desc/>
          <text:p text:style-name="a183" text:class-names="" text:cond-style-name=""><text:span text:style-name="a182"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58" draw:layer="Master1-bg" draw:style-name="a187" draw:name="Freeform 16">
          <svg:title/>
          <svg:desc/>
          <text:p text:style-name="a186" text:class-names="" text:cond-style-name=""><text:span text:style-name="a185"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59" draw:layer="Master1-bg" draw:style-name="a190" draw:name="Freeform 17">
          <svg:title/>
          <svg:desc/>
          <text:p text:style-name="a189" text:class-names="" text:cond-style-name=""><text:span text:style-name="a188"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60" draw:layer="Master1-bg" draw:style-name="a193" draw:name="Freeform 18">
          <svg:title/>
          <svg:desc/>
          <text:p text:style-name="a192" text:class-names="" text:cond-style-name=""><text:span text:style-name="a191"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61" draw:layer="Master1-bg" draw:style-name="a196" draw:name="Freeform 19">
          <svg:title/>
          <svg:desc/>
          <text:p text:style-name="a195" text:class-names="" text:cond-style-name=""><text:span text:style-name="a194"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62" draw:layer="Master1-bg" draw:style-name="a199" draw:name="Freeform 20">
          <svg:title/>
          <svg:desc/>
          <text:p text:style-name="a198" text:class-names="" text:cond-style-name=""><text:span text:style-name="a197"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63" draw:layer="Master1-bg" draw:style-name="a202" draw:name="Freeform 21">
          <svg:title/>
          <svg:desc/>
          <text:p text:style-name="a201" text:class-names="" text:cond-style-name=""><text:span text:style-name="a200"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64" draw:layer="Master1-bg" draw:style-name="a205" draw:name="Freeform 22">
          <svg:title/>
          <svg:desc/>
          <text:p text:style-name="a204" text:class-names="" text:cond-style-name=""><text:span text:style-name="a203"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33">
        <svg:title/>
        <svg:desc/>
        <draw:custom-shape svg:x="0.02977in" svg:y="0.00017in" svg:width="0.5406in" svg:height="4.81304in" draw:id="id41" draw:layer="Master1-bg" draw:style-name="a136" draw:name="Freeform 27">
          <svg:title/>
          <svg:desc/>
          <text:p text:style-name="a135" text:class-names="" text:cond-style-name=""><text:span text:style-name="a134"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42" draw:layer="Master1-bg" draw:style-name="a139" draw:name="Freeform 28">
          <svg:title/>
          <svg:desc/>
          <text:p text:style-name="a138" text:class-names="" text:cond-style-name=""><text:span text:style-name="a137"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43" draw:layer="Master1-bg" draw:style-name="a142" draw:name="Freeform 29">
          <svg:title/>
          <svg:desc/>
          <text:p text:style-name="a141" text:class-names="" text:cond-style-name=""><text:span text:style-name="a140"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44" draw:layer="Master1-bg" draw:style-name="a145" draw:name="Freeform 30">
          <svg:title/>
          <svg:desc/>
          <text:p text:style-name="a144" text:class-names="" text:cond-style-name=""><text:span text:style-name="a143"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9in" svg:width="0.19068in" svg:height="3.31066in" draw:id="id45" draw:layer="Master1-bg" draw:style-name="a148" draw:name="Freeform 31">
          <svg:title/>
          <svg:desc/>
          <text:p text:style-name="a147" text:class-names="" text:cond-style-name=""><text:span text:style-name="a146"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46" draw:layer="Master1-bg" draw:style-name="a151" draw:name="Freeform 32">
          <svg:title/>
          <svg:desc/>
          <text:p text:style-name="a150" text:class-names="" text:cond-style-name=""><text:span text:style-name="a149"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47" draw:layer="Master1-bg" draw:style-name="a154" draw:name="Freeform 33">
          <svg:title/>
          <svg:desc/>
          <text:p text:style-name="a153" text:class-names="" text:cond-style-name=""><text:span text:style-name="a152"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48" draw:layer="Master1-bg" draw:style-name="a157" draw:name="Freeform 34">
          <svg:title/>
          <svg:desc/>
          <text:p text:style-name="a156" text:class-names="" text:cond-style-name=""><text:span text:style-name="a155"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49" draw:layer="Master1-bg" draw:style-name="a160" draw:name="Freeform 35">
          <svg:title/>
          <svg:desc/>
          <text:p text:style-name="a159" text:class-names="" text:cond-style-name=""><text:span text:style-name="a158"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50" draw:layer="Master1-bg" draw:style-name="a163" draw:name="Freeform 36">
          <svg:title/>
          <svg:desc/>
          <text:p text:style-name="a162" text:class-names="" text:cond-style-name=""><text:span text:style-name="a161"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3in" svg:width="0.04191in" svg:height="0.24935in" draw:id="id51" draw:layer="Master1-bg" draw:style-name="a166" draw:name="Freeform 37">
          <svg:title/>
          <svg:desc/>
          <text:p text:style-name="a165" text:class-names="" text:cond-style-name=""><text:span text:style-name="a164"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1in" draw:id="id52" draw:layer="Master1-bg" draw:style-name="a169" draw:name="Freeform 38">
          <svg:title/>
          <svg:desc/>
          <text:p text:style-name="a168" text:class-names="" text:cond-style-name=""><text:span text:style-name="a167"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34" draw:layer="Master1-bg" draw:style-name="a112" draw:name="Rectangle 6">
        <svg:title/>
        <svg:desc/>
        <text:p text:style-name="a111" text:class-names="" text:cond-style-name=""><text:span text:style-name="a110" text:class-names=""/></text:p>
        <draw:enhanced-geometry xmlns:dr3d="urn:oasis:names:tc:opendocument:xmlns:dr3d:1.0" draw:type="non-primitive" svg:viewBox="0 0 21600 21600" draw:enhanced-path="M 0 0 L 21600 0 21600 21600 0 21600 Z N"/>
      </draw:custom-shape>
      <draw:frame draw:id="id35" presentation:style-name="a116" draw:name="Title 1" svg:x="2.8316in" svg:y="2.75in" svg:width="9.75in" svg:height="2.47461in" presentation:class="title" presentation:placeholder="false">
        <draw:text-box>
          <text:p text:style-name="a115" text:class-names="" text:cond-style-name=""><text:span text:style-name="a113" text:class-names="">Modifiez le style du titre</text:span><text:span text:style-name="a114" text:class-names=""/></text:p>
        </draw:text-box>
        <svg:title/>
        <svg:desc/>
      </draw:frame>
      <draw:frame draw:id="id36" presentation:style-name="a120" draw:name="Subtitle 2" svg:x="2.8316in" svg:y="5.22461in" svg:width="9.75in" svg:height="1.23172in" presentation:class="subtitle" presentation:placeholder="false">
        <draw:text-box>
          <text:p text:style-name="a119" text:class-names="" text:cond-style-name=""><text:span text:style-name="a117" text:class-names="">Modifiez le style des sous-titres du masque</text:span><text:span text:style-name="a118" text:class-names=""/></text:p>
        </draw:text-box>
        <svg:title/>
        <svg:desc/>
      </draw:frame>
      <draw:frame draw:id="id37" presentation:style-name="a124" draw:name="Date Placeholder 3" svg:x="11.3316in" svg:y="6.70433in" svg:width="1.25359in" svg:height="0.40507in" presentation:class="date-time" presentation:placeholder="false">
        <draw:text-box>
          <text:p text:style-name="a123" text:class-names="" text:cond-style-name=""><text:span text:style-name="a121" text:class-names=""><text:date text:fixed="false" style:data-style-name="a122">9/6/2022</text:date></text:span></text:p>
        </draw:text-box>
        <svg:title/>
        <svg:desc/>
      </draw:frame>
      <draw:frame draw:id="id38" presentation:style-name="a127" draw:name="Footer Placeholder 4" svg:x="2.8316in" svg:y="6.7102in" svg:width="8.33333in" svg:height="0.39931in" presentation:class="footer" presentation:placeholder="false">
        <draw:text-box>
          <text:p text:style-name="a126" text:class-names="" text:cond-style-name=""><text:span text:style-name="a125" text:class-names=""/></text:p>
        </draw:text-box>
        <svg:title/>
        <svg:desc/>
      </draw:frame>
      <draw:custom-shape svg:x="0in" svg:y="4.72858in" svg:width="1.90797in" svg:height="0.85148in" draw:id="id39" draw:style-name="a130" draw:name="Freeform 6">
        <svg:title/>
        <svg:desc/>
        <text:p text:style-name="a129" text:class-names="" text:cond-style-name=""><text:span text:style-name="a128" text:class-names=""/></text:p>
        <draw:enhanced-geometry xmlns:dr3d="urn:oasis:names:tc:opendocument:xmlns:dr3d:1.0" draw:type="non-primitive" svg:viewBox="0 0 372 166" draw:enhanced-path="M ?f3 ?f2 C ?f4 ?f2 ?f5 ?f6 ?f7 ?f8 ?f7 ?f9 ?f10 ?f9 ?f10 ?f9 ?f11 ?f12 ?f11 ?f12 ?f11 ?f12 ?f1 ?f13 ?f1 ?f14 ?f11 ?f15 ?f10 ?f16 ?f10 ?f16 ?f10 ?f16 ?f10 ?f17 ?f7 ?f17 ?f7 ?f17 ?f5 ?f18 ?f4 ?f0 ?f3 ?f0 ?f0 ?f0 ?f0 ?f0 ?f0 ?f0 ?f0 ?f2 ?f0 ?f2 ?f0 ?f2 L ?f3 ?f2 Z N" draw:text-areas="?f23 ?f25 ?f24 ?f26">
          <draw:equation draw:name="f0" draw:formula="0"/>
          <draw:equation draw:name="f1" draw:formula="372"/>
          <draw:equation draw:name="f2" draw:formula="166"/>
          <draw:equation draw:name="f3" draw:formula="287"/>
          <draw:equation draw:name="f4" draw:formula="290"/>
          <draw:equation draw:name="f5" draw:formula="292"/>
          <draw:equation draw:name="f6" draw:formula="165"/>
          <draw:equation draw:name="f7" draw:formula="293"/>
          <draw:equation draw:name="f8" draw:formula="164"/>
          <draw:equation draw:name="f9" draw:formula="163"/>
          <draw:equation draw:name="f10" draw:formula="294"/>
          <draw:equation draw:name="f11" draw:formula="370"/>
          <draw:equation draw:name="f12" draw:formula="87"/>
          <draw:equation draw:name="f13" draw:formula="85"/>
          <draw:equation draw:name="f14" draw:formula="81"/>
          <draw:equation draw:name="f15" draw:formula="78"/>
          <draw:equation draw:name="f16" draw:formula="3"/>
          <draw:equation draw:name="f17" draw:formula="2"/>
          <draw:equation draw:name="f18" draw:formula="1"/>
          <draw:equation draw:name="f19" draw:formula="?f2 - ?f0"/>
          <draw:equation draw:name="f20" draw:formula="?f1 - ?f0"/>
          <draw:equation draw:name="f21" draw:formula="?f20 / 372"/>
          <draw:equation draw:name="f22" draw:formula="?f19 / 166"/>
          <draw:equation draw:name="f23" draw:formula="0 / ?f21"/>
          <draw:equation draw:name="f24" draw:formula="?f1 / ?f21"/>
          <draw:equation draw:name="f25" draw:formula="0 / ?f22"/>
          <draw:equation draw:name="f26" draw:formula="?f2 / ?f22"/>
        </draw:enhanced-geometry>
      </draw:custom-shape>
      <draw:frame draw:id="id40" presentation:style-name="a133" draw:name="Slide Number Placeholder 5" svg:x="0.5816in" svg:y="4.95357in" svg:width="0.85276in" svg:height="0.39931in" presentation:class="page-number" presentation:placeholder="false">
        <draw:text-box>
          <text:p text:style-name="a132" text:class-names="" text:cond-style-name=""><text:span text:style-name="a131" text:class-names=""><text:page-number style:num-format="1" text:fixed="false"/></text:span></text:p>
        </draw:text-box>
        <svg:title/>
        <svg:desc/>
      </draw:frame>
    </style:master-page>
    <style:master-page style:name="Master1-Layout2-obj-Titre-et-contenu" style:page-layout-name="pageLayout1" draw:style-name="a207">
      <draw:g draw:name="Group 22" draw:id="id65">
        <svg:title/>
        <svg:desc/>
        <draw:custom-shape svg:x="0in" svg:y="2.8161in" svg:width="0.11006in" svg:height="0.68484in" draw:id="id86" draw:layer="Master1-bg" draw:style-name="a283" draw:name="Freeform 11">
          <svg:title/>
          <svg:desc/>
          <text:p text:style-name="a282" text:class-names="" text:cond-style-name=""><text:span text:style-name="a281"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87" draw:layer="Master1-bg" draw:style-name="a286" draw:name="Freeform 12">
          <svg:title/>
          <svg:desc/>
          <text:p text:style-name="a285" text:class-names="" text:cond-style-name=""><text:span text:style-name="a284"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88" draw:layer="Master1-bg" draw:style-name="a289" draw:name="Freeform 13">
          <svg:title/>
          <svg:desc/>
          <text:p text:style-name="a288" text:class-names="" text:cond-style-name=""><text:span text:style-name="a287"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89" draw:layer="Master1-bg" draw:style-name="a292" draw:name="Freeform 14">
          <svg:title/>
          <svg:desc/>
          <text:p text:style-name="a291" text:class-names="" text:cond-style-name=""><text:span text:style-name="a290"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90" draw:layer="Master1-bg" draw:style-name="a295" draw:name="Freeform 15">
          <svg:title/>
          <svg:desc/>
          <text:p text:style-name="a294" text:class-names="" text:cond-style-name=""><text:span text:style-name="a293"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91" draw:layer="Master1-bg" draw:style-name="a298" draw:name="Freeform 16">
          <svg:title/>
          <svg:desc/>
          <text:p text:style-name="a297" text:class-names="" text:cond-style-name=""><text:span text:style-name="a296"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92" draw:layer="Master1-bg" draw:style-name="a301" draw:name="Freeform 17">
          <svg:title/>
          <svg:desc/>
          <text:p text:style-name="a300" text:class-names="" text:cond-style-name=""><text:span text:style-name="a299"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93" draw:layer="Master1-bg" draw:style-name="a304" draw:name="Freeform 18">
          <svg:title/>
          <svg:desc/>
          <text:p text:style-name="a303" text:class-names="" text:cond-style-name=""><text:span text:style-name="a302"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94" draw:layer="Master1-bg" draw:style-name="a307" draw:name="Freeform 19">
          <svg:title/>
          <svg:desc/>
          <text:p text:style-name="a306" text:class-names="" text:cond-style-name=""><text:span text:style-name="a305"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95" draw:layer="Master1-bg" draw:style-name="a310" draw:name="Freeform 20">
          <svg:title/>
          <svg:desc/>
          <text:p text:style-name="a309" text:class-names="" text:cond-style-name=""><text:span text:style-name="a308"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96" draw:layer="Master1-bg" draw:style-name="a313" draw:name="Freeform 21">
          <svg:title/>
          <svg:desc/>
          <text:p text:style-name="a312" text:class-names="" text:cond-style-name=""><text:span text:style-name="a311"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97" draw:layer="Master1-bg" draw:style-name="a316" draw:name="Freeform 22">
          <svg:title/>
          <svg:desc/>
          <text:p text:style-name="a315" text:class-names="" text:cond-style-name=""><text:span text:style-name="a314"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66">
        <svg:title/>
        <svg:desc/>
        <draw:custom-shape svg:x="0.02977in" svg:y="0.00017in" svg:width="0.5406in" svg:height="4.81304in" draw:id="id74" draw:layer="Master1-bg" draw:style-name="a247" draw:name="Freeform 27">
          <svg:title/>
          <svg:desc/>
          <text:p text:style-name="a246" text:class-names="" text:cond-style-name=""><text:span text:style-name="a245"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75" draw:layer="Master1-bg" draw:style-name="a250" draw:name="Freeform 28">
          <svg:title/>
          <svg:desc/>
          <text:p text:style-name="a249" text:class-names="" text:cond-style-name=""><text:span text:style-name="a248"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76" draw:layer="Master1-bg" draw:style-name="a253" draw:name="Freeform 29">
          <svg:title/>
          <svg:desc/>
          <text:p text:style-name="a252" text:class-names="" text:cond-style-name=""><text:span text:style-name="a251"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77" draw:layer="Master1-bg" draw:style-name="a256" draw:name="Freeform 30">
          <svg:title/>
          <svg:desc/>
          <text:p text:style-name="a255" text:class-names="" text:cond-style-name=""><text:span text:style-name="a254"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9in" svg:width="0.19068in" svg:height="3.31066in" draw:id="id78" draw:layer="Master1-bg" draw:style-name="a259" draw:name="Freeform 31">
          <svg:title/>
          <svg:desc/>
          <text:p text:style-name="a258" text:class-names="" text:cond-style-name=""><text:span text:style-name="a257"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79" draw:layer="Master1-bg" draw:style-name="a262" draw:name="Freeform 32">
          <svg:title/>
          <svg:desc/>
          <text:p text:style-name="a261" text:class-names="" text:cond-style-name=""><text:span text:style-name="a260"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80" draw:layer="Master1-bg" draw:style-name="a265" draw:name="Freeform 33">
          <svg:title/>
          <svg:desc/>
          <text:p text:style-name="a264" text:class-names="" text:cond-style-name=""><text:span text:style-name="a263"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81" draw:layer="Master1-bg" draw:style-name="a268" draw:name="Freeform 34">
          <svg:title/>
          <svg:desc/>
          <text:p text:style-name="a267" text:class-names="" text:cond-style-name=""><text:span text:style-name="a266"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82" draw:layer="Master1-bg" draw:style-name="a271" draw:name="Freeform 35">
          <svg:title/>
          <svg:desc/>
          <text:p text:style-name="a270" text:class-names="" text:cond-style-name=""><text:span text:style-name="a269"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83" draw:layer="Master1-bg" draw:style-name="a274" draw:name="Freeform 36">
          <svg:title/>
          <svg:desc/>
          <text:p text:style-name="a273" text:class-names="" text:cond-style-name=""><text:span text:style-name="a272"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3in" svg:width="0.04191in" svg:height="0.24935in" draw:id="id84" draw:layer="Master1-bg" draw:style-name="a277" draw:name="Freeform 37">
          <svg:title/>
          <svg:desc/>
          <text:p text:style-name="a276" text:class-names="" text:cond-style-name=""><text:span text:style-name="a275"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1in" draw:id="id85" draw:layer="Master1-bg" draw:style-name="a280" draw:name="Freeform 38">
          <svg:title/>
          <svg:desc/>
          <text:p text:style-name="a279" text:class-names="" text:cond-style-name=""><text:span text:style-name="a278"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67" draw:layer="Master1-bg" draw:style-name="a210" draw:name="Rectangle 6">
        <svg:title/>
        <svg:desc/>
        <text:p text:style-name="a209" text:class-names="" text:cond-style-name=""><text:span text:style-name="a208" text:class-names=""/></text:p>
        <draw:enhanced-geometry xmlns:dr3d="urn:oasis:names:tc:opendocument:xmlns:dr3d:1.0" draw:type="non-primitive" svg:viewBox="0 0 21600 21600" draw:enhanced-path="M 0 0 L 21600 0 21600 21600 0 21600 Z N"/>
      </draw:custom-shape>
      <draw:frame draw:id="id68" presentation:style-name="a214" draw:name="Title 1" svg:x="2.83566in" svg:y="0.68253in" svg:width="9.74594in" svg:height="1.4008in" presentation:class="title" presentation:placeholder="false">
        <draw:text-box>
          <text:p text:style-name="a213" text:class-names="" text:cond-style-name=""><text:span text:style-name="a211" text:class-names="">Modifiez le style du titre</text:span><text:span text:style-name="a212" text:class-names=""/></text:p>
        </draw:text-box>
        <svg:title/>
        <svg:desc/>
      </draw:frame>
      <draw:frame draw:id="id69" presentation:style-name="a231" draw:name="Content Placeholder 2" svg:x="2.8316in" svg:y="2.33333in" svg:width="9.75in" svg:height="4.13126in" presentation:class="object" presentation:placeholder="false">
        <draw:text-box>
          <text:list text:style-name="a217">
            <text:list-item>
              <text:p text:style-name="a216" text:class-names="" text:cond-style-name=""><text:span text:style-name="a215" text:class-names="">Cliquez pour modifier les styles du texte du masque</text:span></text:p>
            </text:list-item>
          </text:list>
          <text:list text:style-name="a220">
            <text:list-item>
              <text:list text:style-name="a220">
                <text:list-item>
                  <text:p text:style-name="a219" text:class-names="" text:cond-style-name=""><text:span text:style-name="a218" text:class-names="">Deuxième niveau</text:span></text:p>
                </text:list-item>
              </text:list>
            </text:list-item>
          </text:list>
          <text:list text:style-name="a223">
            <text:list-item>
              <text:list text:style-name="a223">
                <text:list-item>
                  <text:list text:style-name="a223">
                    <text:list-item>
                      <text:p text:style-name="a222" text:class-names="" text:cond-style-name=""><text:span text:style-name="a221" text:class-names="">Troisième niveau</text:span></text:p>
                    </text:list-item>
                  </text:list>
                </text:list-item>
              </text:list>
            </text:list-item>
          </text:list>
          <text:list text:style-name="a226">
            <text:list-item>
              <text:list text:style-name="a226">
                <text:list-item>
                  <text:list text:style-name="a226">
                    <text:list-item>
                      <text:list text:style-name="a226">
                        <text:list-item>
                          <text:p text:style-name="a225" text:class-names="" text:cond-style-name=""><text:span text:style-name="a224" text:class-names="">Quatrième niveau</text:span></text:p>
                        </text:list-item>
                      </text:list>
                    </text:list-item>
                  </text:list>
                </text:list-item>
              </text:list>
            </text:list-item>
          </text:list>
          <text:list text:style-name="a230">
            <text:list-item>
              <text:list text:style-name="a230">
                <text:list-item>
                  <text:list text:style-name="a230">
                    <text:list-item>
                      <text:list text:style-name="a230">
                        <text:list-item>
                          <text:list text:style-name="a230">
                            <text:list-item>
                              <text:p text:style-name="a229" text:class-names="" text:cond-style-name=""><text:span text:style-name="a227" text:class-names="">Cinquième niveau</text:span><text:span text:style-name="a228" text:class-names=""/></text:p>
                            </text:list-item>
                          </text:list>
                        </text:list-item>
                      </text:list>
                    </text:list-item>
                  </text:list>
                </text:list-item>
              </text:list>
            </text:list-item>
          </text:list>
        </draw:text-box>
        <svg:title/>
        <svg:desc/>
      </draw:frame>
      <draw:frame draw:id="id70" presentation:style-name="a235" draw:name="Date Placeholder 3" svg:x="11.3316in" svg:y="6.70433in" svg:width="1.25359in" svg:height="0.40507in" presentation:class="date-time" presentation:placeholder="false">
        <draw:text-box>
          <text:p text:style-name="a234" text:class-names="" text:cond-style-name=""><text:span text:style-name="a232" text:class-names=""><text:date text:fixed="false" style:data-style-name="a233">9/6/2022</text:date></text:span></text:p>
        </draw:text-box>
        <svg:title/>
        <svg:desc/>
      </draw:frame>
      <draw:frame draw:id="id71" presentation:style-name="a238" draw:name="Footer Placeholder 4" svg:x="2.8316in" svg:y="6.7102in" svg:width="8.33333in" svg:height="0.39931in" presentation:class="footer" presentation:placeholder="false">
        <draw:text-box>
          <text:p text:style-name="a237" text:class-names="" text:cond-style-name=""><text:span text:style-name="a236" text:class-names=""/></text:p>
        </draw:text-box>
        <svg:title/>
        <svg:desc/>
      </draw:frame>
      <draw:custom-shape svg:x="-0.00458in" svg:y="0.78125in" svg:width="1.73723in" svg:height="0.55479in" draw:id="id72" draw:style-name="a241" draw:name="Freeform 11">
        <svg:title/>
        <svg:desc/>
        <text:p text:style-name="a240" text:class-names="" text:cond-style-name=""><text:span text:style-name="a239"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73" presentation:style-name="a244" draw:name="Slide Number Placeholder 5" svg:x="0.5816in" svg:y="0.86153in" svg:width="0.85276in" svg:height="0.39931in" presentation:class="page-number" presentation:placeholder="false">
        <draw:text-box>
          <text:p text:style-name="a243" text:class-names="" text:cond-style-name=""><text:span text:style-name="a242" text:class-names=""><text:page-number style:num-format="1" text:fixed="false"/></text:span></text:p>
        </draw:text-box>
        <svg:title/>
        <svg:desc/>
      </draw:frame>
    </style:master-page>
    <style:master-page style:name="Master1-Layout3-secHead-Titre-de-section" style:page-layout-name="pageLayout1" draw:style-name="a318">
      <draw:g draw:name="Group 22" draw:id="id98">
        <svg:title/>
        <svg:desc/>
        <draw:custom-shape svg:x="0in" svg:y="2.8161in" svg:width="0.11006in" svg:height="0.68484in" draw:id="id119" draw:layer="Master1-bg" draw:style-name="a381" draw:name="Freeform 11">
          <svg:title/>
          <svg:desc/>
          <text:p text:style-name="a380" text:class-names="" text:cond-style-name=""><text:span text:style-name="a379"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120" draw:layer="Master1-bg" draw:style-name="a384" draw:name="Freeform 12">
          <svg:title/>
          <svg:desc/>
          <text:p text:style-name="a383" text:class-names="" text:cond-style-name=""><text:span text:style-name="a382"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121" draw:layer="Master1-bg" draw:style-name="a387" draw:name="Freeform 13">
          <svg:title/>
          <svg:desc/>
          <text:p text:style-name="a386" text:class-names="" text:cond-style-name=""><text:span text:style-name="a385"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122" draw:layer="Master1-bg" draw:style-name="a390" draw:name="Freeform 14">
          <svg:title/>
          <svg:desc/>
          <text:p text:style-name="a389" text:class-names="" text:cond-style-name=""><text:span text:style-name="a388"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123" draw:layer="Master1-bg" draw:style-name="a393" draw:name="Freeform 15">
          <svg:title/>
          <svg:desc/>
          <text:p text:style-name="a392" text:class-names="" text:cond-style-name=""><text:span text:style-name="a391"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124" draw:layer="Master1-bg" draw:style-name="a396" draw:name="Freeform 16">
          <svg:title/>
          <svg:desc/>
          <text:p text:style-name="a395" text:class-names="" text:cond-style-name=""><text:span text:style-name="a394"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125" draw:layer="Master1-bg" draw:style-name="a399" draw:name="Freeform 17">
          <svg:title/>
          <svg:desc/>
          <text:p text:style-name="a398" text:class-names="" text:cond-style-name=""><text:span text:style-name="a397"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126" draw:layer="Master1-bg" draw:style-name="a402" draw:name="Freeform 18">
          <svg:title/>
          <svg:desc/>
          <text:p text:style-name="a401" text:class-names="" text:cond-style-name=""><text:span text:style-name="a400"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127" draw:layer="Master1-bg" draw:style-name="a405" draw:name="Freeform 19">
          <svg:title/>
          <svg:desc/>
          <text:p text:style-name="a404" text:class-names="" text:cond-style-name=""><text:span text:style-name="a403"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128" draw:layer="Master1-bg" draw:style-name="a408" draw:name="Freeform 20">
          <svg:title/>
          <svg:desc/>
          <text:p text:style-name="a407" text:class-names="" text:cond-style-name=""><text:span text:style-name="a406"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129" draw:layer="Master1-bg" draw:style-name="a411" draw:name="Freeform 21">
          <svg:title/>
          <svg:desc/>
          <text:p text:style-name="a410" text:class-names="" text:cond-style-name=""><text:span text:style-name="a409"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130" draw:layer="Master1-bg" draw:style-name="a414" draw:name="Freeform 22">
          <svg:title/>
          <svg:desc/>
          <text:p text:style-name="a413" text:class-names="" text:cond-style-name=""><text:span text:style-name="a412"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99">
        <svg:title/>
        <svg:desc/>
        <draw:custom-shape svg:x="0.02977in" svg:y="0.00017in" svg:width="0.5406in" svg:height="4.81304in" draw:id="id107" draw:layer="Master1-bg" draw:style-name="a345" draw:name="Freeform 27">
          <svg:title/>
          <svg:desc/>
          <text:p text:style-name="a344" text:class-names="" text:cond-style-name=""><text:span text:style-name="a343"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108" draw:layer="Master1-bg" draw:style-name="a348" draw:name="Freeform 28">
          <svg:title/>
          <svg:desc/>
          <text:p text:style-name="a347" text:class-names="" text:cond-style-name=""><text:span text:style-name="a346"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109" draw:layer="Master1-bg" draw:style-name="a351" draw:name="Freeform 29">
          <svg:title/>
          <svg:desc/>
          <text:p text:style-name="a350" text:class-names="" text:cond-style-name=""><text:span text:style-name="a349"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110" draw:layer="Master1-bg" draw:style-name="a354" draw:name="Freeform 30">
          <svg:title/>
          <svg:desc/>
          <text:p text:style-name="a353" text:class-names="" text:cond-style-name=""><text:span text:style-name="a352"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9in" svg:width="0.19068in" svg:height="3.31066in" draw:id="id111" draw:layer="Master1-bg" draw:style-name="a357" draw:name="Freeform 31">
          <svg:title/>
          <svg:desc/>
          <text:p text:style-name="a356" text:class-names="" text:cond-style-name=""><text:span text:style-name="a355"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112" draw:layer="Master1-bg" draw:style-name="a360" draw:name="Freeform 32">
          <svg:title/>
          <svg:desc/>
          <text:p text:style-name="a359" text:class-names="" text:cond-style-name=""><text:span text:style-name="a358"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113" draw:layer="Master1-bg" draw:style-name="a363" draw:name="Freeform 33">
          <svg:title/>
          <svg:desc/>
          <text:p text:style-name="a362" text:class-names="" text:cond-style-name=""><text:span text:style-name="a361"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114" draw:layer="Master1-bg" draw:style-name="a366" draw:name="Freeform 34">
          <svg:title/>
          <svg:desc/>
          <text:p text:style-name="a365" text:class-names="" text:cond-style-name=""><text:span text:style-name="a364"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115" draw:layer="Master1-bg" draw:style-name="a369" draw:name="Freeform 35">
          <svg:title/>
          <svg:desc/>
          <text:p text:style-name="a368" text:class-names="" text:cond-style-name=""><text:span text:style-name="a367"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116" draw:layer="Master1-bg" draw:style-name="a372" draw:name="Freeform 36">
          <svg:title/>
          <svg:desc/>
          <text:p text:style-name="a371" text:class-names="" text:cond-style-name=""><text:span text:style-name="a370"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3in" svg:width="0.04191in" svg:height="0.24935in" draw:id="id117" draw:layer="Master1-bg" draw:style-name="a375" draw:name="Freeform 37">
          <svg:title/>
          <svg:desc/>
          <text:p text:style-name="a374" text:class-names="" text:cond-style-name=""><text:span text:style-name="a373"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1in" draw:id="id118" draw:layer="Master1-bg" draw:style-name="a378" draw:name="Freeform 38">
          <svg:title/>
          <svg:desc/>
          <text:p text:style-name="a377" text:class-names="" text:cond-style-name=""><text:span text:style-name="a376"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100" draw:layer="Master1-bg" draw:style-name="a321" draw:name="Rectangle 6">
        <svg:title/>
        <svg:desc/>
        <text:p text:style-name="a320" text:class-names="" text:cond-style-name=""><text:span text:style-name="a319" text:class-names=""/></text:p>
        <draw:enhanced-geometry xmlns:dr3d="urn:oasis:names:tc:opendocument:xmlns:dr3d:1.0" draw:type="non-primitive" svg:viewBox="0 0 21600 21600" draw:enhanced-path="M 0 0 L 21600 0 21600 21600 0 21600 Z N"/>
      </draw:custom-shape>
      <draw:frame draw:id="id101" presentation:style-name="a325" draw:name="Title 1" svg:x="2.8316in" svg:y="2.25148in" svg:width="9.75in" svg:height="1.6063in" presentation:class="title" presentation:placeholder="false">
        <draw:text-box>
          <text:p text:style-name="a324" text:class-names="" text:cond-style-name=""><text:span text:style-name="a322" text:class-names="">Modifiez le style du titre</text:span><text:span text:style-name="a323" text:class-names=""/></text:p>
        </draw:text-box>
        <svg:title/>
        <svg:desc/>
      </draw:frame>
      <draw:frame draw:id="id102" presentation:style-name="a329" draw:name="Text Placeholder 2" svg:x="2.8316in" svg:y="3.8606in" svg:width="9.75in" svg:height="0.94094in" presentation:class="outline" presentation:placeholder="false">
        <draw:text-box>
          <text:list text:style-name="a328">
            <text:list-item>
              <text:p text:style-name="a327" text:class-names="" text:cond-style-name=""><text:span text:style-name="a326" text:class-names="">Cliquez pour modifier les styles du texte du masque</text:span></text:p>
            </text:list-item>
          </text:list>
        </draw:text-box>
        <svg:title/>
        <svg:desc/>
      </draw:frame>
      <draw:frame draw:id="id103" presentation:style-name="a333" draw:name="Date Placeholder 3" svg:x="11.3316in" svg:y="6.70433in" svg:width="1.25359in" svg:height="0.40507in" presentation:class="date-time" presentation:placeholder="false">
        <draw:text-box>
          <text:p text:style-name="a332" text:class-names="" text:cond-style-name=""><text:span text:style-name="a330" text:class-names=""><text:date text:fixed="false" style:data-style-name="a331">9/6/2022</text:date></text:span></text:p>
        </draw:text-box>
        <svg:title/>
        <svg:desc/>
      </draw:frame>
      <draw:frame draw:id="id104" presentation:style-name="a336" draw:name="Footer Placeholder 4" svg:x="2.8316in" svg:y="6.7102in" svg:width="8.33333in" svg:height="0.39931in" presentation:class="footer" presentation:placeholder="false">
        <draw:text-box>
          <text:p text:style-name="a335" text:class-names="" text:cond-style-name=""><text:span text:style-name="a334" text:class-names=""/></text:p>
        </draw:text-box>
        <svg:title/>
        <svg:desc/>
      </draw:frame>
      <draw:custom-shape svg:x="-0.00458in" svg:y="3.47569in" svg:width="1.73723in" svg:height="0.55479in" draw:id="id105" draw:style-name="a339" draw:name="Freeform 11">
        <svg:title/>
        <svg:desc/>
        <text:p text:style-name="a338" text:class-names="" text:cond-style-name=""><text:span text:style-name="a337"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106" presentation:style-name="a342" draw:name="Slide Number Placeholder 5" svg:x="0.5816in" svg:y="3.54783in" svg:width="0.85276in" svg:height="0.39931in" presentation:class="page-number" presentation:placeholder="false">
        <draw:text-box>
          <text:p text:style-name="a341" text:class-names="" text:cond-style-name=""><text:span text:style-name="a340" text:class-names=""><text:page-number style:num-format="1" text:fixed="false"/></text:span></text:p>
        </draw:text-box>
        <svg:title/>
        <svg:desc/>
      </draw:frame>
    </style:master-page>
    <style:master-page style:name="Master1-Layout4-twoObj-Deux-contenus" style:page-layout-name="pageLayout1" draw:style-name="a416">
      <draw:g draw:name="Group 22" draw:id="id131">
        <svg:title/>
        <svg:desc/>
        <draw:custom-shape svg:x="0in" svg:y="2.8161in" svg:width="0.11006in" svg:height="0.68484in" draw:id="id153" draw:layer="Master1-bg" draw:style-name="a509" draw:name="Freeform 11">
          <svg:title/>
          <svg:desc/>
          <text:p text:style-name="a508" text:class-names="" text:cond-style-name=""><text:span text:style-name="a507"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154" draw:layer="Master1-bg" draw:style-name="a512" draw:name="Freeform 12">
          <svg:title/>
          <svg:desc/>
          <text:p text:style-name="a511" text:class-names="" text:cond-style-name=""><text:span text:style-name="a510"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155" draw:layer="Master1-bg" draw:style-name="a515" draw:name="Freeform 13">
          <svg:title/>
          <svg:desc/>
          <text:p text:style-name="a514" text:class-names="" text:cond-style-name=""><text:span text:style-name="a513"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156" draw:layer="Master1-bg" draw:style-name="a518" draw:name="Freeform 14">
          <svg:title/>
          <svg:desc/>
          <text:p text:style-name="a517" text:class-names="" text:cond-style-name=""><text:span text:style-name="a516"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157" draw:layer="Master1-bg" draw:style-name="a521" draw:name="Freeform 15">
          <svg:title/>
          <svg:desc/>
          <text:p text:style-name="a520" text:class-names="" text:cond-style-name=""><text:span text:style-name="a519"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158" draw:layer="Master1-bg" draw:style-name="a524" draw:name="Freeform 16">
          <svg:title/>
          <svg:desc/>
          <text:p text:style-name="a523" text:class-names="" text:cond-style-name=""><text:span text:style-name="a522"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159" draw:layer="Master1-bg" draw:style-name="a527" draw:name="Freeform 17">
          <svg:title/>
          <svg:desc/>
          <text:p text:style-name="a526" text:class-names="" text:cond-style-name=""><text:span text:style-name="a525"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160" draw:layer="Master1-bg" draw:style-name="a530" draw:name="Freeform 18">
          <svg:title/>
          <svg:desc/>
          <text:p text:style-name="a529" text:class-names="" text:cond-style-name=""><text:span text:style-name="a528"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161" draw:layer="Master1-bg" draw:style-name="a533" draw:name="Freeform 19">
          <svg:title/>
          <svg:desc/>
          <text:p text:style-name="a532" text:class-names="" text:cond-style-name=""><text:span text:style-name="a531"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162" draw:layer="Master1-bg" draw:style-name="a536" draw:name="Freeform 20">
          <svg:title/>
          <svg:desc/>
          <text:p text:style-name="a535" text:class-names="" text:cond-style-name=""><text:span text:style-name="a534"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163" draw:layer="Master1-bg" draw:style-name="a539" draw:name="Freeform 21">
          <svg:title/>
          <svg:desc/>
          <text:p text:style-name="a538" text:class-names="" text:cond-style-name=""><text:span text:style-name="a537"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164" draw:layer="Master1-bg" draw:style-name="a542" draw:name="Freeform 22">
          <svg:title/>
          <svg:desc/>
          <text:p text:style-name="a541" text:class-names="" text:cond-style-name=""><text:span text:style-name="a540"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132">
        <svg:title/>
        <svg:desc/>
        <draw:custom-shape svg:x="0.02977in" svg:y="0.00017in" svg:width="0.5406in" svg:height="4.81304in" draw:id="id141" draw:layer="Master1-bg" draw:style-name="a473" draw:name="Freeform 27">
          <svg:title/>
          <svg:desc/>
          <text:p text:style-name="a472" text:class-names="" text:cond-style-name=""><text:span text:style-name="a471"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142" draw:layer="Master1-bg" draw:style-name="a476" draw:name="Freeform 28">
          <svg:title/>
          <svg:desc/>
          <text:p text:style-name="a475" text:class-names="" text:cond-style-name=""><text:span text:style-name="a474"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143" draw:layer="Master1-bg" draw:style-name="a479" draw:name="Freeform 29">
          <svg:title/>
          <svg:desc/>
          <text:p text:style-name="a478" text:class-names="" text:cond-style-name=""><text:span text:style-name="a477"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144" draw:layer="Master1-bg" draw:style-name="a482" draw:name="Freeform 30">
          <svg:title/>
          <svg:desc/>
          <text:p text:style-name="a481" text:class-names="" text:cond-style-name=""><text:span text:style-name="a480"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9in" svg:width="0.19068in" svg:height="3.31066in" draw:id="id145" draw:layer="Master1-bg" draw:style-name="a485" draw:name="Freeform 31">
          <svg:title/>
          <svg:desc/>
          <text:p text:style-name="a484" text:class-names="" text:cond-style-name=""><text:span text:style-name="a483"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146" draw:layer="Master1-bg" draw:style-name="a488" draw:name="Freeform 32">
          <svg:title/>
          <svg:desc/>
          <text:p text:style-name="a487" text:class-names="" text:cond-style-name=""><text:span text:style-name="a486"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147" draw:layer="Master1-bg" draw:style-name="a491" draw:name="Freeform 33">
          <svg:title/>
          <svg:desc/>
          <text:p text:style-name="a490" text:class-names="" text:cond-style-name=""><text:span text:style-name="a489"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148" draw:layer="Master1-bg" draw:style-name="a494" draw:name="Freeform 34">
          <svg:title/>
          <svg:desc/>
          <text:p text:style-name="a493" text:class-names="" text:cond-style-name=""><text:span text:style-name="a492"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149" draw:layer="Master1-bg" draw:style-name="a497" draw:name="Freeform 35">
          <svg:title/>
          <svg:desc/>
          <text:p text:style-name="a496" text:class-names="" text:cond-style-name=""><text:span text:style-name="a495"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150" draw:layer="Master1-bg" draw:style-name="a500" draw:name="Freeform 36">
          <svg:title/>
          <svg:desc/>
          <text:p text:style-name="a499" text:class-names="" text:cond-style-name=""><text:span text:style-name="a498"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3in" svg:width="0.04191in" svg:height="0.24935in" draw:id="id151" draw:layer="Master1-bg" draw:style-name="a503" draw:name="Freeform 37">
          <svg:title/>
          <svg:desc/>
          <text:p text:style-name="a502" text:class-names="" text:cond-style-name=""><text:span text:style-name="a501"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1in" draw:id="id152" draw:layer="Master1-bg" draw:style-name="a506" draw:name="Freeform 38">
          <svg:title/>
          <svg:desc/>
          <text:p text:style-name="a505" text:class-names="" text:cond-style-name=""><text:span text:style-name="a504"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133" draw:layer="Master1-bg" draw:style-name="a419" draw:name="Rectangle 6">
        <svg:title/>
        <svg:desc/>
        <text:p text:style-name="a418" text:class-names="" text:cond-style-name=""><text:span text:style-name="a417" text:class-names=""/></text:p>
        <draw:enhanced-geometry xmlns:dr3d="urn:oasis:names:tc:opendocument:xmlns:dr3d:1.0" draw:type="non-primitive" svg:viewBox="0 0 21600 21600" draw:enhanced-path="M 0 0 L 21600 0 21600 21600 0 21600 Z N"/>
      </draw:custom-shape>
      <draw:frame draw:id="id134" presentation:style-name="a423" draw:name="Title 7" svg:x="2.83566in" svg:y="0.68253in" svg:width="9.74594in" svg:height="1.4008in" presentation:class="title" presentation:placeholder="false">
        <draw:text-box>
          <text:p text:style-name="a422" text:class-names="" text:cond-style-name=""><text:span text:style-name="a420" text:class-names="">Modifiez le style du titre</text:span><text:span text:style-name="a421" text:class-names=""/></text:p>
        </draw:text-box>
        <svg:title/>
        <svg:desc/>
      </draw:frame>
      <draw:frame draw:id="id135" presentation:style-name="a440" draw:name="Content Placeholder 2" svg:x="2.8316in" svg:y="2.33333in" svg:width="4.7177in" svg:height="4.13126in" presentation:class="object" presentation:placeholder="false">
        <draw:text-box>
          <text:list text:style-name="a426">
            <text:list-item>
              <text:p text:style-name="a425" text:class-names="" text:cond-style-name=""><text:span text:style-name="a424" text:class-names="">Cliquez pour modifier les styles du texte du masque</text:span></text:p>
            </text:list-item>
          </text:list>
          <text:list text:style-name="a429">
            <text:list-item>
              <text:list text:style-name="a429">
                <text:list-item>
                  <text:p text:style-name="a428" text:class-names="" text:cond-style-name=""><text:span text:style-name="a427" text:class-names="">Deuxième niveau</text:span></text:p>
                </text:list-item>
              </text:list>
            </text:list-item>
          </text:list>
          <text:list text:style-name="a432">
            <text:list-item>
              <text:list text:style-name="a432">
                <text:list-item>
                  <text:list text:style-name="a432">
                    <text:list-item>
                      <text:p text:style-name="a431" text:class-names="" text:cond-style-name=""><text:span text:style-name="a430" text:class-names="">Troisième niveau</text:span></text:p>
                    </text:list-item>
                  </text:list>
                </text:list-item>
              </text:list>
            </text:list-item>
          </text:list>
          <text:list text:style-name="a435">
            <text:list-item>
              <text:list text:style-name="a435">
                <text:list-item>
                  <text:list text:style-name="a435">
                    <text:list-item>
                      <text:list text:style-name="a435">
                        <text:list-item>
                          <text:p text:style-name="a434" text:class-names="" text:cond-style-name=""><text:span text:style-name="a433" text:class-names="">Quatrième niveau</text:span></text:p>
                        </text:list-item>
                      </text:list>
                    </text:list-item>
                  </text:list>
                </text:list-item>
              </text:list>
            </text:list-item>
          </text:list>
          <text:list text:style-name="a439">
            <text:list-item>
              <text:list text:style-name="a439">
                <text:list-item>
                  <text:list text:style-name="a439">
                    <text:list-item>
                      <text:list text:style-name="a439">
                        <text:list-item>
                          <text:list text:style-name="a439">
                            <text:list-item>
                              <text:p text:style-name="a438" text:class-names="" text:cond-style-name=""><text:span text:style-name="a436" text:class-names="">Cinquième niveau</text:span><text:span text:style-name="a437" text:class-names=""/></text:p>
                            </text:list-item>
                          </text:list>
                        </text:list-item>
                      </text:list>
                    </text:list-item>
                  </text:list>
                </text:list-item>
              </text:list>
            </text:list-item>
          </text:list>
        </draw:text-box>
        <svg:title/>
        <svg:desc/>
      </draw:frame>
      <draw:frame draw:id="id136" presentation:style-name="a457" draw:name="Content Placeholder 3" svg:x="7.8639in" svg:y="2.32526in" svg:width="4.7177in" svg:height="4.13126in" presentation:class="object" presentation:placeholder="false">
        <draw:text-box>
          <text:list text:style-name="a443">
            <text:list-item>
              <text:p text:style-name="a442" text:class-names="" text:cond-style-name=""><text:span text:style-name="a441" text:class-names="">Cliquez pour modifier les styles du texte du masque</text:span></text:p>
            </text:list-item>
          </text:list>
          <text:list text:style-name="a446">
            <text:list-item>
              <text:list text:style-name="a446">
                <text:list-item>
                  <text:p text:style-name="a445" text:class-names="" text:cond-style-name=""><text:span text:style-name="a444" text:class-names="">Deuxième niveau</text:span></text:p>
                </text:list-item>
              </text:list>
            </text:list-item>
          </text:list>
          <text:list text:style-name="a449">
            <text:list-item>
              <text:list text:style-name="a449">
                <text:list-item>
                  <text:list text:style-name="a449">
                    <text:list-item>
                      <text:p text:style-name="a448" text:class-names="" text:cond-style-name=""><text:span text:style-name="a447" text:class-names="">Troisième niveau</text:span></text:p>
                    </text:list-item>
                  </text:list>
                </text:list-item>
              </text:list>
            </text:list-item>
          </text:list>
          <text:list text:style-name="a452">
            <text:list-item>
              <text:list text:style-name="a452">
                <text:list-item>
                  <text:list text:style-name="a452">
                    <text:list-item>
                      <text:list text:style-name="a452">
                        <text:list-item>
                          <text:p text:style-name="a451" text:class-names="" text:cond-style-name=""><text:span text:style-name="a450" text:class-names="">Quatrième niveau</text:span></text:p>
                        </text:list-item>
                      </text:list>
                    </text:list-item>
                  </text:list>
                </text:list-item>
              </text:list>
            </text:list-item>
          </text:list>
          <text:list text:style-name="a456">
            <text:list-item>
              <text:list text:style-name="a456">
                <text:list-item>
                  <text:list text:style-name="a456">
                    <text:list-item>
                      <text:list text:style-name="a456">
                        <text:list-item>
                          <text:list text:style-name="a456">
                            <text:list-item>
                              <text:p text:style-name="a455" text:class-names="" text:cond-style-name=""><text:span text:style-name="a453" text:class-names="">Cinquième niveau</text:span><text:span text:style-name="a454" text:class-names=""/></text:p>
                            </text:list-item>
                          </text:list>
                        </text:list-item>
                      </text:list>
                    </text:list-item>
                  </text:list>
                </text:list-item>
              </text:list>
            </text:list-item>
          </text:list>
        </draw:text-box>
        <svg:title/>
        <svg:desc/>
      </draw:frame>
      <draw:frame draw:id="id137" presentation:style-name="a461" draw:name="Date Placeholder 4" svg:x="11.3316in" svg:y="6.70433in" svg:width="1.25359in" svg:height="0.40507in" presentation:class="date-time" presentation:placeholder="false">
        <draw:text-box>
          <text:p text:style-name="a460" text:class-names="" text:cond-style-name=""><text:span text:style-name="a458" text:class-names=""><text:date text:fixed="false" style:data-style-name="a459">9/6/2022</text:date></text:span></text:p>
        </draw:text-box>
        <svg:title/>
        <svg:desc/>
      </draw:frame>
      <draw:frame draw:id="id138" presentation:style-name="a464" draw:name="Footer Placeholder 5" svg:x="2.8316in" svg:y="6.7102in" svg:width="8.33333in" svg:height="0.39931in" presentation:class="footer" presentation:placeholder="false">
        <draw:text-box>
          <text:p text:style-name="a463" text:class-names="" text:cond-style-name=""><text:span text:style-name="a462" text:class-names=""/></text:p>
        </draw:text-box>
        <svg:title/>
        <svg:desc/>
      </draw:frame>
      <draw:custom-shape svg:x="-0.00458in" svg:y="0.78125in" svg:width="1.73723in" svg:height="0.55479in" draw:id="id139" draw:style-name="a467" draw:name="Freeform 11">
        <svg:title/>
        <svg:desc/>
        <text:p text:style-name="a466" text:class-names="" text:cond-style-name=""><text:span text:style-name="a465"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140" presentation:style-name="a470" draw:name="Slide Number Placeholder 5" svg:x="0.5816in" svg:y="0.86153in" svg:width="0.85276in" svg:height="0.39931in" presentation:class="page-number" presentation:placeholder="false">
        <draw:text-box>
          <text:p text:style-name="a469" text:class-names="" text:cond-style-name=""><text:span text:style-name="a468" text:class-names=""><text:page-number style:num-format="1" text:fixed="false"/></text:span></text:p>
        </draw:text-box>
        <svg:title/>
        <svg:desc/>
      </draw:frame>
    </style:master-page>
    <style:master-page style:name="Master1-Layout5-twoTxTwoObj-Comparaison" style:page-layout-name="pageLayout1" draw:style-name="a544">
      <draw:g draw:name="Group 22" draw:id="id165">
        <svg:title/>
        <svg:desc/>
        <draw:custom-shape svg:x="0in" svg:y="2.8161in" svg:width="0.11006in" svg:height="0.68484in" draw:id="id189" draw:layer="Master1-bg" draw:style-name="a645" draw:name="Freeform 11">
          <svg:title/>
          <svg:desc/>
          <text:p text:style-name="a644" text:class-names="" text:cond-style-name=""><text:span text:style-name="a643"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190" draw:layer="Master1-bg" draw:style-name="a648" draw:name="Freeform 12">
          <svg:title/>
          <svg:desc/>
          <text:p text:style-name="a647" text:class-names="" text:cond-style-name=""><text:span text:style-name="a646"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191" draw:layer="Master1-bg" draw:style-name="a651" draw:name="Freeform 13">
          <svg:title/>
          <svg:desc/>
          <text:p text:style-name="a650" text:class-names="" text:cond-style-name=""><text:span text:style-name="a649"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192" draw:layer="Master1-bg" draw:style-name="a654" draw:name="Freeform 14">
          <svg:title/>
          <svg:desc/>
          <text:p text:style-name="a653" text:class-names="" text:cond-style-name=""><text:span text:style-name="a652"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193" draw:layer="Master1-bg" draw:style-name="a657" draw:name="Freeform 15">
          <svg:title/>
          <svg:desc/>
          <text:p text:style-name="a656" text:class-names="" text:cond-style-name=""><text:span text:style-name="a655"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194" draw:layer="Master1-bg" draw:style-name="a660" draw:name="Freeform 16">
          <svg:title/>
          <svg:desc/>
          <text:p text:style-name="a659" text:class-names="" text:cond-style-name=""><text:span text:style-name="a658"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195" draw:layer="Master1-bg" draw:style-name="a663" draw:name="Freeform 17">
          <svg:title/>
          <svg:desc/>
          <text:p text:style-name="a662" text:class-names="" text:cond-style-name=""><text:span text:style-name="a661"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196" draw:layer="Master1-bg" draw:style-name="a666" draw:name="Freeform 18">
          <svg:title/>
          <svg:desc/>
          <text:p text:style-name="a665" text:class-names="" text:cond-style-name=""><text:span text:style-name="a664"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197" draw:layer="Master1-bg" draw:style-name="a669" draw:name="Freeform 19">
          <svg:title/>
          <svg:desc/>
          <text:p text:style-name="a668" text:class-names="" text:cond-style-name=""><text:span text:style-name="a667"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198" draw:layer="Master1-bg" draw:style-name="a672" draw:name="Freeform 20">
          <svg:title/>
          <svg:desc/>
          <text:p text:style-name="a671" text:class-names="" text:cond-style-name=""><text:span text:style-name="a670"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199" draw:layer="Master1-bg" draw:style-name="a675" draw:name="Freeform 21">
          <svg:title/>
          <svg:desc/>
          <text:p text:style-name="a674" text:class-names="" text:cond-style-name=""><text:span text:style-name="a673"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200" draw:layer="Master1-bg" draw:style-name="a678" draw:name="Freeform 22">
          <svg:title/>
          <svg:desc/>
          <text:p text:style-name="a677" text:class-names="" text:cond-style-name=""><text:span text:style-name="a676"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166">
        <svg:title/>
        <svg:desc/>
        <draw:custom-shape svg:x="0.02977in" svg:y="0.00017in" svg:width="0.5406in" svg:height="4.81304in" draw:id="id177" draw:layer="Master1-bg" draw:style-name="a609" draw:name="Freeform 27">
          <svg:title/>
          <svg:desc/>
          <text:p text:style-name="a608" text:class-names="" text:cond-style-name=""><text:span text:style-name="a607"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178" draw:layer="Master1-bg" draw:style-name="a612" draw:name="Freeform 28">
          <svg:title/>
          <svg:desc/>
          <text:p text:style-name="a611" text:class-names="" text:cond-style-name=""><text:span text:style-name="a610"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179" draw:layer="Master1-bg" draw:style-name="a615" draw:name="Freeform 29">
          <svg:title/>
          <svg:desc/>
          <text:p text:style-name="a614" text:class-names="" text:cond-style-name=""><text:span text:style-name="a613"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180" draw:layer="Master1-bg" draw:style-name="a618" draw:name="Freeform 30">
          <svg:title/>
          <svg:desc/>
          <text:p text:style-name="a617" text:class-names="" text:cond-style-name=""><text:span text:style-name="a616"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9in" svg:width="0.19068in" svg:height="3.31066in" draw:id="id181" draw:layer="Master1-bg" draw:style-name="a621" draw:name="Freeform 31">
          <svg:title/>
          <svg:desc/>
          <text:p text:style-name="a620" text:class-names="" text:cond-style-name=""><text:span text:style-name="a619"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182" draw:layer="Master1-bg" draw:style-name="a624" draw:name="Freeform 32">
          <svg:title/>
          <svg:desc/>
          <text:p text:style-name="a623" text:class-names="" text:cond-style-name=""><text:span text:style-name="a622"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183" draw:layer="Master1-bg" draw:style-name="a627" draw:name="Freeform 33">
          <svg:title/>
          <svg:desc/>
          <text:p text:style-name="a626" text:class-names="" text:cond-style-name=""><text:span text:style-name="a625"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184" draw:layer="Master1-bg" draw:style-name="a630" draw:name="Freeform 34">
          <svg:title/>
          <svg:desc/>
          <text:p text:style-name="a629" text:class-names="" text:cond-style-name=""><text:span text:style-name="a628"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185" draw:layer="Master1-bg" draw:style-name="a633" draw:name="Freeform 35">
          <svg:title/>
          <svg:desc/>
          <text:p text:style-name="a632" text:class-names="" text:cond-style-name=""><text:span text:style-name="a631"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186" draw:layer="Master1-bg" draw:style-name="a636" draw:name="Freeform 36">
          <svg:title/>
          <svg:desc/>
          <text:p text:style-name="a635" text:class-names="" text:cond-style-name=""><text:span text:style-name="a634"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3in" svg:width="0.04191in" svg:height="0.24935in" draw:id="id187" draw:layer="Master1-bg" draw:style-name="a639" draw:name="Freeform 37">
          <svg:title/>
          <svg:desc/>
          <text:p text:style-name="a638" text:class-names="" text:cond-style-name=""><text:span text:style-name="a637"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1in" draw:id="id188" draw:layer="Master1-bg" draw:style-name="a642" draw:name="Freeform 38">
          <svg:title/>
          <svg:desc/>
          <text:p text:style-name="a641" text:class-names="" text:cond-style-name=""><text:span text:style-name="a640"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167" draw:layer="Master1-bg" draw:style-name="a547" draw:name="Rectangle 6">
        <svg:title/>
        <svg:desc/>
        <text:p text:style-name="a546" text:class-names="" text:cond-style-name=""><text:span text:style-name="a545" text:class-names=""/></text:p>
        <draw:enhanced-geometry xmlns:dr3d="urn:oasis:names:tc:opendocument:xmlns:dr3d:1.0" draw:type="non-primitive" svg:viewBox="0 0 21600 21600" draw:enhanced-path="M 0 0 L 21600 0 21600 21600 0 21600 Z N"/>
      </draw:custom-shape>
      <draw:frame draw:id="id168" presentation:style-name="a551" draw:name="Title 9" svg:x="2.83566in" svg:y="0.68253in" svg:width="9.74594in" svg:height="1.4008in" presentation:class="title" presentation:placeholder="false">
        <draw:text-box>
          <text:p text:style-name="a550" text:class-names="" text:cond-style-name=""><text:span text:style-name="a548" text:class-names="">Modifiez le style du titre</text:span><text:span text:style-name="a549" text:class-names=""/></text:p>
        </draw:text-box>
        <svg:title/>
        <svg:desc/>
      </draw:frame>
      <draw:frame draw:id="id169" presentation:style-name="a555" draw:name="Text Placeholder 2" svg:x="3.21454in" svg:y="2.15737in" svg:width="4.3665in" svg:height="0.63021in" presentation:class="outline" presentation:placeholder="false">
        <draw:text-box>
          <text:list text:style-name="a554">
            <text:list-item>
              <text:p text:style-name="a553" text:class-names="" text:cond-style-name=""><text:span text:style-name="a552" text:class-names="">Cliquez pour modifier les styles du texte du masque</text:span></text:p>
            </text:list-item>
          </text:list>
        </draw:text-box>
        <svg:title/>
        <svg:desc/>
      </draw:frame>
      <draw:frame draw:id="id170" presentation:style-name="a572" draw:name="Content Placeholder 3" svg:x="2.8316in" svg:y="2.78758in" svg:width="4.74945in" svg:height="3.66804in" presentation:class="object" presentation:placeholder="false">
        <draw:text-box>
          <text:list text:style-name="a558">
            <text:list-item>
              <text:p text:style-name="a557" text:class-names="" text:cond-style-name=""><text:span text:style-name="a556" text:class-names="">Cliquez pour modifier les styles du texte du masque</text:span></text:p>
            </text:list-item>
          </text:list>
          <text:list text:style-name="a561">
            <text:list-item>
              <text:list text:style-name="a561">
                <text:list-item>
                  <text:p text:style-name="a560" text:class-names="" text:cond-style-name=""><text:span text:style-name="a559" text:class-names="">Deuxième niveau</text:span></text:p>
                </text:list-item>
              </text:list>
            </text:list-item>
          </text:list>
          <text:list text:style-name="a564">
            <text:list-item>
              <text:list text:style-name="a564">
                <text:list-item>
                  <text:list text:style-name="a564">
                    <text:list-item>
                      <text:p text:style-name="a563" text:class-names="" text:cond-style-name=""><text:span text:style-name="a562" text:class-names="">Troisième niveau</text:span></text:p>
                    </text:list-item>
                  </text:list>
                </text:list-item>
              </text:list>
            </text:list-item>
          </text:list>
          <text:list text:style-name="a567">
            <text:list-item>
              <text:list text:style-name="a567">
                <text:list-item>
                  <text:list text:style-name="a567">
                    <text:list-item>
                      <text:list text:style-name="a567">
                        <text:list-item>
                          <text:p text:style-name="a566" text:class-names="" text:cond-style-name=""><text:span text:style-name="a565" text:class-names="">Quatrième niveau</text:span></text:p>
                        </text:list-item>
                      </text:list>
                    </text:list-item>
                  </text:list>
                </text:list-item>
              </text:list>
            </text:list-item>
          </text:list>
          <text:list text:style-name="a571">
            <text:list-item>
              <text:list text:style-name="a571">
                <text:list-item>
                  <text:list text:style-name="a571">
                    <text:list-item>
                      <text:list text:style-name="a571">
                        <text:list-item>
                          <text:list text:style-name="a571">
                            <text:list-item>
                              <text:p text:style-name="a570" text:class-names="" text:cond-style-name=""><text:span text:style-name="a568" text:class-names="">Cinquième niveau</text:span><text:span text:style-name="a569" text:class-names=""/></text:p>
                            </text:list-item>
                          </text:list>
                        </text:list-item>
                      </text:list>
                    </text:list-item>
                  </text:list>
                </text:list-item>
              </text:list>
            </text:list-item>
          </text:list>
        </draw:text-box>
        <svg:title/>
        <svg:desc/>
      </draw:frame>
      <draw:frame draw:id="id171" presentation:style-name="a576" draw:name="Text Placeholder 4" svg:x="8.20935in" svg:y="2.15384in" svg:width="4.37336in" svg:height="0.63021in" presentation:class="outline" presentation:placeholder="false">
        <draw:text-box>
          <text:list text:style-name="a575">
            <text:list-item>
              <text:p text:style-name="a574" text:class-names="" text:cond-style-name=""><text:span text:style-name="a573" text:class-names="">Cliquez pour modifier les styles du texte du masque</text:span></text:p>
            </text:list-item>
          </text:list>
        </draw:text-box>
        <svg:title/>
        <svg:desc/>
      </draw:frame>
      <draw:frame draw:id="id172" presentation:style-name="a593" draw:name="Content Placeholder 5" svg:x="7.83788in" svg:y="2.78405in" svg:width="4.74483in" svg:height="3.66804in" presentation:class="object" presentation:placeholder="false">
        <draw:text-box>
          <text:list text:style-name="a579">
            <text:list-item>
              <text:p text:style-name="a578" text:class-names="" text:cond-style-name=""><text:span text:style-name="a577" text:class-names="">Cliquez pour modifier les styles du texte du masque</text:span></text:p>
            </text:list-item>
          </text:list>
          <text:list text:style-name="a582">
            <text:list-item>
              <text:list text:style-name="a582">
                <text:list-item>
                  <text:p text:style-name="a581" text:class-names="" text:cond-style-name=""><text:span text:style-name="a580" text:class-names="">Deuxième niveau</text:span></text:p>
                </text:list-item>
              </text:list>
            </text:list-item>
          </text:list>
          <text:list text:style-name="a585">
            <text:list-item>
              <text:list text:style-name="a585">
                <text:list-item>
                  <text:list text:style-name="a585">
                    <text:list-item>
                      <text:p text:style-name="a584" text:class-names="" text:cond-style-name=""><text:span text:style-name="a583" text:class-names="">Troisième niveau</text:span></text:p>
                    </text:list-item>
                  </text:list>
                </text:list-item>
              </text:list>
            </text:list-item>
          </text:list>
          <text:list text:style-name="a588">
            <text:list-item>
              <text:list text:style-name="a588">
                <text:list-item>
                  <text:list text:style-name="a588">
                    <text:list-item>
                      <text:list text:style-name="a588">
                        <text:list-item>
                          <text:p text:style-name="a587" text:class-names="" text:cond-style-name=""><text:span text:style-name="a586" text:class-names="">Quatrième niveau</text:span></text:p>
                        </text:list-item>
                      </text:list>
                    </text:list-item>
                  </text:list>
                </text:list-item>
              </text:list>
            </text:list-item>
          </text:list>
          <text:list text:style-name="a592">
            <text:list-item>
              <text:list text:style-name="a592">
                <text:list-item>
                  <text:list text:style-name="a592">
                    <text:list-item>
                      <text:list text:style-name="a592">
                        <text:list-item>
                          <text:list text:style-name="a592">
                            <text:list-item>
                              <text:p text:style-name="a591" text:class-names="" text:cond-style-name=""><text:span text:style-name="a589" text:class-names="">Cinquième niveau</text:span><text:span text:style-name="a590" text:class-names=""/></text:p>
                            </text:list-item>
                          </text:list>
                        </text:list-item>
                      </text:list>
                    </text:list-item>
                  </text:list>
                </text:list-item>
              </text:list>
            </text:list-item>
          </text:list>
        </draw:text-box>
        <svg:title/>
        <svg:desc/>
      </draw:frame>
      <draw:frame draw:id="id173" presentation:style-name="a597" draw:name="Date Placeholder 6" svg:x="11.3316in" svg:y="6.70433in" svg:width="1.25359in" svg:height="0.40507in" presentation:class="date-time" presentation:placeholder="false">
        <draw:text-box>
          <text:p text:style-name="a596" text:class-names="" text:cond-style-name=""><text:span text:style-name="a594" text:class-names=""><text:date text:fixed="false" style:data-style-name="a595">9/6/2022</text:date></text:span></text:p>
        </draw:text-box>
        <svg:title/>
        <svg:desc/>
      </draw:frame>
      <draw:frame draw:id="id174" presentation:style-name="a600" draw:name="Footer Placeholder 7" svg:x="2.8316in" svg:y="6.7102in" svg:width="8.33333in" svg:height="0.39931in" presentation:class="footer" presentation:placeholder="false">
        <draw:text-box>
          <text:p text:style-name="a599" text:class-names="" text:cond-style-name=""><text:span text:style-name="a598" text:class-names=""/></text:p>
        </draw:text-box>
        <svg:title/>
        <svg:desc/>
      </draw:frame>
      <draw:custom-shape svg:x="-0.00458in" svg:y="0.78125in" svg:width="1.73723in" svg:height="0.55479in" draw:id="id175" draw:style-name="a603" draw:name="Freeform 11">
        <svg:title/>
        <svg:desc/>
        <text:p text:style-name="a602" text:class-names="" text:cond-style-name=""><text:span text:style-name="a601"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176" presentation:style-name="a606" draw:name="Slide Number Placeholder 5" svg:x="0.5816in" svg:y="0.86153in" svg:width="0.85276in" svg:height="0.39931in" presentation:class="page-number" presentation:placeholder="false">
        <draw:text-box>
          <text:p text:style-name="a605" text:class-names="" text:cond-style-name=""><text:span text:style-name="a604" text:class-names=""><text:page-number style:num-format="1" text:fixed="false"/></text:span></text:p>
        </draw:text-box>
        <svg:title/>
        <svg:desc/>
      </draw:frame>
    </style:master-page>
    <style:master-page style:name="Master1-Layout6-titleOnly-Titre-seul" style:page-layout-name="pageLayout1" draw:style-name="a680">
      <draw:g draw:name="Group 22" draw:id="id201">
        <svg:title/>
        <svg:desc/>
        <draw:custom-shape svg:x="0in" svg:y="2.8161in" svg:width="0.11006in" svg:height="0.68484in" draw:id="id221" draw:layer="Master1-bg" draw:style-name="a739" draw:name="Freeform 11">
          <svg:title/>
          <svg:desc/>
          <text:p text:style-name="a738" text:class-names="" text:cond-style-name=""><text:span text:style-name="a737"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222" draw:layer="Master1-bg" draw:style-name="a742" draw:name="Freeform 12">
          <svg:title/>
          <svg:desc/>
          <text:p text:style-name="a741" text:class-names="" text:cond-style-name=""><text:span text:style-name="a740"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223" draw:layer="Master1-bg" draw:style-name="a745" draw:name="Freeform 13">
          <svg:title/>
          <svg:desc/>
          <text:p text:style-name="a744" text:class-names="" text:cond-style-name=""><text:span text:style-name="a743"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224" draw:layer="Master1-bg" draw:style-name="a748" draw:name="Freeform 14">
          <svg:title/>
          <svg:desc/>
          <text:p text:style-name="a747" text:class-names="" text:cond-style-name=""><text:span text:style-name="a746"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225" draw:layer="Master1-bg" draw:style-name="a751" draw:name="Freeform 15">
          <svg:title/>
          <svg:desc/>
          <text:p text:style-name="a750" text:class-names="" text:cond-style-name=""><text:span text:style-name="a749"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226" draw:layer="Master1-bg" draw:style-name="a754" draw:name="Freeform 16">
          <svg:title/>
          <svg:desc/>
          <text:p text:style-name="a753" text:class-names="" text:cond-style-name=""><text:span text:style-name="a752"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227" draw:layer="Master1-bg" draw:style-name="a757" draw:name="Freeform 17">
          <svg:title/>
          <svg:desc/>
          <text:p text:style-name="a756" text:class-names="" text:cond-style-name=""><text:span text:style-name="a755"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228" draw:layer="Master1-bg" draw:style-name="a760" draw:name="Freeform 18">
          <svg:title/>
          <svg:desc/>
          <text:p text:style-name="a759" text:class-names="" text:cond-style-name=""><text:span text:style-name="a758"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229" draw:layer="Master1-bg" draw:style-name="a763" draw:name="Freeform 19">
          <svg:title/>
          <svg:desc/>
          <text:p text:style-name="a762" text:class-names="" text:cond-style-name=""><text:span text:style-name="a761"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230" draw:layer="Master1-bg" draw:style-name="a766" draw:name="Freeform 20">
          <svg:title/>
          <svg:desc/>
          <text:p text:style-name="a765" text:class-names="" text:cond-style-name=""><text:span text:style-name="a764"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231" draw:layer="Master1-bg" draw:style-name="a769" draw:name="Freeform 21">
          <svg:title/>
          <svg:desc/>
          <text:p text:style-name="a768" text:class-names="" text:cond-style-name=""><text:span text:style-name="a767"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232" draw:layer="Master1-bg" draw:style-name="a772" draw:name="Freeform 22">
          <svg:title/>
          <svg:desc/>
          <text:p text:style-name="a771" text:class-names="" text:cond-style-name=""><text:span text:style-name="a770"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202">
        <svg:title/>
        <svg:desc/>
        <draw:custom-shape svg:x="0.02977in" svg:y="0.00017in" svg:width="0.5406in" svg:height="4.81304in" draw:id="id209" draw:layer="Master1-bg" draw:style-name="a703" draw:name="Freeform 27">
          <svg:title/>
          <svg:desc/>
          <text:p text:style-name="a702" text:class-names="" text:cond-style-name=""><text:span text:style-name="a701"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210" draw:layer="Master1-bg" draw:style-name="a706" draw:name="Freeform 28">
          <svg:title/>
          <svg:desc/>
          <text:p text:style-name="a705" text:class-names="" text:cond-style-name=""><text:span text:style-name="a704"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211" draw:layer="Master1-bg" draw:style-name="a709" draw:name="Freeform 29">
          <svg:title/>
          <svg:desc/>
          <text:p text:style-name="a708" text:class-names="" text:cond-style-name=""><text:span text:style-name="a707"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212" draw:layer="Master1-bg" draw:style-name="a712" draw:name="Freeform 30">
          <svg:title/>
          <svg:desc/>
          <text:p text:style-name="a711" text:class-names="" text:cond-style-name=""><text:span text:style-name="a710"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9in" svg:width="0.19068in" svg:height="3.31066in" draw:id="id213" draw:layer="Master1-bg" draw:style-name="a715" draw:name="Freeform 31">
          <svg:title/>
          <svg:desc/>
          <text:p text:style-name="a714" text:class-names="" text:cond-style-name=""><text:span text:style-name="a713"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214" draw:layer="Master1-bg" draw:style-name="a718" draw:name="Freeform 32">
          <svg:title/>
          <svg:desc/>
          <text:p text:style-name="a717" text:class-names="" text:cond-style-name=""><text:span text:style-name="a716"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215" draw:layer="Master1-bg" draw:style-name="a721" draw:name="Freeform 33">
          <svg:title/>
          <svg:desc/>
          <text:p text:style-name="a720" text:class-names="" text:cond-style-name=""><text:span text:style-name="a719"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216" draw:layer="Master1-bg" draw:style-name="a724" draw:name="Freeform 34">
          <svg:title/>
          <svg:desc/>
          <text:p text:style-name="a723" text:class-names="" text:cond-style-name=""><text:span text:style-name="a722"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217" draw:layer="Master1-bg" draw:style-name="a727" draw:name="Freeform 35">
          <svg:title/>
          <svg:desc/>
          <text:p text:style-name="a726" text:class-names="" text:cond-style-name=""><text:span text:style-name="a725"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218" draw:layer="Master1-bg" draw:style-name="a730" draw:name="Freeform 36">
          <svg:title/>
          <svg:desc/>
          <text:p text:style-name="a729" text:class-names="" text:cond-style-name=""><text:span text:style-name="a728"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3in" svg:width="0.04191in" svg:height="0.24935in" draw:id="id219" draw:layer="Master1-bg" draw:style-name="a733" draw:name="Freeform 37">
          <svg:title/>
          <svg:desc/>
          <text:p text:style-name="a732" text:class-names="" text:cond-style-name=""><text:span text:style-name="a731"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1in" draw:id="id220" draw:layer="Master1-bg" draw:style-name="a736" draw:name="Freeform 38">
          <svg:title/>
          <svg:desc/>
          <text:p text:style-name="a735" text:class-names="" text:cond-style-name=""><text:span text:style-name="a734"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203" draw:layer="Master1-bg" draw:style-name="a683" draw:name="Rectangle 6">
        <svg:title/>
        <svg:desc/>
        <text:p text:style-name="a682" text:class-names="" text:cond-style-name=""><text:span text:style-name="a681" text:class-names=""/></text:p>
        <draw:enhanced-geometry xmlns:dr3d="urn:oasis:names:tc:opendocument:xmlns:dr3d:1.0" draw:type="non-primitive" svg:viewBox="0 0 21600 21600" draw:enhanced-path="M 0 0 L 21600 0 21600 21600 0 21600 Z N"/>
      </draw:custom-shape>
      <draw:frame draw:id="id204" presentation:style-name="a687" draw:name="Title 1" svg:x="2.83566in" svg:y="0.68253in" svg:width="9.74594in" svg:height="1.4008in" presentation:class="title" presentation:placeholder="false">
        <draw:text-box>
          <text:p text:style-name="a686" text:class-names="" text:cond-style-name=""><text:span text:style-name="a684" text:class-names="">Modifiez le style du titre</text:span><text:span text:style-name="a685" text:class-names=""/></text:p>
        </draw:text-box>
        <svg:title/>
        <svg:desc/>
      </draw:frame>
      <draw:frame draw:id="id205" presentation:style-name="a691" draw:name="Date Placeholder 2" svg:x="11.3316in" svg:y="6.70433in" svg:width="1.25359in" svg:height="0.40507in" presentation:class="date-time" presentation:placeholder="false">
        <draw:text-box>
          <text:p text:style-name="a690" text:class-names="" text:cond-style-name=""><text:span text:style-name="a688" text:class-names=""><text:date text:fixed="false" style:data-style-name="a689">9/6/2022</text:date></text:span></text:p>
        </draw:text-box>
        <svg:title/>
        <svg:desc/>
      </draw:frame>
      <draw:frame draw:id="id206" presentation:style-name="a694" draw:name="Footer Placeholder 3" svg:x="2.8316in" svg:y="6.7102in" svg:width="8.33333in" svg:height="0.39931in" presentation:class="footer" presentation:placeholder="false">
        <draw:text-box>
          <text:p text:style-name="a693" text:class-names="" text:cond-style-name=""><text:span text:style-name="a692" text:class-names=""/></text:p>
        </draw:text-box>
        <svg:title/>
        <svg:desc/>
      </draw:frame>
      <draw:custom-shape svg:x="-0.00458in" svg:y="0.78125in" svg:width="1.73723in" svg:height="0.55479in" draw:id="id207" draw:style-name="a697" draw:name="Freeform 11">
        <svg:title/>
        <svg:desc/>
        <text:p text:style-name="a696" text:class-names="" text:cond-style-name=""><text:span text:style-name="a695"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208" presentation:style-name="a700" draw:name="Slide Number Placeholder 4" svg:x="0.5816in" svg:y="0.86153in" svg:width="0.85276in" svg:height="0.39931in" presentation:class="page-number" presentation:placeholder="false">
        <draw:text-box>
          <text:p text:style-name="a699" text:class-names="" text:cond-style-name=""><text:span text:style-name="a698" text:class-names=""><text:page-number style:num-format="1" text:fixed="false"/></text:span></text:p>
        </draw:text-box>
        <svg:title/>
        <svg:desc/>
      </draw:frame>
    </style:master-page>
    <style:master-page style:name="Master1-Layout7-blank-Vide" style:page-layout-name="pageLayout1" draw:style-name="a774">
      <draw:g draw:name="Group 22" draw:id="id233">
        <svg:title/>
        <svg:desc/>
        <draw:custom-shape svg:x="0in" svg:y="2.8161in" svg:width="0.11006in" svg:height="0.68484in" draw:id="id252" draw:layer="Master1-bg" draw:style-name="a829" draw:name="Freeform 11">
          <svg:title/>
          <svg:desc/>
          <text:p text:style-name="a828" text:class-names="" text:cond-style-name=""><text:span text:style-name="a827"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253" draw:layer="Master1-bg" draw:style-name="a832" draw:name="Freeform 12">
          <svg:title/>
          <svg:desc/>
          <text:p text:style-name="a831" text:class-names="" text:cond-style-name=""><text:span text:style-name="a830"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254" draw:layer="Master1-bg" draw:style-name="a835" draw:name="Freeform 13">
          <svg:title/>
          <svg:desc/>
          <text:p text:style-name="a834" text:class-names="" text:cond-style-name=""><text:span text:style-name="a833"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255" draw:layer="Master1-bg" draw:style-name="a838" draw:name="Freeform 14">
          <svg:title/>
          <svg:desc/>
          <text:p text:style-name="a837" text:class-names="" text:cond-style-name=""><text:span text:style-name="a836"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256" draw:layer="Master1-bg" draw:style-name="a841" draw:name="Freeform 15">
          <svg:title/>
          <svg:desc/>
          <text:p text:style-name="a840" text:class-names="" text:cond-style-name=""><text:span text:style-name="a839"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257" draw:layer="Master1-bg" draw:style-name="a844" draw:name="Freeform 16">
          <svg:title/>
          <svg:desc/>
          <text:p text:style-name="a843" text:class-names="" text:cond-style-name=""><text:span text:style-name="a842"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258" draw:layer="Master1-bg" draw:style-name="a847" draw:name="Freeform 17">
          <svg:title/>
          <svg:desc/>
          <text:p text:style-name="a846" text:class-names="" text:cond-style-name=""><text:span text:style-name="a845"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259" draw:layer="Master1-bg" draw:style-name="a850" draw:name="Freeform 18">
          <svg:title/>
          <svg:desc/>
          <text:p text:style-name="a849" text:class-names="" text:cond-style-name=""><text:span text:style-name="a848"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260" draw:layer="Master1-bg" draw:style-name="a853" draw:name="Freeform 19">
          <svg:title/>
          <svg:desc/>
          <text:p text:style-name="a852" text:class-names="" text:cond-style-name=""><text:span text:style-name="a851"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261" draw:layer="Master1-bg" draw:style-name="a856" draw:name="Freeform 20">
          <svg:title/>
          <svg:desc/>
          <text:p text:style-name="a855" text:class-names="" text:cond-style-name=""><text:span text:style-name="a854"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262" draw:layer="Master1-bg" draw:style-name="a859" draw:name="Freeform 21">
          <svg:title/>
          <svg:desc/>
          <text:p text:style-name="a858" text:class-names="" text:cond-style-name=""><text:span text:style-name="a857"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263" draw:layer="Master1-bg" draw:style-name="a862" draw:name="Freeform 22">
          <svg:title/>
          <svg:desc/>
          <text:p text:style-name="a861" text:class-names="" text:cond-style-name=""><text:span text:style-name="a860"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234">
        <svg:title/>
        <svg:desc/>
        <draw:custom-shape svg:x="0.02977in" svg:y="0.00017in" svg:width="0.5406in" svg:height="4.81304in" draw:id="id240" draw:layer="Master1-bg" draw:style-name="a793" draw:name="Freeform 27">
          <svg:title/>
          <svg:desc/>
          <text:p text:style-name="a792" text:class-names="" text:cond-style-name=""><text:span text:style-name="a791"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241" draw:layer="Master1-bg" draw:style-name="a796" draw:name="Freeform 28">
          <svg:title/>
          <svg:desc/>
          <text:p text:style-name="a795" text:class-names="" text:cond-style-name=""><text:span text:style-name="a794"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242" draw:layer="Master1-bg" draw:style-name="a799" draw:name="Freeform 29">
          <svg:title/>
          <svg:desc/>
          <text:p text:style-name="a798" text:class-names="" text:cond-style-name=""><text:span text:style-name="a797"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243" draw:layer="Master1-bg" draw:style-name="a802" draw:name="Freeform 30">
          <svg:title/>
          <svg:desc/>
          <text:p text:style-name="a801" text:class-names="" text:cond-style-name=""><text:span text:style-name="a800"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9in" svg:width="0.19068in" svg:height="3.31066in" draw:id="id244" draw:layer="Master1-bg" draw:style-name="a805" draw:name="Freeform 31">
          <svg:title/>
          <svg:desc/>
          <text:p text:style-name="a804" text:class-names="" text:cond-style-name=""><text:span text:style-name="a803"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245" draw:layer="Master1-bg" draw:style-name="a808" draw:name="Freeform 32">
          <svg:title/>
          <svg:desc/>
          <text:p text:style-name="a807" text:class-names="" text:cond-style-name=""><text:span text:style-name="a806"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246" draw:layer="Master1-bg" draw:style-name="a811" draw:name="Freeform 33">
          <svg:title/>
          <svg:desc/>
          <text:p text:style-name="a810" text:class-names="" text:cond-style-name=""><text:span text:style-name="a809"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247" draw:layer="Master1-bg" draw:style-name="a814" draw:name="Freeform 34">
          <svg:title/>
          <svg:desc/>
          <text:p text:style-name="a813" text:class-names="" text:cond-style-name=""><text:span text:style-name="a812"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248" draw:layer="Master1-bg" draw:style-name="a817" draw:name="Freeform 35">
          <svg:title/>
          <svg:desc/>
          <text:p text:style-name="a816" text:class-names="" text:cond-style-name=""><text:span text:style-name="a815"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249" draw:layer="Master1-bg" draw:style-name="a820" draw:name="Freeform 36">
          <svg:title/>
          <svg:desc/>
          <text:p text:style-name="a819" text:class-names="" text:cond-style-name=""><text:span text:style-name="a818"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3in" svg:width="0.04191in" svg:height="0.24935in" draw:id="id250" draw:layer="Master1-bg" draw:style-name="a823" draw:name="Freeform 37">
          <svg:title/>
          <svg:desc/>
          <text:p text:style-name="a822" text:class-names="" text:cond-style-name=""><text:span text:style-name="a821"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1in" draw:id="id251" draw:layer="Master1-bg" draw:style-name="a826" draw:name="Freeform 38">
          <svg:title/>
          <svg:desc/>
          <text:p text:style-name="a825" text:class-names="" text:cond-style-name=""><text:span text:style-name="a824"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235" draw:layer="Master1-bg" draw:style-name="a777" draw:name="Rectangle 6">
        <svg:title/>
        <svg:desc/>
        <text:p text:style-name="a776" text:class-names="" text:cond-style-name=""><text:span text:style-name="a775" text:class-names=""/></text:p>
        <draw:enhanced-geometry xmlns:dr3d="urn:oasis:names:tc:opendocument:xmlns:dr3d:1.0" draw:type="non-primitive" svg:viewBox="0 0 21600 21600" draw:enhanced-path="M 0 0 L 21600 0 21600 21600 0 21600 Z N"/>
      </draw:custom-shape>
      <draw:frame draw:id="id236" presentation:style-name="a781" draw:name="Date Placeholder 1" svg:x="11.3316in" svg:y="6.70433in" svg:width="1.25359in" svg:height="0.40507in" presentation:class="date-time" presentation:placeholder="false">
        <draw:text-box>
          <text:p text:style-name="a780" text:class-names="" text:cond-style-name=""><text:span text:style-name="a778" text:class-names=""><text:date text:fixed="false" style:data-style-name="a779">9/6/2022</text:date></text:span></text:p>
        </draw:text-box>
        <svg:title/>
        <svg:desc/>
      </draw:frame>
      <draw:frame draw:id="id237" presentation:style-name="a784" draw:name="Footer Placeholder 2" svg:x="2.8316in" svg:y="6.7102in" svg:width="8.33333in" svg:height="0.39931in" presentation:class="footer" presentation:placeholder="false">
        <draw:text-box>
          <text:p text:style-name="a783" text:class-names="" text:cond-style-name=""><text:span text:style-name="a782" text:class-names=""/></text:p>
        </draw:text-box>
        <svg:title/>
        <svg:desc/>
      </draw:frame>
      <draw:custom-shape svg:x="-0.00458in" svg:y="0.78125in" svg:width="1.73723in" svg:height="0.55479in" draw:id="id238" draw:style-name="a787" draw:name="Freeform 11">
        <svg:title/>
        <svg:desc/>
        <text:p text:style-name="a786" text:class-names="" text:cond-style-name=""><text:span text:style-name="a785"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239" presentation:style-name="a790" draw:name="Slide Number Placeholder 3" svg:x="0.5816in" svg:y="0.86153in" svg:width="0.85276in" svg:height="0.39931in" presentation:class="page-number" presentation:placeholder="false">
        <draw:text-box>
          <text:p text:style-name="a789" text:class-names="" text:cond-style-name=""><text:span text:style-name="a788" text:class-names=""><text:page-number style:num-format="1" text:fixed="false"/></text:span></text:p>
        </draw:text-box>
        <svg:title/>
        <svg:desc/>
      </draw:frame>
    </style:master-page>
    <style:master-page style:name="Master1-Layout8-objTx-Contenu-avec-légende" style:page-layout-name="pageLayout1" draw:style-name="a864">
      <draw:g draw:name="Group 22" draw:id="id264">
        <svg:title/>
        <svg:desc/>
        <draw:custom-shape svg:x="0in" svg:y="2.8161in" svg:width="0.11006in" svg:height="0.68484in" draw:id="id286" draw:layer="Master1-bg" draw:style-name="a944" draw:name="Freeform 11">
          <svg:title/>
          <svg:desc/>
          <text:p text:style-name="a943" text:class-names="" text:cond-style-name=""><text:span text:style-name="a942"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287" draw:layer="Master1-bg" draw:style-name="a947" draw:name="Freeform 12">
          <svg:title/>
          <svg:desc/>
          <text:p text:style-name="a946" text:class-names="" text:cond-style-name=""><text:span text:style-name="a945"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288" draw:layer="Master1-bg" draw:style-name="a950" draw:name="Freeform 13">
          <svg:title/>
          <svg:desc/>
          <text:p text:style-name="a949" text:class-names="" text:cond-style-name=""><text:span text:style-name="a948"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289" draw:layer="Master1-bg" draw:style-name="a953" draw:name="Freeform 14">
          <svg:title/>
          <svg:desc/>
          <text:p text:style-name="a952" text:class-names="" text:cond-style-name=""><text:span text:style-name="a951"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290" draw:layer="Master1-bg" draw:style-name="a956" draw:name="Freeform 15">
          <svg:title/>
          <svg:desc/>
          <text:p text:style-name="a955" text:class-names="" text:cond-style-name=""><text:span text:style-name="a954"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291" draw:layer="Master1-bg" draw:style-name="a959" draw:name="Freeform 16">
          <svg:title/>
          <svg:desc/>
          <text:p text:style-name="a958" text:class-names="" text:cond-style-name=""><text:span text:style-name="a957"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292" draw:layer="Master1-bg" draw:style-name="a962" draw:name="Freeform 17">
          <svg:title/>
          <svg:desc/>
          <text:p text:style-name="a961" text:class-names="" text:cond-style-name=""><text:span text:style-name="a960"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293" draw:layer="Master1-bg" draw:style-name="a965" draw:name="Freeform 18">
          <svg:title/>
          <svg:desc/>
          <text:p text:style-name="a964" text:class-names="" text:cond-style-name=""><text:span text:style-name="a963"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294" draw:layer="Master1-bg" draw:style-name="a968" draw:name="Freeform 19">
          <svg:title/>
          <svg:desc/>
          <text:p text:style-name="a967" text:class-names="" text:cond-style-name=""><text:span text:style-name="a966"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295" draw:layer="Master1-bg" draw:style-name="a971" draw:name="Freeform 20">
          <svg:title/>
          <svg:desc/>
          <text:p text:style-name="a970" text:class-names="" text:cond-style-name=""><text:span text:style-name="a969"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296" draw:layer="Master1-bg" draw:style-name="a974" draw:name="Freeform 21">
          <svg:title/>
          <svg:desc/>
          <text:p text:style-name="a973" text:class-names="" text:cond-style-name=""><text:span text:style-name="a972"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297" draw:layer="Master1-bg" draw:style-name="a977" draw:name="Freeform 22">
          <svg:title/>
          <svg:desc/>
          <text:p text:style-name="a976" text:class-names="" text:cond-style-name=""><text:span text:style-name="a975"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265">
        <svg:title/>
        <svg:desc/>
        <draw:custom-shape svg:x="0.02977in" svg:y="0.00017in" svg:width="0.5406in" svg:height="4.81304in" draw:id="id274" draw:layer="Master1-bg" draw:style-name="a908" draw:name="Freeform 27">
          <svg:title/>
          <svg:desc/>
          <text:p text:style-name="a907" text:class-names="" text:cond-style-name=""><text:span text:style-name="a906"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275" draw:layer="Master1-bg" draw:style-name="a911" draw:name="Freeform 28">
          <svg:title/>
          <svg:desc/>
          <text:p text:style-name="a910" text:class-names="" text:cond-style-name=""><text:span text:style-name="a909"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276" draw:layer="Master1-bg" draw:style-name="a914" draw:name="Freeform 29">
          <svg:title/>
          <svg:desc/>
          <text:p text:style-name="a913" text:class-names="" text:cond-style-name=""><text:span text:style-name="a912"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277" draw:layer="Master1-bg" draw:style-name="a917" draw:name="Freeform 30">
          <svg:title/>
          <svg:desc/>
          <text:p text:style-name="a916" text:class-names="" text:cond-style-name=""><text:span text:style-name="a915"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9in" svg:width="0.19068in" svg:height="3.31066in" draw:id="id278" draw:layer="Master1-bg" draw:style-name="a920" draw:name="Freeform 31">
          <svg:title/>
          <svg:desc/>
          <text:p text:style-name="a919" text:class-names="" text:cond-style-name=""><text:span text:style-name="a918"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279" draw:layer="Master1-bg" draw:style-name="a923" draw:name="Freeform 32">
          <svg:title/>
          <svg:desc/>
          <text:p text:style-name="a922" text:class-names="" text:cond-style-name=""><text:span text:style-name="a921"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280" draw:layer="Master1-bg" draw:style-name="a926" draw:name="Freeform 33">
          <svg:title/>
          <svg:desc/>
          <text:p text:style-name="a925" text:class-names="" text:cond-style-name=""><text:span text:style-name="a924"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281" draw:layer="Master1-bg" draw:style-name="a929" draw:name="Freeform 34">
          <svg:title/>
          <svg:desc/>
          <text:p text:style-name="a928" text:class-names="" text:cond-style-name=""><text:span text:style-name="a927"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282" draw:layer="Master1-bg" draw:style-name="a932" draw:name="Freeform 35">
          <svg:title/>
          <svg:desc/>
          <text:p text:style-name="a931" text:class-names="" text:cond-style-name=""><text:span text:style-name="a930"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283" draw:layer="Master1-bg" draw:style-name="a935" draw:name="Freeform 36">
          <svg:title/>
          <svg:desc/>
          <text:p text:style-name="a934" text:class-names="" text:cond-style-name=""><text:span text:style-name="a933"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3in" svg:width="0.04191in" svg:height="0.24935in" draw:id="id284" draw:layer="Master1-bg" draw:style-name="a938" draw:name="Freeform 37">
          <svg:title/>
          <svg:desc/>
          <text:p text:style-name="a937" text:class-names="" text:cond-style-name=""><text:span text:style-name="a936"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1in" draw:id="id285" draw:layer="Master1-bg" draw:style-name="a941" draw:name="Freeform 38">
          <svg:title/>
          <svg:desc/>
          <text:p text:style-name="a940" text:class-names="" text:cond-style-name=""><text:span text:style-name="a939"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266" draw:layer="Master1-bg" draw:style-name="a867" draw:name="Rectangle 6">
        <svg:title/>
        <svg:desc/>
        <text:p text:style-name="a866" text:class-names="" text:cond-style-name=""><text:span text:style-name="a865" text:class-names=""/></text:p>
        <draw:enhanced-geometry xmlns:dr3d="urn:oasis:names:tc:opendocument:xmlns:dr3d:1.0" draw:type="non-primitive" svg:viewBox="0 0 21600 21600" draw:enhanced-path="M 0 0 L 21600 0 21600 21600 0 21600 Z N"/>
      </draw:custom-shape>
      <draw:frame draw:id="id267" presentation:style-name="a871" draw:name="Title 1" svg:x="2.8316in" svg:y="0.48785in" svg:width="3.83333in" svg:height="1.06771in" presentation:class="title" presentation:placeholder="false">
        <draw:text-box>
          <text:p text:style-name="a870" text:class-names="" text:cond-style-name=""><text:span text:style-name="a868" text:class-names="">Modifiez le style du titre</text:span><text:span text:style-name="a869" text:class-names=""/></text:p>
        </draw:text-box>
        <svg:title/>
        <svg:desc/>
      </draw:frame>
      <draw:frame draw:id="id268" presentation:style-name="a888" draw:name="Content Placeholder 2" svg:x="6.91493in" svg:y="0.48785in" svg:width="5.66667in" svg:height="5.92188in" presentation:class="object" presentation:placeholder="false">
        <draw:text-box>
          <text:list text:style-name="a874">
            <text:list-item>
              <text:p text:style-name="a873" text:class-names="" text:cond-style-name=""><text:span text:style-name="a872" text:class-names="">Cliquez pour modifier les styles du texte du masque</text:span></text:p>
            </text:list-item>
          </text:list>
          <text:list text:style-name="a877">
            <text:list-item>
              <text:list text:style-name="a877">
                <text:list-item>
                  <text:p text:style-name="a876" text:class-names="" text:cond-style-name=""><text:span text:style-name="a875" text:class-names="">Deuxième niveau</text:span></text:p>
                </text:list-item>
              </text:list>
            </text:list-item>
          </text:list>
          <text:list text:style-name="a880">
            <text:list-item>
              <text:list text:style-name="a880">
                <text:list-item>
                  <text:list text:style-name="a880">
                    <text:list-item>
                      <text:p text:style-name="a879" text:class-names="" text:cond-style-name=""><text:span text:style-name="a878" text:class-names="">Troisième niveau</text:span></text:p>
                    </text:list-item>
                  </text:list>
                </text:list-item>
              </text:list>
            </text:list-item>
          </text:list>
          <text:list text:style-name="a883">
            <text:list-item>
              <text:list text:style-name="a883">
                <text:list-item>
                  <text:list text:style-name="a883">
                    <text:list-item>
                      <text:list text:style-name="a883">
                        <text:list-item>
                          <text:p text:style-name="a882" text:class-names="" text:cond-style-name=""><text:span text:style-name="a881" text:class-names="">Quatrième niveau</text:span></text:p>
                        </text:list-item>
                      </text:list>
                    </text:list-item>
                  </text:list>
                </text:list-item>
              </text:list>
            </text:list-item>
          </text:list>
          <text:list text:style-name="a887">
            <text:list-item>
              <text:list text:style-name="a887">
                <text:list-item>
                  <text:list text:style-name="a887">
                    <text:list-item>
                      <text:list text:style-name="a887">
                        <text:list-item>
                          <text:list text:style-name="a887">
                            <text:list-item>
                              <text:p text:style-name="a886" text:class-names="" text:cond-style-name=""><text:span text:style-name="a884" text:class-names="">Cinquième niveau</text:span><text:span text:style-name="a885" text:class-names=""/></text:p>
                            </text:list-item>
                          </text:list>
                        </text:list-item>
                      </text:list>
                    </text:list-item>
                  </text:list>
                </text:list-item>
              </text:list>
            </text:list-item>
          </text:list>
        </draw:text-box>
        <svg:title/>
        <svg:desc/>
      </draw:frame>
      <draw:frame draw:id="id269" presentation:style-name="a892" draw:name="Text Placeholder 3" svg:x="2.8316in" svg:y="1.74826in" svg:width="3.83333in" svg:height="4.66146in" presentation:class="outline" presentation:placeholder="false">
        <draw:text-box>
          <text:list text:style-name="a891">
            <text:list-item>
              <text:p text:style-name="a890" text:class-names="" text:cond-style-name=""><text:span text:style-name="a889" text:class-names="">Cliquez pour modifier les styles du texte du masque</text:span></text:p>
            </text:list-item>
          </text:list>
        </draw:text-box>
        <svg:title/>
        <svg:desc/>
      </draw:frame>
      <draw:frame draw:id="id270" presentation:style-name="a896" draw:name="Date Placeholder 4" svg:x="11.3316in" svg:y="6.70433in" svg:width="1.25359in" svg:height="0.40507in" presentation:class="date-time" presentation:placeholder="false">
        <draw:text-box>
          <text:p text:style-name="a895" text:class-names="" text:cond-style-name=""><text:span text:style-name="a893" text:class-names=""><text:date text:fixed="false" style:data-style-name="a894">9/6/2022</text:date></text:span></text:p>
        </draw:text-box>
        <svg:title/>
        <svg:desc/>
      </draw:frame>
      <draw:frame draw:id="id271" presentation:style-name="a899" draw:name="Footer Placeholder 5" svg:x="2.8316in" svg:y="6.7102in" svg:width="8.33333in" svg:height="0.39931in" presentation:class="footer" presentation:placeholder="false">
        <draw:text-box>
          <text:p text:style-name="a898" text:class-names="" text:cond-style-name=""><text:span text:style-name="a897" text:class-names=""/></text:p>
        </draw:text-box>
        <svg:title/>
        <svg:desc/>
      </draw:frame>
      <draw:custom-shape svg:x="-0.00458in" svg:y="0.78125in" svg:width="1.73723in" svg:height="0.55479in" draw:id="id272" draw:style-name="a902" draw:name="Freeform 11">
        <svg:title/>
        <svg:desc/>
        <text:p text:style-name="a901" text:class-names="" text:cond-style-name=""><text:span text:style-name="a900"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273" presentation:style-name="a905" draw:name="Slide Number Placeholder 6" svg:x="0.5816in" svg:y="0.86153in" svg:width="0.85276in" svg:height="0.39931in" presentation:class="page-number" presentation:placeholder="false">
        <draw:text-box>
          <text:p text:style-name="a904" text:class-names="" text:cond-style-name=""><text:span text:style-name="a903" text:class-names=""><text:page-number style:num-format="1" text:fixed="false"/></text:span></text:p>
        </draw:text-box>
        <svg:title/>
        <svg:desc/>
      </draw:frame>
    </style:master-page>
    <style:master-page style:name="Master1-Layout9-picTx-Image-avec-légende" style:page-layout-name="pageLayout1" draw:style-name="a979">
      <draw:g draw:name="Group 22" draw:id="id298">
        <svg:title/>
        <svg:desc/>
        <draw:custom-shape svg:x="0in" svg:y="2.8161in" svg:width="0.11006in" svg:height="0.68484in" draw:id="id320" draw:layer="Master1-bg" draw:style-name="a1046" draw:name="Freeform 11">
          <svg:title/>
          <svg:desc/>
          <text:p text:style-name="a1045" text:class-names="" text:cond-style-name=""><text:span text:style-name="a1044"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321" draw:layer="Master1-bg" draw:style-name="a1049" draw:name="Freeform 12">
          <svg:title/>
          <svg:desc/>
          <text:p text:style-name="a1048" text:class-names="" text:cond-style-name=""><text:span text:style-name="a1047"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322" draw:layer="Master1-bg" draw:style-name="a1052" draw:name="Freeform 13">
          <svg:title/>
          <svg:desc/>
          <text:p text:style-name="a1051" text:class-names="" text:cond-style-name=""><text:span text:style-name="a1050"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323" draw:layer="Master1-bg" draw:style-name="a1055" draw:name="Freeform 14">
          <svg:title/>
          <svg:desc/>
          <text:p text:style-name="a1054" text:class-names="" text:cond-style-name=""><text:span text:style-name="a1053"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324" draw:layer="Master1-bg" draw:style-name="a1058" draw:name="Freeform 15">
          <svg:title/>
          <svg:desc/>
          <text:p text:style-name="a1057" text:class-names="" text:cond-style-name=""><text:span text:style-name="a1056"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325" draw:layer="Master1-bg" draw:style-name="a1061" draw:name="Freeform 16">
          <svg:title/>
          <svg:desc/>
          <text:p text:style-name="a1060" text:class-names="" text:cond-style-name=""><text:span text:style-name="a1059"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326" draw:layer="Master1-bg" draw:style-name="a1064" draw:name="Freeform 17">
          <svg:title/>
          <svg:desc/>
          <text:p text:style-name="a1063" text:class-names="" text:cond-style-name=""><text:span text:style-name="a1062"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327" draw:layer="Master1-bg" draw:style-name="a1067" draw:name="Freeform 18">
          <svg:title/>
          <svg:desc/>
          <text:p text:style-name="a1066" text:class-names="" text:cond-style-name=""><text:span text:style-name="a1065"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328" draw:layer="Master1-bg" draw:style-name="a1070" draw:name="Freeform 19">
          <svg:title/>
          <svg:desc/>
          <text:p text:style-name="a1069" text:class-names="" text:cond-style-name=""><text:span text:style-name="a1068"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329" draw:layer="Master1-bg" draw:style-name="a1073" draw:name="Freeform 20">
          <svg:title/>
          <svg:desc/>
          <text:p text:style-name="a1072" text:class-names="" text:cond-style-name=""><text:span text:style-name="a1071"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330" draw:layer="Master1-bg" draw:style-name="a1076" draw:name="Freeform 21">
          <svg:title/>
          <svg:desc/>
          <text:p text:style-name="a1075" text:class-names="" text:cond-style-name=""><text:span text:style-name="a1074"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331" draw:layer="Master1-bg" draw:style-name="a1079" draw:name="Freeform 22">
          <svg:title/>
          <svg:desc/>
          <text:p text:style-name="a1078" text:class-names="" text:cond-style-name=""><text:span text:style-name="a1077"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299">
        <svg:title/>
        <svg:desc/>
        <draw:custom-shape svg:x="0.02977in" svg:y="0.00017in" svg:width="0.5406in" svg:height="4.81304in" draw:id="id308" draw:layer="Master1-bg" draw:style-name="a1010" draw:name="Freeform 27">
          <svg:title/>
          <svg:desc/>
          <text:p text:style-name="a1009" text:class-names="" text:cond-style-name=""><text:span text:style-name="a1008"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309" draw:layer="Master1-bg" draw:style-name="a1013" draw:name="Freeform 28">
          <svg:title/>
          <svg:desc/>
          <text:p text:style-name="a1012" text:class-names="" text:cond-style-name=""><text:span text:style-name="a1011"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310" draw:layer="Master1-bg" draw:style-name="a1016" draw:name="Freeform 29">
          <svg:title/>
          <svg:desc/>
          <text:p text:style-name="a1015" text:class-names="" text:cond-style-name=""><text:span text:style-name="a1014"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311" draw:layer="Master1-bg" draw:style-name="a1019" draw:name="Freeform 30">
          <svg:title/>
          <svg:desc/>
          <text:p text:style-name="a1018" text:class-names="" text:cond-style-name=""><text:span text:style-name="a1017"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9in" svg:width="0.19068in" svg:height="3.31066in" draw:id="id312" draw:layer="Master1-bg" draw:style-name="a1022" draw:name="Freeform 31">
          <svg:title/>
          <svg:desc/>
          <text:p text:style-name="a1021" text:class-names="" text:cond-style-name=""><text:span text:style-name="a1020"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313" draw:layer="Master1-bg" draw:style-name="a1025" draw:name="Freeform 32">
          <svg:title/>
          <svg:desc/>
          <text:p text:style-name="a1024" text:class-names="" text:cond-style-name=""><text:span text:style-name="a1023"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314" draw:layer="Master1-bg" draw:style-name="a1028" draw:name="Freeform 33">
          <svg:title/>
          <svg:desc/>
          <text:p text:style-name="a1027" text:class-names="" text:cond-style-name=""><text:span text:style-name="a1026"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315" draw:layer="Master1-bg" draw:style-name="a1031" draw:name="Freeform 34">
          <svg:title/>
          <svg:desc/>
          <text:p text:style-name="a1030" text:class-names="" text:cond-style-name=""><text:span text:style-name="a1029"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316" draw:layer="Master1-bg" draw:style-name="a1034" draw:name="Freeform 35">
          <svg:title/>
          <svg:desc/>
          <text:p text:style-name="a1033" text:class-names="" text:cond-style-name=""><text:span text:style-name="a1032"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317" draw:layer="Master1-bg" draw:style-name="a1037" draw:name="Freeform 36">
          <svg:title/>
          <svg:desc/>
          <text:p text:style-name="a1036" text:class-names="" text:cond-style-name=""><text:span text:style-name="a1035"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3in" svg:width="0.04191in" svg:height="0.24935in" draw:id="id318" draw:layer="Master1-bg" draw:style-name="a1040" draw:name="Freeform 37">
          <svg:title/>
          <svg:desc/>
          <text:p text:style-name="a1039" text:class-names="" text:cond-style-name=""><text:span text:style-name="a1038"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1in" draw:id="id319" draw:layer="Master1-bg" draw:style-name="a1043" draw:name="Freeform 38">
          <svg:title/>
          <svg:desc/>
          <text:p text:style-name="a1042" text:class-names="" text:cond-style-name=""><text:span text:style-name="a1041"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300" draw:layer="Master1-bg" draw:style-name="a982" draw:name="Rectangle 6">
        <svg:title/>
        <svg:desc/>
        <text:p text:style-name="a981" text:class-names="" text:cond-style-name=""><text:span text:style-name="a980" text:class-names=""/></text:p>
        <draw:enhanced-geometry xmlns:dr3d="urn:oasis:names:tc:opendocument:xmlns:dr3d:1.0" draw:type="non-primitive" svg:viewBox="0 0 21600 21600" draw:enhanced-path="M 0 0 L 21600 0 21600 21600 0 21600 Z N"/>
      </draw:custom-shape>
      <draw:frame draw:id="id301" presentation:style-name="a986" draw:name="Title 1" svg:x="2.8316in" svg:y="5.25in" svg:width="9.75in" svg:height="0.61979in" presentation:class="title" presentation:placeholder="false">
        <draw:text-box>
          <text:p text:style-name="a985" text:class-names="" text:cond-style-name=""><text:span text:style-name="a983" text:class-names="">Modifiez le style du titre</text:span><text:span text:style-name="a984" text:class-names=""/></text:p>
        </draw:text-box>
        <svg:title/>
        <svg:desc/>
      </draw:frame>
      <draw:frame draw:id="id302" presentation:style-name="a990" draw:name="Picture Placeholder 2" svg:x="2.8316in" svg:y="0.69441in" svg:width="9.75in" svg:height="4.21585in" presentation:class="graphic" presentation:placeholder="false">
        <draw:text-box>
          <text:p text:style-name="a989" text:class-names="" text:cond-style-name=""><text:span text:style-name="a987" text:class-names="">Cliquez sur l'icône pour ajouter une image</text:span><text:span text:style-name="a988" text:class-names=""/></text:p>
        </draw:text-box>
        <svg:title/>
        <svg:desc/>
      </draw:frame>
      <draw:frame draw:id="id303" presentation:style-name="a994" draw:name="Text Placeholder 3" svg:x="2.8316in" svg:y="5.86979in" svg:width="9.75in" svg:height="0.53993in" presentation:class="outline" presentation:placeholder="false">
        <draw:text-box>
          <text:list text:style-name="a993">
            <text:list-item>
              <text:p text:style-name="a992" text:class-names="" text:cond-style-name=""><text:span text:style-name="a991" text:class-names="">Cliquez pour modifier les styles du texte du masque</text:span></text:p>
            </text:list-item>
          </text:list>
        </draw:text-box>
        <svg:title/>
        <svg:desc/>
      </draw:frame>
      <draw:frame draw:id="id304" presentation:style-name="a998" draw:name="Date Placeholder 4" svg:x="11.3316in" svg:y="6.70433in" svg:width="1.25359in" svg:height="0.40507in" presentation:class="date-time" presentation:placeholder="false">
        <draw:text-box>
          <text:p text:style-name="a997" text:class-names="" text:cond-style-name=""><text:span text:style-name="a995" text:class-names=""><text:date text:fixed="false" style:data-style-name="a996">9/6/2022</text:date></text:span></text:p>
        </draw:text-box>
        <svg:title/>
        <svg:desc/>
      </draw:frame>
      <draw:frame draw:id="id305" presentation:style-name="a1001" draw:name="Footer Placeholder 5" svg:x="2.8316in" svg:y="6.7102in" svg:width="8.33333in" svg:height="0.39931in" presentation:class="footer" presentation:placeholder="false">
        <draw:text-box>
          <text:p text:style-name="a1000" text:class-names="" text:cond-style-name=""><text:span text:style-name="a999" text:class-names=""/></text:p>
        </draw:text-box>
        <svg:title/>
        <svg:desc/>
      </draw:frame>
      <draw:custom-shape svg:x="-0.00458in" svg:y="5.37153in" svg:width="1.73723in" svg:height="0.55479in" draw:id="id306" draw:style-name="a1004" draw:name="Freeform 11">
        <svg:title/>
        <svg:desc/>
        <text:p text:style-name="a1003" text:class-names="" text:cond-style-name=""><text:span text:style-name="a1002"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307" presentation:style-name="a1007" draw:name="Slide Number Placeholder 6" svg:x="0.5816in" svg:y="5.44957in" svg:width="0.85276in" svg:height="0.39931in" presentation:class="page-number" presentation:placeholder="false">
        <draw:text-box>
          <text:p text:style-name="a1006" text:class-names="" text:cond-style-name=""><text:span text:style-name="a1005" text:class-names=""><text:page-number style:num-format="1" text:fixed="false"/></text:span></text:p>
        </draw:text-box>
        <svg:title/>
        <svg:desc/>
      </draw:frame>
    </style:master-page>
    <style:master-page style:name="Master1-Layout10-cust-Titre-et-légende" style:page-layout-name="pageLayout1" draw:style-name="a1081">
      <draw:g draw:name="Group 22" draw:id="id332">
        <svg:title/>
        <svg:desc/>
        <draw:custom-shape svg:x="0in" svg:y="2.8161in" svg:width="0.11006in" svg:height="0.68484in" draw:id="id353" draw:layer="Master1-bg" draw:style-name="a1144" draw:name="Freeform 11">
          <svg:title/>
          <svg:desc/>
          <text:p text:style-name="a1143" text:class-names="" text:cond-style-name=""><text:span text:style-name="a1142"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354" draw:layer="Master1-bg" draw:style-name="a1147" draw:name="Freeform 12">
          <svg:title/>
          <svg:desc/>
          <text:p text:style-name="a1146" text:class-names="" text:cond-style-name=""><text:span text:style-name="a1145"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355" draw:layer="Master1-bg" draw:style-name="a1150" draw:name="Freeform 13">
          <svg:title/>
          <svg:desc/>
          <text:p text:style-name="a1149" text:class-names="" text:cond-style-name=""><text:span text:style-name="a1148"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356" draw:layer="Master1-bg" draw:style-name="a1153" draw:name="Freeform 14">
          <svg:title/>
          <svg:desc/>
          <text:p text:style-name="a1152" text:class-names="" text:cond-style-name=""><text:span text:style-name="a1151"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357" draw:layer="Master1-bg" draw:style-name="a1156" draw:name="Freeform 15">
          <svg:title/>
          <svg:desc/>
          <text:p text:style-name="a1155" text:class-names="" text:cond-style-name=""><text:span text:style-name="a1154"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358" draw:layer="Master1-bg" draw:style-name="a1159" draw:name="Freeform 16">
          <svg:title/>
          <svg:desc/>
          <text:p text:style-name="a1158" text:class-names="" text:cond-style-name=""><text:span text:style-name="a1157"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359" draw:layer="Master1-bg" draw:style-name="a1162" draw:name="Freeform 17">
          <svg:title/>
          <svg:desc/>
          <text:p text:style-name="a1161" text:class-names="" text:cond-style-name=""><text:span text:style-name="a1160"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360" draw:layer="Master1-bg" draw:style-name="a1165" draw:name="Freeform 18">
          <svg:title/>
          <svg:desc/>
          <text:p text:style-name="a1164" text:class-names="" text:cond-style-name=""><text:span text:style-name="a1163"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361" draw:layer="Master1-bg" draw:style-name="a1168" draw:name="Freeform 19">
          <svg:title/>
          <svg:desc/>
          <text:p text:style-name="a1167" text:class-names="" text:cond-style-name=""><text:span text:style-name="a1166"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362" draw:layer="Master1-bg" draw:style-name="a1171" draw:name="Freeform 20">
          <svg:title/>
          <svg:desc/>
          <text:p text:style-name="a1170" text:class-names="" text:cond-style-name=""><text:span text:style-name="a1169"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363" draw:layer="Master1-bg" draw:style-name="a1174" draw:name="Freeform 21">
          <svg:title/>
          <svg:desc/>
          <text:p text:style-name="a1173" text:class-names="" text:cond-style-name=""><text:span text:style-name="a1172"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364" draw:layer="Master1-bg" draw:style-name="a1177" draw:name="Freeform 22">
          <svg:title/>
          <svg:desc/>
          <text:p text:style-name="a1176" text:class-names="" text:cond-style-name=""><text:span text:style-name="a1175"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333">
        <svg:title/>
        <svg:desc/>
        <draw:custom-shape svg:x="0.02977in" svg:y="0.00017in" svg:width="0.5406in" svg:height="4.81304in" draw:id="id341" draw:layer="Master1-bg" draw:style-name="a1108" draw:name="Freeform 27">
          <svg:title/>
          <svg:desc/>
          <text:p text:style-name="a1107" text:class-names="" text:cond-style-name=""><text:span text:style-name="a1106"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342" draw:layer="Master1-bg" draw:style-name="a1111" draw:name="Freeform 28">
          <svg:title/>
          <svg:desc/>
          <text:p text:style-name="a1110" text:class-names="" text:cond-style-name=""><text:span text:style-name="a1109"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343" draw:layer="Master1-bg" draw:style-name="a1114" draw:name="Freeform 29">
          <svg:title/>
          <svg:desc/>
          <text:p text:style-name="a1113" text:class-names="" text:cond-style-name=""><text:span text:style-name="a1112"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344" draw:layer="Master1-bg" draw:style-name="a1117" draw:name="Freeform 30">
          <svg:title/>
          <svg:desc/>
          <text:p text:style-name="a1116" text:class-names="" text:cond-style-name=""><text:span text:style-name="a1115"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9in" svg:width="0.19068in" svg:height="3.31066in" draw:id="id345" draw:layer="Master1-bg" draw:style-name="a1120" draw:name="Freeform 31">
          <svg:title/>
          <svg:desc/>
          <text:p text:style-name="a1119" text:class-names="" text:cond-style-name=""><text:span text:style-name="a1118"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346" draw:layer="Master1-bg" draw:style-name="a1123" draw:name="Freeform 32">
          <svg:title/>
          <svg:desc/>
          <text:p text:style-name="a1122" text:class-names="" text:cond-style-name=""><text:span text:style-name="a1121"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347" draw:layer="Master1-bg" draw:style-name="a1126" draw:name="Freeform 33">
          <svg:title/>
          <svg:desc/>
          <text:p text:style-name="a1125" text:class-names="" text:cond-style-name=""><text:span text:style-name="a1124"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348" draw:layer="Master1-bg" draw:style-name="a1129" draw:name="Freeform 34">
          <svg:title/>
          <svg:desc/>
          <text:p text:style-name="a1128" text:class-names="" text:cond-style-name=""><text:span text:style-name="a1127"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349" draw:layer="Master1-bg" draw:style-name="a1132" draw:name="Freeform 35">
          <svg:title/>
          <svg:desc/>
          <text:p text:style-name="a1131" text:class-names="" text:cond-style-name=""><text:span text:style-name="a1130"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350" draw:layer="Master1-bg" draw:style-name="a1135" draw:name="Freeform 36">
          <svg:title/>
          <svg:desc/>
          <text:p text:style-name="a1134" text:class-names="" text:cond-style-name=""><text:span text:style-name="a1133"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3in" svg:width="0.04191in" svg:height="0.24935in" draw:id="id351" draw:layer="Master1-bg" draw:style-name="a1138" draw:name="Freeform 37">
          <svg:title/>
          <svg:desc/>
          <text:p text:style-name="a1137" text:class-names="" text:cond-style-name=""><text:span text:style-name="a1136"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1in" draw:id="id352" draw:layer="Master1-bg" draw:style-name="a1141" draw:name="Freeform 38">
          <svg:title/>
          <svg:desc/>
          <text:p text:style-name="a1140" text:class-names="" text:cond-style-name=""><text:span text:style-name="a1139"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334" draw:layer="Master1-bg" draw:style-name="a1084" draw:name="Rectangle 6">
        <svg:title/>
        <svg:desc/>
        <text:p text:style-name="a1083" text:class-names="" text:cond-style-name=""><text:span text:style-name="a1082" text:class-names=""/></text:p>
        <draw:enhanced-geometry xmlns:dr3d="urn:oasis:names:tc:opendocument:xmlns:dr3d:1.0" draw:type="non-primitive" svg:viewBox="0 0 21600 21600" draw:enhanced-path="M 0 0 L 21600 0 21600 21600 0 21600 Z N"/>
      </draw:custom-shape>
      <draw:frame draw:id="id335" presentation:style-name="a1088" draw:name="Title 1" svg:x="2.8316in" svg:y="0.66667in" svg:width="9.75in" svg:height="3.40884in" presentation:class="title" presentation:placeholder="false">
        <draw:text-box>
          <text:p text:style-name="a1087" text:class-names="" text:cond-style-name=""><text:span text:style-name="a1085" text:class-names="">Modifiez le style du titre</text:span><text:span text:style-name="a1086" text:class-names=""/></text:p>
        </draw:text-box>
        <svg:title/>
        <svg:desc/>
      </draw:frame>
      <draw:frame draw:id="id336" presentation:style-name="a1092" draw:name="Text Placeholder 2" svg:x="2.8316in" svg:y="4.76164in" svg:width="9.75in" svg:height="1.70151in" presentation:class="outline" presentation:placeholder="false">
        <draw:text-box>
          <text:list text:style-name="a1091">
            <text:list-item>
              <text:p text:style-name="a1090" text:class-names="" text:cond-style-name=""><text:span text:style-name="a1089" text:class-names="">Cliquez pour modifier les styles du texte du masque</text:span></text:p>
            </text:list-item>
          </text:list>
        </draw:text-box>
        <svg:title/>
        <svg:desc/>
      </draw:frame>
      <draw:frame draw:id="id337" presentation:style-name="a1096" draw:name="Date Placeholder 3" svg:x="11.3316in" svg:y="6.70433in" svg:width="1.25359in" svg:height="0.40507in" presentation:class="date-time" presentation:placeholder="false">
        <draw:text-box>
          <text:p text:style-name="a1095" text:class-names="" text:cond-style-name=""><text:span text:style-name="a1093" text:class-names=""><text:date text:fixed="false" style:data-style-name="a1094">9/6/2022</text:date></text:span></text:p>
        </draw:text-box>
        <svg:title/>
        <svg:desc/>
      </draw:frame>
      <draw:frame draw:id="id338" presentation:style-name="a1099" draw:name="Footer Placeholder 4" svg:x="2.8316in" svg:y="6.7102in" svg:width="8.33333in" svg:height="0.39931in" presentation:class="footer" presentation:placeholder="false">
        <draw:text-box>
          <text:p text:style-name="a1098" text:class-names="" text:cond-style-name=""><text:span text:style-name="a1097" text:class-names=""/></text:p>
        </draw:text-box>
        <svg:title/>
        <svg:desc/>
      </draw:frame>
      <draw:custom-shape svg:x="-0.00458in" svg:y="3.47569in" svg:width="1.73723in" svg:height="0.55479in" draw:id="id339" draw:style-name="a1102" draw:name="Freeform 11">
        <svg:title/>
        <svg:desc/>
        <text:p text:style-name="a1101" text:class-names="" text:cond-style-name=""><text:span text:style-name="a1100"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340" presentation:style-name="a1105" draw:name="Slide Number Placeholder 5" svg:x="0.5816in" svg:y="3.54783in" svg:width="0.85276in" svg:height="0.39931in" presentation:class="page-number" presentation:placeholder="false">
        <draw:text-box>
          <text:p text:style-name="a1104" text:class-names="" text:cond-style-name=""><text:span text:style-name="a1103" text:class-names=""><text:page-number style:num-format="1" text:fixed="false"/></text:span></text:p>
        </draw:text-box>
        <svg:title/>
        <svg:desc/>
      </draw:frame>
    </style:master-page>
    <style:master-page style:name="Master1-Layout11-cust-Citation-avec-légende" style:page-layout-name="pageLayout1" draw:style-name="a1179">
      <draw:g draw:name="Group 22" draw:id="id365">
        <svg:title/>
        <svg:desc/>
        <draw:custom-shape svg:x="0in" svg:y="2.8161in" svg:width="0.11006in" svg:height="0.68484in" draw:id="id389" draw:layer="Master1-bg" draw:style-name="a1252" draw:name="Freeform 11">
          <svg:title/>
          <svg:desc/>
          <text:p text:style-name="a1251" text:class-names="" text:cond-style-name=""><text:span text:style-name="a1250"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390" draw:layer="Master1-bg" draw:style-name="a1255" draw:name="Freeform 12">
          <svg:title/>
          <svg:desc/>
          <text:p text:style-name="a1254" text:class-names="" text:cond-style-name=""><text:span text:style-name="a1253"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391" draw:layer="Master1-bg" draw:style-name="a1258" draw:name="Freeform 13">
          <svg:title/>
          <svg:desc/>
          <text:p text:style-name="a1257" text:class-names="" text:cond-style-name=""><text:span text:style-name="a1256"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392" draw:layer="Master1-bg" draw:style-name="a1261" draw:name="Freeform 14">
          <svg:title/>
          <svg:desc/>
          <text:p text:style-name="a1260" text:class-names="" text:cond-style-name=""><text:span text:style-name="a1259"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393" draw:layer="Master1-bg" draw:style-name="a1264" draw:name="Freeform 15">
          <svg:title/>
          <svg:desc/>
          <text:p text:style-name="a1263" text:class-names="" text:cond-style-name=""><text:span text:style-name="a1262"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394" draw:layer="Master1-bg" draw:style-name="a1267" draw:name="Freeform 16">
          <svg:title/>
          <svg:desc/>
          <text:p text:style-name="a1266" text:class-names="" text:cond-style-name=""><text:span text:style-name="a1265"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395" draw:layer="Master1-bg" draw:style-name="a1270" draw:name="Freeform 17">
          <svg:title/>
          <svg:desc/>
          <text:p text:style-name="a1269" text:class-names="" text:cond-style-name=""><text:span text:style-name="a1268"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396" draw:layer="Master1-bg" draw:style-name="a1273" draw:name="Freeform 18">
          <svg:title/>
          <svg:desc/>
          <text:p text:style-name="a1272" text:class-names="" text:cond-style-name=""><text:span text:style-name="a1271"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397" draw:layer="Master1-bg" draw:style-name="a1276" draw:name="Freeform 19">
          <svg:title/>
          <svg:desc/>
          <text:p text:style-name="a1275" text:class-names="" text:cond-style-name=""><text:span text:style-name="a1274"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398" draw:layer="Master1-bg" draw:style-name="a1279" draw:name="Freeform 20">
          <svg:title/>
          <svg:desc/>
          <text:p text:style-name="a1278" text:class-names="" text:cond-style-name=""><text:span text:style-name="a1277"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399" draw:layer="Master1-bg" draw:style-name="a1282" draw:name="Freeform 21">
          <svg:title/>
          <svg:desc/>
          <text:p text:style-name="a1281" text:class-names="" text:cond-style-name=""><text:span text:style-name="a1280"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400" draw:layer="Master1-bg" draw:style-name="a1285" draw:name="Freeform 22">
          <svg:title/>
          <svg:desc/>
          <text:p text:style-name="a1284" text:class-names="" text:cond-style-name=""><text:span text:style-name="a1283"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366">
        <svg:title/>
        <svg:desc/>
        <draw:custom-shape svg:x="0.02977in" svg:y="0.00017in" svg:width="0.5406in" svg:height="4.81304in" draw:id="id377" draw:layer="Master1-bg" draw:style-name="a1216" draw:name="Freeform 27">
          <svg:title/>
          <svg:desc/>
          <text:p text:style-name="a1215" text:class-names="" text:cond-style-name=""><text:span text:style-name="a1214"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378" draw:layer="Master1-bg" draw:style-name="a1219" draw:name="Freeform 28">
          <svg:title/>
          <svg:desc/>
          <text:p text:style-name="a1218" text:class-names="" text:cond-style-name=""><text:span text:style-name="a1217"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379" draw:layer="Master1-bg" draw:style-name="a1222" draw:name="Freeform 29">
          <svg:title/>
          <svg:desc/>
          <text:p text:style-name="a1221" text:class-names="" text:cond-style-name=""><text:span text:style-name="a1220"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380" draw:layer="Master1-bg" draw:style-name="a1225" draw:name="Freeform 30">
          <svg:title/>
          <svg:desc/>
          <text:p text:style-name="a1224" text:class-names="" text:cond-style-name=""><text:span text:style-name="a1223"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9in" svg:width="0.19068in" svg:height="3.31066in" draw:id="id381" draw:layer="Master1-bg" draw:style-name="a1228" draw:name="Freeform 31">
          <svg:title/>
          <svg:desc/>
          <text:p text:style-name="a1227" text:class-names="" text:cond-style-name=""><text:span text:style-name="a1226"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382" draw:layer="Master1-bg" draw:style-name="a1231" draw:name="Freeform 32">
          <svg:title/>
          <svg:desc/>
          <text:p text:style-name="a1230" text:class-names="" text:cond-style-name=""><text:span text:style-name="a1229"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383" draw:layer="Master1-bg" draw:style-name="a1234" draw:name="Freeform 33">
          <svg:title/>
          <svg:desc/>
          <text:p text:style-name="a1233" text:class-names="" text:cond-style-name=""><text:span text:style-name="a1232"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384" draw:layer="Master1-bg" draw:style-name="a1237" draw:name="Freeform 34">
          <svg:title/>
          <svg:desc/>
          <text:p text:style-name="a1236" text:class-names="" text:cond-style-name=""><text:span text:style-name="a1235"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385" draw:layer="Master1-bg" draw:style-name="a1240" draw:name="Freeform 35">
          <svg:title/>
          <svg:desc/>
          <text:p text:style-name="a1239" text:class-names="" text:cond-style-name=""><text:span text:style-name="a1238"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386" draw:layer="Master1-bg" draw:style-name="a1243" draw:name="Freeform 36">
          <svg:title/>
          <svg:desc/>
          <text:p text:style-name="a1242" text:class-names="" text:cond-style-name=""><text:span text:style-name="a1241"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3in" svg:width="0.04191in" svg:height="0.24935in" draw:id="id387" draw:layer="Master1-bg" draw:style-name="a1246" draw:name="Freeform 37">
          <svg:title/>
          <svg:desc/>
          <text:p text:style-name="a1245" text:class-names="" text:cond-style-name=""><text:span text:style-name="a1244"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1in" draw:id="id388" draw:layer="Master1-bg" draw:style-name="a1249" draw:name="Freeform 38">
          <svg:title/>
          <svg:desc/>
          <text:p text:style-name="a1248" text:class-names="" text:cond-style-name=""><text:span text:style-name="a1247"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367" draw:layer="Master1-bg" draw:style-name="a1182" draw:name="Rectangle 6">
        <svg:title/>
        <svg:desc/>
        <text:p text:style-name="a1181" text:class-names="" text:cond-style-name=""><text:span text:style-name="a1180" text:class-names=""/></text:p>
        <draw:enhanced-geometry xmlns:dr3d="urn:oasis:names:tc:opendocument:xmlns:dr3d:1.0" draw:type="non-primitive" svg:viewBox="0 0 21600 21600" draw:enhanced-path="M 0 0 L 21600 0 21600 21600 0 21600 Z N"/>
      </draw:custom-shape>
      <draw:frame draw:id="id368" presentation:style-name="a1186" draw:name="Title 1" svg:x="3.11674in" svg:y="0.66667in" svg:width="9.17971in" svg:height="3.16667in" presentation:class="title" presentation:placeholder="false">
        <draw:text-box>
          <text:p text:style-name="a1185" text:class-names="" text:cond-style-name=""><text:span text:style-name="a1183" text:class-names="">Modifiez le style du titre</text:span><text:span text:style-name="a1184" text:class-names=""/></text:p>
        </draw:text-box>
        <svg:title/>
        <svg:desc/>
      </draw:frame>
      <draw:frame draw:id="id369" presentation:style-name="a1190" draw:name="Text Placeholder 9" svg:x="3.5816in" svg:y="3.83333in" svg:width="8.24208in" svg:height="0.41667in" presentation:class="outline" presentation:placeholder="false">
        <draw:text-box>
          <text:list text:style-name="a1189">
            <text:list-item>
              <text:p text:style-name="a1188" text:class-names="" text:cond-style-name=""><text:span text:style-name="a1187" text:class-names="">Cliquez pour modifier les styles du texte du masque</text:span></text:p>
            </text:list-item>
          </text:list>
        </draw:text-box>
        <svg:title/>
        <svg:desc/>
      </draw:frame>
      <draw:frame draw:id="id370" presentation:style-name="a1194" draw:name="Text Placeholder 2" svg:x="2.8316in" svg:y="4.76164in" svg:width="9.75in" svg:height="1.70151in" presentation:class="outline" presentation:placeholder="false">
        <draw:text-box>
          <text:list text:style-name="a1193">
            <text:list-item>
              <text:p text:style-name="a1192" text:class-names="" text:cond-style-name=""><text:span text:style-name="a1191" text:class-names="">Cliquez pour modifier les styles du texte du masque</text:span></text:p>
            </text:list-item>
          </text:list>
        </draw:text-box>
        <svg:title/>
        <svg:desc/>
      </draw:frame>
      <draw:frame draw:id="id371" presentation:style-name="a1198" draw:name="Date Placeholder 3" svg:x="11.3316in" svg:y="6.70433in" svg:width="1.25359in" svg:height="0.40507in" presentation:class="date-time" presentation:placeholder="false">
        <draw:text-box>
          <text:p text:style-name="a1197" text:class-names="" text:cond-style-name=""><text:span text:style-name="a1195" text:class-names=""><text:date text:fixed="false" style:data-style-name="a1196">9/6/2022</text:date></text:span></text:p>
        </draw:text-box>
        <svg:title/>
        <svg:desc/>
      </draw:frame>
      <draw:frame draw:id="id372" presentation:style-name="a1201" draw:name="Footer Placeholder 4" svg:x="2.8316in" svg:y="6.7102in" svg:width="8.33333in" svg:height="0.39931in" presentation:class="footer" presentation:placeholder="false">
        <draw:text-box>
          <text:p text:style-name="a1200" text:class-names="" text:cond-style-name=""><text:span text:style-name="a1199" text:class-names=""/></text:p>
        </draw:text-box>
        <svg:title/>
        <svg:desc/>
      </draw:frame>
      <draw:custom-shape svg:x="-0.00458in" svg:y="3.47569in" svg:width="1.73723in" svg:height="0.55479in" draw:id="id373" draw:style-name="a1204" draw:name="Freeform 11">
        <svg:title/>
        <svg:desc/>
        <text:p text:style-name="a1203" text:class-names="" text:cond-style-name=""><text:span text:style-name="a1202"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374" presentation:style-name="a1207" draw:name="Slide Number Placeholder 5" svg:x="0.5816in" svg:y="3.54783in" svg:width="0.85276in" svg:height="0.39931in" presentation:class="page-number" presentation:placeholder="false">
        <draw:text-box>
          <text:p text:style-name="a1206" text:class-names="" text:cond-style-name=""><text:span text:style-name="a1205" text:class-names=""><text:page-number style:num-format="1" text:fixed="false"/></text:span></text:p>
        </draw:text-box>
        <svg:title/>
        <svg:desc/>
      </draw:frame>
      <draw:frame draw:id="id375" draw:style-name="a1210" draw:name="TextBox 13" svg:x="2.69866in" svg:y="0.70867in" svg:width="0.66667in" svg:height="0.63952in">
        <draw:text-box>
          <text:p text:style-name="a1209" text:class-names="" text:cond-style-name=""><text:span text:style-name="a1208" text:class-names="">“</text:span></text:p>
        </draw:text-box>
        <svg:title/>
        <svg:desc/>
      </draw:frame>
      <draw:frame draw:id="id376" draw:style-name="a1213" draw:name="TextBox 14" svg:x="12.15535in" svg:y="3.17728in" svg:width="0.66667in" svg:height="0.63952in">
        <draw:text-box>
          <text:p text:style-name="a1212" text:class-names="" text:cond-style-name=""><text:span text:style-name="a1211" text:class-names="">”</text:span></text:p>
        </draw:text-box>
        <svg:title/>
        <svg:desc/>
      </draw:frame>
    </style:master-page>
    <style:master-page style:name="Master1-Layout12-cust-Carte-nom" style:page-layout-name="pageLayout1" draw:style-name="a1287">
      <draw:g draw:name="Group 22" draw:id="id401">
        <svg:title/>
        <svg:desc/>
        <draw:custom-shape svg:x="0in" svg:y="2.8161in" svg:width="0.11006in" svg:height="0.68484in" draw:id="id422" draw:layer="Master1-bg" draw:style-name="a1350" draw:name="Freeform 11">
          <svg:title/>
          <svg:desc/>
          <text:p text:style-name="a1349" text:class-names="" text:cond-style-name=""><text:span text:style-name="a1348"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423" draw:layer="Master1-bg" draw:style-name="a1353" draw:name="Freeform 12">
          <svg:title/>
          <svg:desc/>
          <text:p text:style-name="a1352" text:class-names="" text:cond-style-name=""><text:span text:style-name="a1351"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424" draw:layer="Master1-bg" draw:style-name="a1356" draw:name="Freeform 13">
          <svg:title/>
          <svg:desc/>
          <text:p text:style-name="a1355" text:class-names="" text:cond-style-name=""><text:span text:style-name="a1354"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425" draw:layer="Master1-bg" draw:style-name="a1359" draw:name="Freeform 14">
          <svg:title/>
          <svg:desc/>
          <text:p text:style-name="a1358" text:class-names="" text:cond-style-name=""><text:span text:style-name="a1357"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426" draw:layer="Master1-bg" draw:style-name="a1362" draw:name="Freeform 15">
          <svg:title/>
          <svg:desc/>
          <text:p text:style-name="a1361" text:class-names="" text:cond-style-name=""><text:span text:style-name="a1360"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427" draw:layer="Master1-bg" draw:style-name="a1365" draw:name="Freeform 16">
          <svg:title/>
          <svg:desc/>
          <text:p text:style-name="a1364" text:class-names="" text:cond-style-name=""><text:span text:style-name="a1363"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428" draw:layer="Master1-bg" draw:style-name="a1368" draw:name="Freeform 17">
          <svg:title/>
          <svg:desc/>
          <text:p text:style-name="a1367" text:class-names="" text:cond-style-name=""><text:span text:style-name="a1366"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429" draw:layer="Master1-bg" draw:style-name="a1371" draw:name="Freeform 18">
          <svg:title/>
          <svg:desc/>
          <text:p text:style-name="a1370" text:class-names="" text:cond-style-name=""><text:span text:style-name="a1369"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430" draw:layer="Master1-bg" draw:style-name="a1374" draw:name="Freeform 19">
          <svg:title/>
          <svg:desc/>
          <text:p text:style-name="a1373" text:class-names="" text:cond-style-name=""><text:span text:style-name="a1372"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431" draw:layer="Master1-bg" draw:style-name="a1377" draw:name="Freeform 20">
          <svg:title/>
          <svg:desc/>
          <text:p text:style-name="a1376" text:class-names="" text:cond-style-name=""><text:span text:style-name="a1375"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432" draw:layer="Master1-bg" draw:style-name="a1380" draw:name="Freeform 21">
          <svg:title/>
          <svg:desc/>
          <text:p text:style-name="a1379" text:class-names="" text:cond-style-name=""><text:span text:style-name="a1378"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433" draw:layer="Master1-bg" draw:style-name="a1383" draw:name="Freeform 22">
          <svg:title/>
          <svg:desc/>
          <text:p text:style-name="a1382" text:class-names="" text:cond-style-name=""><text:span text:style-name="a1381"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402">
        <svg:title/>
        <svg:desc/>
        <draw:custom-shape svg:x="0.02977in" svg:y="0.00017in" svg:width="0.5406in" svg:height="4.81304in" draw:id="id410" draw:layer="Master1-bg" draw:style-name="a1314" draw:name="Freeform 27">
          <svg:title/>
          <svg:desc/>
          <text:p text:style-name="a1313" text:class-names="" text:cond-style-name=""><text:span text:style-name="a1312"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411" draw:layer="Master1-bg" draw:style-name="a1317" draw:name="Freeform 28">
          <svg:title/>
          <svg:desc/>
          <text:p text:style-name="a1316" text:class-names="" text:cond-style-name=""><text:span text:style-name="a1315"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412" draw:layer="Master1-bg" draw:style-name="a1320" draw:name="Freeform 29">
          <svg:title/>
          <svg:desc/>
          <text:p text:style-name="a1319" text:class-names="" text:cond-style-name=""><text:span text:style-name="a1318"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413" draw:layer="Master1-bg" draw:style-name="a1323" draw:name="Freeform 30">
          <svg:title/>
          <svg:desc/>
          <text:p text:style-name="a1322" text:class-names="" text:cond-style-name=""><text:span text:style-name="a1321"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9in" svg:width="0.19068in" svg:height="3.31066in" draw:id="id414" draw:layer="Master1-bg" draw:style-name="a1326" draw:name="Freeform 31">
          <svg:title/>
          <svg:desc/>
          <text:p text:style-name="a1325" text:class-names="" text:cond-style-name=""><text:span text:style-name="a1324"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415" draw:layer="Master1-bg" draw:style-name="a1329" draw:name="Freeform 32">
          <svg:title/>
          <svg:desc/>
          <text:p text:style-name="a1328" text:class-names="" text:cond-style-name=""><text:span text:style-name="a1327"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416" draw:layer="Master1-bg" draw:style-name="a1332" draw:name="Freeform 33">
          <svg:title/>
          <svg:desc/>
          <text:p text:style-name="a1331" text:class-names="" text:cond-style-name=""><text:span text:style-name="a1330"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417" draw:layer="Master1-bg" draw:style-name="a1335" draw:name="Freeform 34">
          <svg:title/>
          <svg:desc/>
          <text:p text:style-name="a1334" text:class-names="" text:cond-style-name=""><text:span text:style-name="a1333"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418" draw:layer="Master1-bg" draw:style-name="a1338" draw:name="Freeform 35">
          <svg:title/>
          <svg:desc/>
          <text:p text:style-name="a1337" text:class-names="" text:cond-style-name=""><text:span text:style-name="a1336"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419" draw:layer="Master1-bg" draw:style-name="a1341" draw:name="Freeform 36">
          <svg:title/>
          <svg:desc/>
          <text:p text:style-name="a1340" text:class-names="" text:cond-style-name=""><text:span text:style-name="a1339"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3in" svg:width="0.04191in" svg:height="0.24935in" draw:id="id420" draw:layer="Master1-bg" draw:style-name="a1344" draw:name="Freeform 37">
          <svg:title/>
          <svg:desc/>
          <text:p text:style-name="a1343" text:class-names="" text:cond-style-name=""><text:span text:style-name="a1342"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1in" draw:id="id421" draw:layer="Master1-bg" draw:style-name="a1347" draw:name="Freeform 38">
          <svg:title/>
          <svg:desc/>
          <text:p text:style-name="a1346" text:class-names="" text:cond-style-name=""><text:span text:style-name="a1345"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403" draw:layer="Master1-bg" draw:style-name="a1290" draw:name="Rectangle 6">
        <svg:title/>
        <svg:desc/>
        <text:p text:style-name="a1289" text:class-names="" text:cond-style-name=""><text:span text:style-name="a1288" text:class-names=""/></text:p>
        <draw:enhanced-geometry xmlns:dr3d="urn:oasis:names:tc:opendocument:xmlns:dr3d:1.0" draw:type="non-primitive" svg:viewBox="0 0 21600 21600" draw:enhanced-path="M 0 0 L 21600 0 21600 21600 0 21600 Z N"/>
      </draw:custom-shape>
      <draw:frame draw:id="id404" presentation:style-name="a1294" draw:name="Title 1" svg:x="2.8316in" svg:y="2.66667in" svg:width="9.75in" svg:height="2.97993in" presentation:class="title" presentation:placeholder="false">
        <draw:text-box>
          <text:p text:style-name="a1293" text:class-names="" text:cond-style-name=""><text:span text:style-name="a1291" text:class-names="">Modifiez le style du titre</text:span><text:span text:style-name="a1292" text:class-names=""/></text:p>
        </draw:text-box>
        <svg:title/>
        <svg:desc/>
      </draw:frame>
      <draw:frame draw:id="id405" presentation:style-name="a1298" draw:name="Text Placeholder 3" svg:x="2.8316in" svg:y="5.66667in" svg:width="9.75in" svg:height="0.79792in" presentation:class="outline" presentation:placeholder="false">
        <draw:text-box>
          <text:list text:style-name="a1297">
            <text:list-item>
              <text:p text:style-name="a1296" text:class-names="" text:cond-style-name=""><text:span text:style-name="a1295" text:class-names="">Cliquez pour modifier les styles du texte du masque</text:span></text:p>
            </text:list-item>
          </text:list>
        </draw:text-box>
        <svg:title/>
        <svg:desc/>
      </draw:frame>
      <draw:frame draw:id="id406" presentation:style-name="a1302" draw:name="Date Placeholder 4" svg:x="11.3316in" svg:y="6.70433in" svg:width="1.25359in" svg:height="0.40507in" presentation:class="date-time" presentation:placeholder="false">
        <draw:text-box>
          <text:p text:style-name="a1301" text:class-names="" text:cond-style-name=""><text:span text:style-name="a1299" text:class-names=""><text:date text:fixed="false" style:data-style-name="a1300">9/6/2022</text:date></text:span></text:p>
        </draw:text-box>
        <svg:title/>
        <svg:desc/>
      </draw:frame>
      <draw:frame draw:id="id407" presentation:style-name="a1305" draw:name="Footer Placeholder 5" svg:x="2.8316in" svg:y="6.7102in" svg:width="8.33333in" svg:height="0.39931in" presentation:class="footer" presentation:placeholder="false">
        <draw:text-box>
          <text:p text:style-name="a1304" text:class-names="" text:cond-style-name=""><text:span text:style-name="a1303" text:class-names=""/></text:p>
        </draw:text-box>
        <svg:title/>
        <svg:desc/>
      </draw:frame>
      <draw:custom-shape svg:x="-0.00458in" svg:y="5.37153in" svg:width="1.73723in" svg:height="0.55479in" draw:id="id408" draw:style-name="a1308" draw:name="Freeform 11">
        <svg:title/>
        <svg:desc/>
        <text:p text:style-name="a1307" text:class-names="" text:cond-style-name=""><text:span text:style-name="a1306"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409" presentation:style-name="a1311" draw:name="Slide Number Placeholder 6" svg:x="0.5816in" svg:y="5.44957in" svg:width="0.85276in" svg:height="0.39931in" presentation:class="page-number" presentation:placeholder="false">
        <draw:text-box>
          <text:p text:style-name="a1310" text:class-names="" text:cond-style-name=""><text:span text:style-name="a1309" text:class-names=""><text:page-number style:num-format="1" text:fixed="false"/></text:span></text:p>
        </draw:text-box>
        <svg:title/>
        <svg:desc/>
      </draw:frame>
    </style:master-page>
    <style:master-page style:name="Master1-Layout13-cust-Carte-nom-citation" style:page-layout-name="pageLayout1" draw:style-name="a1385">
      <draw:g draw:name="Group 22" draw:id="id434">
        <svg:title/>
        <svg:desc/>
        <draw:custom-shape svg:x="0in" svg:y="2.8161in" svg:width="0.11006in" svg:height="0.68484in" draw:id="id458" draw:layer="Master1-bg" draw:style-name="a1458" draw:name="Freeform 11">
          <svg:title/>
          <svg:desc/>
          <text:p text:style-name="a1457" text:class-names="" text:cond-style-name=""><text:span text:style-name="a1456"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459" draw:layer="Master1-bg" draw:style-name="a1461" draw:name="Freeform 12">
          <svg:title/>
          <svg:desc/>
          <text:p text:style-name="a1460" text:class-names="" text:cond-style-name=""><text:span text:style-name="a1459"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460" draw:layer="Master1-bg" draw:style-name="a1464" draw:name="Freeform 13">
          <svg:title/>
          <svg:desc/>
          <text:p text:style-name="a1463" text:class-names="" text:cond-style-name=""><text:span text:style-name="a1462"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461" draw:layer="Master1-bg" draw:style-name="a1467" draw:name="Freeform 14">
          <svg:title/>
          <svg:desc/>
          <text:p text:style-name="a1466" text:class-names="" text:cond-style-name=""><text:span text:style-name="a1465"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462" draw:layer="Master1-bg" draw:style-name="a1470" draw:name="Freeform 15">
          <svg:title/>
          <svg:desc/>
          <text:p text:style-name="a1469" text:class-names="" text:cond-style-name=""><text:span text:style-name="a1468"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463" draw:layer="Master1-bg" draw:style-name="a1473" draw:name="Freeform 16">
          <svg:title/>
          <svg:desc/>
          <text:p text:style-name="a1472" text:class-names="" text:cond-style-name=""><text:span text:style-name="a1471"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464" draw:layer="Master1-bg" draw:style-name="a1476" draw:name="Freeform 17">
          <svg:title/>
          <svg:desc/>
          <text:p text:style-name="a1475" text:class-names="" text:cond-style-name=""><text:span text:style-name="a1474"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465" draw:layer="Master1-bg" draw:style-name="a1479" draw:name="Freeform 18">
          <svg:title/>
          <svg:desc/>
          <text:p text:style-name="a1478" text:class-names="" text:cond-style-name=""><text:span text:style-name="a1477"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466" draw:layer="Master1-bg" draw:style-name="a1482" draw:name="Freeform 19">
          <svg:title/>
          <svg:desc/>
          <text:p text:style-name="a1481" text:class-names="" text:cond-style-name=""><text:span text:style-name="a1480"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467" draw:layer="Master1-bg" draw:style-name="a1485" draw:name="Freeform 20">
          <svg:title/>
          <svg:desc/>
          <text:p text:style-name="a1484" text:class-names="" text:cond-style-name=""><text:span text:style-name="a1483"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468" draw:layer="Master1-bg" draw:style-name="a1488" draw:name="Freeform 21">
          <svg:title/>
          <svg:desc/>
          <text:p text:style-name="a1487" text:class-names="" text:cond-style-name=""><text:span text:style-name="a1486"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469" draw:layer="Master1-bg" draw:style-name="a1491" draw:name="Freeform 22">
          <svg:title/>
          <svg:desc/>
          <text:p text:style-name="a1490" text:class-names="" text:cond-style-name=""><text:span text:style-name="a1489"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435">
        <svg:title/>
        <svg:desc/>
        <draw:custom-shape svg:x="0.02977in" svg:y="0.00017in" svg:width="0.5406in" svg:height="4.81304in" draw:id="id446" draw:layer="Master1-bg" draw:style-name="a1422" draw:name="Freeform 27">
          <svg:title/>
          <svg:desc/>
          <text:p text:style-name="a1421" text:class-names="" text:cond-style-name=""><text:span text:style-name="a1420"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447" draw:layer="Master1-bg" draw:style-name="a1425" draw:name="Freeform 28">
          <svg:title/>
          <svg:desc/>
          <text:p text:style-name="a1424" text:class-names="" text:cond-style-name=""><text:span text:style-name="a1423"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448" draw:layer="Master1-bg" draw:style-name="a1428" draw:name="Freeform 29">
          <svg:title/>
          <svg:desc/>
          <text:p text:style-name="a1427" text:class-names="" text:cond-style-name=""><text:span text:style-name="a1426"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449" draw:layer="Master1-bg" draw:style-name="a1431" draw:name="Freeform 30">
          <svg:title/>
          <svg:desc/>
          <text:p text:style-name="a1430" text:class-names="" text:cond-style-name=""><text:span text:style-name="a1429"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9in" svg:width="0.19068in" svg:height="3.31066in" draw:id="id450" draw:layer="Master1-bg" draw:style-name="a1434" draw:name="Freeform 31">
          <svg:title/>
          <svg:desc/>
          <text:p text:style-name="a1433" text:class-names="" text:cond-style-name=""><text:span text:style-name="a1432"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451" draw:layer="Master1-bg" draw:style-name="a1437" draw:name="Freeform 32">
          <svg:title/>
          <svg:desc/>
          <text:p text:style-name="a1436" text:class-names="" text:cond-style-name=""><text:span text:style-name="a1435"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452" draw:layer="Master1-bg" draw:style-name="a1440" draw:name="Freeform 33">
          <svg:title/>
          <svg:desc/>
          <text:p text:style-name="a1439" text:class-names="" text:cond-style-name=""><text:span text:style-name="a1438"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453" draw:layer="Master1-bg" draw:style-name="a1443" draw:name="Freeform 34">
          <svg:title/>
          <svg:desc/>
          <text:p text:style-name="a1442" text:class-names="" text:cond-style-name=""><text:span text:style-name="a1441"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454" draw:layer="Master1-bg" draw:style-name="a1446" draw:name="Freeform 35">
          <svg:title/>
          <svg:desc/>
          <text:p text:style-name="a1445" text:class-names="" text:cond-style-name=""><text:span text:style-name="a1444"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455" draw:layer="Master1-bg" draw:style-name="a1449" draw:name="Freeform 36">
          <svg:title/>
          <svg:desc/>
          <text:p text:style-name="a1448" text:class-names="" text:cond-style-name=""><text:span text:style-name="a1447"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3in" svg:width="0.04191in" svg:height="0.24935in" draw:id="id456" draw:layer="Master1-bg" draw:style-name="a1452" draw:name="Freeform 37">
          <svg:title/>
          <svg:desc/>
          <text:p text:style-name="a1451" text:class-names="" text:cond-style-name=""><text:span text:style-name="a1450"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1in" draw:id="id457" draw:layer="Master1-bg" draw:style-name="a1455" draw:name="Freeform 38">
          <svg:title/>
          <svg:desc/>
          <text:p text:style-name="a1454" text:class-names="" text:cond-style-name=""><text:span text:style-name="a1453"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436" draw:layer="Master1-bg" draw:style-name="a1388" draw:name="Rectangle 6">
        <svg:title/>
        <svg:desc/>
        <text:p text:style-name="a1387" text:class-names="" text:cond-style-name=""><text:span text:style-name="a1386" text:class-names=""/></text:p>
        <draw:enhanced-geometry xmlns:dr3d="urn:oasis:names:tc:opendocument:xmlns:dr3d:1.0" draw:type="non-primitive" svg:viewBox="0 0 21600 21600" draw:enhanced-path="M 0 0 L 21600 0 21600 21600 0 21600 Z N"/>
      </draw:custom-shape>
      <draw:frame draw:id="id437" presentation:style-name="a1392" draw:name="Title 1" svg:x="3.11674in" svg:y="0.66667in" svg:width="9.17971in" svg:height="3.16667in" presentation:class="title" presentation:placeholder="false">
        <draw:text-box>
          <text:p text:style-name="a1391" text:class-names="" text:cond-style-name=""><text:span text:style-name="a1389" text:class-names="">Modifiez le style du titre</text:span><text:span text:style-name="a1390" text:class-names=""/></text:p>
        </draw:text-box>
        <svg:title/>
        <svg:desc/>
      </draw:frame>
      <draw:frame draw:id="id438" presentation:style-name="a1396" draw:name="Text Placeholder 9" svg:x="2.8316in" svg:y="4.75in" svg:width="9.75in" svg:height="0.91667in" presentation:class="outline" presentation:placeholder="false">
        <draw:text-box>
          <text:list text:style-name="a1395">
            <text:list-item>
              <text:p text:style-name="a1394" text:class-names="" text:cond-style-name=""><text:span text:style-name="a1393" text:class-names="">Cliquez pour modifier les styles du texte du masque</text:span></text:p>
            </text:list-item>
          </text:list>
        </draw:text-box>
        <svg:title/>
        <svg:desc/>
      </draw:frame>
      <draw:frame draw:id="id439" presentation:style-name="a1400" draw:name="Text Placeholder 3" svg:x="2.8316in" svg:y="5.66667in" svg:width="9.75in" svg:height="0.79792in" presentation:class="outline" presentation:placeholder="false">
        <draw:text-box>
          <text:list text:style-name="a1399">
            <text:list-item>
              <text:p text:style-name="a1398" text:class-names="" text:cond-style-name=""><text:span text:style-name="a1397" text:class-names="">Cliquez pour modifier les styles du texte du masque</text:span></text:p>
            </text:list-item>
          </text:list>
        </draw:text-box>
        <svg:title/>
        <svg:desc/>
      </draw:frame>
      <draw:frame draw:id="id440" presentation:style-name="a1404" draw:name="Date Placeholder 4" svg:x="11.3316in" svg:y="6.70433in" svg:width="1.25359in" svg:height="0.40507in" presentation:class="date-time" presentation:placeholder="false">
        <draw:text-box>
          <text:p text:style-name="a1403" text:class-names="" text:cond-style-name=""><text:span text:style-name="a1401" text:class-names=""><text:date text:fixed="false" style:data-style-name="a1402">9/6/2022</text:date></text:span></text:p>
        </draw:text-box>
        <svg:title/>
        <svg:desc/>
      </draw:frame>
      <draw:frame draw:id="id441" presentation:style-name="a1407" draw:name="Footer Placeholder 5" svg:x="2.8316in" svg:y="6.7102in" svg:width="8.33333in" svg:height="0.39931in" presentation:class="footer" presentation:placeholder="false">
        <draw:text-box>
          <text:p text:style-name="a1406" text:class-names="" text:cond-style-name=""><text:span text:style-name="a1405" text:class-names=""/></text:p>
        </draw:text-box>
        <svg:title/>
        <svg:desc/>
      </draw:frame>
      <draw:custom-shape svg:x="-0.00458in" svg:y="5.37153in" svg:width="1.73723in" svg:height="0.55479in" draw:id="id442" draw:style-name="a1410" draw:name="Freeform 11">
        <svg:title/>
        <svg:desc/>
        <text:p text:style-name="a1409" text:class-names="" text:cond-style-name=""><text:span text:style-name="a1408"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443" presentation:style-name="a1413" draw:name="Slide Number Placeholder 6" svg:x="0.5816in" svg:y="5.44957in" svg:width="0.85276in" svg:height="0.39931in" presentation:class="page-number" presentation:placeholder="false">
        <draw:text-box>
          <text:p text:style-name="a1412" text:class-names="" text:cond-style-name=""><text:span text:style-name="a1411" text:class-names=""><text:page-number style:num-format="1" text:fixed="false"/></text:span></text:p>
        </draw:text-box>
        <svg:title/>
        <svg:desc/>
      </draw:frame>
      <draw:frame draw:id="id444" draw:style-name="a1416" draw:name="TextBox 16" svg:x="2.69866in" svg:y="0.70867in" svg:width="0.66667in" svg:height="0.63952in">
        <draw:text-box>
          <text:p text:style-name="a1415" text:class-names="" text:cond-style-name=""><text:span text:style-name="a1414" text:class-names="">“</text:span></text:p>
        </draw:text-box>
        <svg:title/>
        <svg:desc/>
      </draw:frame>
      <draw:frame draw:id="id445" draw:style-name="a1419" draw:name="TextBox 17" svg:x="12.15535in" svg:y="3.17728in" svg:width="0.66667in" svg:height="0.63952in">
        <draw:text-box>
          <text:p text:style-name="a1418" text:class-names="" text:cond-style-name=""><text:span text:style-name="a1417" text:class-names="">”</text:span></text:p>
        </draw:text-box>
        <svg:title/>
        <svg:desc/>
      </draw:frame>
    </style:master-page>
    <style:master-page style:name="Master1-Layout14-cust-Vrai-ou-faux" style:page-layout-name="pageLayout1" draw:style-name="a1493">
      <draw:g draw:name="Group 22" draw:id="id470">
        <svg:title/>
        <svg:desc/>
        <draw:custom-shape svg:x="0in" svg:y="2.8161in" svg:width="0.11006in" svg:height="0.68484in" draw:id="id492" draw:layer="Master1-bg" draw:style-name="a1560" draw:name="Freeform 11">
          <svg:title/>
          <svg:desc/>
          <text:p text:style-name="a1559" text:class-names="" text:cond-style-name=""><text:span text:style-name="a1558"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493" draw:layer="Master1-bg" draw:style-name="a1563" draw:name="Freeform 12">
          <svg:title/>
          <svg:desc/>
          <text:p text:style-name="a1562" text:class-names="" text:cond-style-name=""><text:span text:style-name="a1561"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494" draw:layer="Master1-bg" draw:style-name="a1566" draw:name="Freeform 13">
          <svg:title/>
          <svg:desc/>
          <text:p text:style-name="a1565" text:class-names="" text:cond-style-name=""><text:span text:style-name="a1564"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495" draw:layer="Master1-bg" draw:style-name="a1569" draw:name="Freeform 14">
          <svg:title/>
          <svg:desc/>
          <text:p text:style-name="a1568" text:class-names="" text:cond-style-name=""><text:span text:style-name="a1567"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496" draw:layer="Master1-bg" draw:style-name="a1572" draw:name="Freeform 15">
          <svg:title/>
          <svg:desc/>
          <text:p text:style-name="a1571" text:class-names="" text:cond-style-name=""><text:span text:style-name="a1570"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497" draw:layer="Master1-bg" draw:style-name="a1575" draw:name="Freeform 16">
          <svg:title/>
          <svg:desc/>
          <text:p text:style-name="a1574" text:class-names="" text:cond-style-name=""><text:span text:style-name="a1573"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498" draw:layer="Master1-bg" draw:style-name="a1578" draw:name="Freeform 17">
          <svg:title/>
          <svg:desc/>
          <text:p text:style-name="a1577" text:class-names="" text:cond-style-name=""><text:span text:style-name="a1576"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499" draw:layer="Master1-bg" draw:style-name="a1581" draw:name="Freeform 18">
          <svg:title/>
          <svg:desc/>
          <text:p text:style-name="a1580" text:class-names="" text:cond-style-name=""><text:span text:style-name="a1579"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500" draw:layer="Master1-bg" draw:style-name="a1584" draw:name="Freeform 19">
          <svg:title/>
          <svg:desc/>
          <text:p text:style-name="a1583" text:class-names="" text:cond-style-name=""><text:span text:style-name="a1582"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501" draw:layer="Master1-bg" draw:style-name="a1587" draw:name="Freeform 20">
          <svg:title/>
          <svg:desc/>
          <text:p text:style-name="a1586" text:class-names="" text:cond-style-name=""><text:span text:style-name="a1585"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502" draw:layer="Master1-bg" draw:style-name="a1590" draw:name="Freeform 21">
          <svg:title/>
          <svg:desc/>
          <text:p text:style-name="a1589" text:class-names="" text:cond-style-name=""><text:span text:style-name="a1588"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503" draw:layer="Master1-bg" draw:style-name="a1593" draw:name="Freeform 22">
          <svg:title/>
          <svg:desc/>
          <text:p text:style-name="a1592" text:class-names="" text:cond-style-name=""><text:span text:style-name="a1591"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471">
        <svg:title/>
        <svg:desc/>
        <draw:custom-shape svg:x="0.02977in" svg:y="0.00017in" svg:width="0.5406in" svg:height="4.81304in" draw:id="id480" draw:layer="Master1-bg" draw:style-name="a1524" draw:name="Freeform 27">
          <svg:title/>
          <svg:desc/>
          <text:p text:style-name="a1523" text:class-names="" text:cond-style-name=""><text:span text:style-name="a1522"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481" draw:layer="Master1-bg" draw:style-name="a1527" draw:name="Freeform 28">
          <svg:title/>
          <svg:desc/>
          <text:p text:style-name="a1526" text:class-names="" text:cond-style-name=""><text:span text:style-name="a1525"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482" draw:layer="Master1-bg" draw:style-name="a1530" draw:name="Freeform 29">
          <svg:title/>
          <svg:desc/>
          <text:p text:style-name="a1529" text:class-names="" text:cond-style-name=""><text:span text:style-name="a1528"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483" draw:layer="Master1-bg" draw:style-name="a1533" draw:name="Freeform 30">
          <svg:title/>
          <svg:desc/>
          <text:p text:style-name="a1532" text:class-names="" text:cond-style-name=""><text:span text:style-name="a1531"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9in" svg:width="0.19068in" svg:height="3.31066in" draw:id="id484" draw:layer="Master1-bg" draw:style-name="a1536" draw:name="Freeform 31">
          <svg:title/>
          <svg:desc/>
          <text:p text:style-name="a1535" text:class-names="" text:cond-style-name=""><text:span text:style-name="a1534"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485" draw:layer="Master1-bg" draw:style-name="a1539" draw:name="Freeform 32">
          <svg:title/>
          <svg:desc/>
          <text:p text:style-name="a1538" text:class-names="" text:cond-style-name=""><text:span text:style-name="a1537"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486" draw:layer="Master1-bg" draw:style-name="a1542" draw:name="Freeform 33">
          <svg:title/>
          <svg:desc/>
          <text:p text:style-name="a1541" text:class-names="" text:cond-style-name=""><text:span text:style-name="a1540"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487" draw:layer="Master1-bg" draw:style-name="a1545" draw:name="Freeform 34">
          <svg:title/>
          <svg:desc/>
          <text:p text:style-name="a1544" text:class-names="" text:cond-style-name=""><text:span text:style-name="a1543"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488" draw:layer="Master1-bg" draw:style-name="a1548" draw:name="Freeform 35">
          <svg:title/>
          <svg:desc/>
          <text:p text:style-name="a1547" text:class-names="" text:cond-style-name=""><text:span text:style-name="a1546"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489" draw:layer="Master1-bg" draw:style-name="a1551" draw:name="Freeform 36">
          <svg:title/>
          <svg:desc/>
          <text:p text:style-name="a1550" text:class-names="" text:cond-style-name=""><text:span text:style-name="a1549"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3in" svg:width="0.04191in" svg:height="0.24935in" draw:id="id490" draw:layer="Master1-bg" draw:style-name="a1554" draw:name="Freeform 37">
          <svg:title/>
          <svg:desc/>
          <text:p text:style-name="a1553" text:class-names="" text:cond-style-name=""><text:span text:style-name="a1552"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1in" draw:id="id491" draw:layer="Master1-bg" draw:style-name="a1557" draw:name="Freeform 38">
          <svg:title/>
          <svg:desc/>
          <text:p text:style-name="a1556" text:class-names="" text:cond-style-name=""><text:span text:style-name="a1555"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472" draw:layer="Master1-bg" draw:style-name="a1496" draw:name="Rectangle 6">
        <svg:title/>
        <svg:desc/>
        <text:p text:style-name="a1495" text:class-names="" text:cond-style-name=""><text:span text:style-name="a1494" text:class-names=""/></text:p>
        <draw:enhanced-geometry xmlns:dr3d="urn:oasis:names:tc:opendocument:xmlns:dr3d:1.0" draw:type="non-primitive" svg:viewBox="0 0 21600 21600" draw:enhanced-path="M 0 0 L 21600 0 21600 21600 0 21600 Z N"/>
      </draw:custom-shape>
      <draw:frame draw:id="id473" presentation:style-name="a1500" draw:name="Title 1" svg:x="2.8316in" svg:y="0.68614in" svg:width="9.75in" svg:height="3.14963in" presentation:class="title" presentation:placeholder="false">
        <draw:text-box>
          <text:p text:style-name="a1499" text:class-names="" text:cond-style-name=""><text:span text:style-name="a1497" text:class-names="">Modifiez le style du titre</text:span><text:span text:style-name="a1498" text:class-names=""/></text:p>
        </draw:text-box>
        <svg:title/>
        <svg:desc/>
      </draw:frame>
      <draw:frame draw:id="id474" presentation:style-name="a1504" draw:name="Text Placeholder 9" svg:x="2.8316in" svg:y="4.75in" svg:width="9.75in" svg:height="0.91667in" presentation:class="outline" presentation:placeholder="false">
        <draw:text-box>
          <text:list text:style-name="a1503">
            <text:list-item>
              <text:p text:style-name="a1502" text:class-names="" text:cond-style-name=""><text:span text:style-name="a1501" text:class-names="">Cliquez pour modifier les styles du texte du masque</text:span></text:p>
            </text:list-item>
          </text:list>
        </draw:text-box>
        <svg:title/>
        <svg:desc/>
      </draw:frame>
      <draw:frame draw:id="id475" presentation:style-name="a1508" draw:name="Text Placeholder 3" svg:x="2.8316in" svg:y="5.66667in" svg:width="9.75in" svg:height="0.79792in" presentation:class="outline" presentation:placeholder="false">
        <draw:text-box>
          <text:list text:style-name="a1507">
            <text:list-item>
              <text:p text:style-name="a1506" text:class-names="" text:cond-style-name=""><text:span text:style-name="a1505" text:class-names="">Cliquez pour modifier les styles du texte du masque</text:span></text:p>
            </text:list-item>
          </text:list>
        </draw:text-box>
        <svg:title/>
        <svg:desc/>
      </draw:frame>
      <draw:frame draw:id="id476" presentation:style-name="a1512" draw:name="Date Placeholder 4" svg:x="11.3316in" svg:y="6.70433in" svg:width="1.25359in" svg:height="0.40507in" presentation:class="date-time" presentation:placeholder="false">
        <draw:text-box>
          <text:p text:style-name="a1511" text:class-names="" text:cond-style-name=""><text:span text:style-name="a1509" text:class-names=""><text:date text:fixed="false" style:data-style-name="a1510">9/6/2022</text:date></text:span></text:p>
        </draw:text-box>
        <svg:title/>
        <svg:desc/>
      </draw:frame>
      <draw:frame draw:id="id477" presentation:style-name="a1515" draw:name="Footer Placeholder 5" svg:x="2.8316in" svg:y="6.7102in" svg:width="8.33333in" svg:height="0.39931in" presentation:class="footer" presentation:placeholder="false">
        <draw:text-box>
          <text:p text:style-name="a1514" text:class-names="" text:cond-style-name=""><text:span text:style-name="a1513" text:class-names=""/></text:p>
        </draw:text-box>
        <svg:title/>
        <svg:desc/>
      </draw:frame>
      <draw:custom-shape svg:x="-0.00458in" svg:y="5.37153in" svg:width="1.73723in" svg:height="0.55479in" draw:id="id478" draw:style-name="a1518" draw:name="Freeform 11">
        <svg:title/>
        <svg:desc/>
        <text:p text:style-name="a1517" text:class-names="" text:cond-style-name=""><text:span text:style-name="a1516"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479" presentation:style-name="a1521" draw:name="Slide Number Placeholder 6" svg:x="0.5816in" svg:y="5.44957in" svg:width="0.85276in" svg:height="0.39931in" presentation:class="page-number" presentation:placeholder="false">
        <draw:text-box>
          <text:p text:style-name="a1520" text:class-names="" text:cond-style-name=""><text:span text:style-name="a1519" text:class-names=""><text:page-number style:num-format="1" text:fixed="false"/></text:span></text:p>
        </draw:text-box>
        <svg:title/>
        <svg:desc/>
      </draw:frame>
    </style:master-page>
    <style:master-page style:name="Master1-Layout15-vertTx-Titre-et-texte-vertical" style:page-layout-name="pageLayout1" draw:style-name="a1595">
      <draw:g draw:name="Group 22" draw:id="id504">
        <svg:title/>
        <svg:desc/>
        <draw:custom-shape svg:x="0in" svg:y="2.8161in" svg:width="0.11006in" svg:height="0.68484in" draw:id="id525" draw:layer="Master1-bg" draw:style-name="a1671" draw:name="Freeform 11">
          <svg:title/>
          <svg:desc/>
          <text:p text:style-name="a1670" text:class-names="" text:cond-style-name=""><text:span text:style-name="a1669"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526" draw:layer="Master1-bg" draw:style-name="a1674" draw:name="Freeform 12">
          <svg:title/>
          <svg:desc/>
          <text:p text:style-name="a1673" text:class-names="" text:cond-style-name=""><text:span text:style-name="a1672"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527" draw:layer="Master1-bg" draw:style-name="a1677" draw:name="Freeform 13">
          <svg:title/>
          <svg:desc/>
          <text:p text:style-name="a1676" text:class-names="" text:cond-style-name=""><text:span text:style-name="a1675"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528" draw:layer="Master1-bg" draw:style-name="a1680" draw:name="Freeform 14">
          <svg:title/>
          <svg:desc/>
          <text:p text:style-name="a1679" text:class-names="" text:cond-style-name=""><text:span text:style-name="a1678"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529" draw:layer="Master1-bg" draw:style-name="a1683" draw:name="Freeform 15">
          <svg:title/>
          <svg:desc/>
          <text:p text:style-name="a1682" text:class-names="" text:cond-style-name=""><text:span text:style-name="a1681"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530" draw:layer="Master1-bg" draw:style-name="a1686" draw:name="Freeform 16">
          <svg:title/>
          <svg:desc/>
          <text:p text:style-name="a1685" text:class-names="" text:cond-style-name=""><text:span text:style-name="a1684"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531" draw:layer="Master1-bg" draw:style-name="a1689" draw:name="Freeform 17">
          <svg:title/>
          <svg:desc/>
          <text:p text:style-name="a1688" text:class-names="" text:cond-style-name=""><text:span text:style-name="a1687"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532" draw:layer="Master1-bg" draw:style-name="a1692" draw:name="Freeform 18">
          <svg:title/>
          <svg:desc/>
          <text:p text:style-name="a1691" text:class-names="" text:cond-style-name=""><text:span text:style-name="a1690"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533" draw:layer="Master1-bg" draw:style-name="a1695" draw:name="Freeform 19">
          <svg:title/>
          <svg:desc/>
          <text:p text:style-name="a1694" text:class-names="" text:cond-style-name=""><text:span text:style-name="a1693"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534" draw:layer="Master1-bg" draw:style-name="a1698" draw:name="Freeform 20">
          <svg:title/>
          <svg:desc/>
          <text:p text:style-name="a1697" text:class-names="" text:cond-style-name=""><text:span text:style-name="a1696"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535" draw:layer="Master1-bg" draw:style-name="a1701" draw:name="Freeform 21">
          <svg:title/>
          <svg:desc/>
          <text:p text:style-name="a1700" text:class-names="" text:cond-style-name=""><text:span text:style-name="a1699"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536" draw:layer="Master1-bg" draw:style-name="a1704" draw:name="Freeform 22">
          <svg:title/>
          <svg:desc/>
          <text:p text:style-name="a1703" text:class-names="" text:cond-style-name=""><text:span text:style-name="a1702"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505">
        <svg:title/>
        <svg:desc/>
        <draw:custom-shape svg:x="0.02977in" svg:y="0.00017in" svg:width="0.5406in" svg:height="4.81304in" draw:id="id513" draw:layer="Master1-bg" draw:style-name="a1635" draw:name="Freeform 27">
          <svg:title/>
          <svg:desc/>
          <text:p text:style-name="a1634" text:class-names="" text:cond-style-name=""><text:span text:style-name="a1633"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514" draw:layer="Master1-bg" draw:style-name="a1638" draw:name="Freeform 28">
          <svg:title/>
          <svg:desc/>
          <text:p text:style-name="a1637" text:class-names="" text:cond-style-name=""><text:span text:style-name="a1636"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515" draw:layer="Master1-bg" draw:style-name="a1641" draw:name="Freeform 29">
          <svg:title/>
          <svg:desc/>
          <text:p text:style-name="a1640" text:class-names="" text:cond-style-name=""><text:span text:style-name="a1639"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516" draw:layer="Master1-bg" draw:style-name="a1644" draw:name="Freeform 30">
          <svg:title/>
          <svg:desc/>
          <text:p text:style-name="a1643" text:class-names="" text:cond-style-name=""><text:span text:style-name="a1642"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9in" svg:width="0.19068in" svg:height="3.31066in" draw:id="id517" draw:layer="Master1-bg" draw:style-name="a1647" draw:name="Freeform 31">
          <svg:title/>
          <svg:desc/>
          <text:p text:style-name="a1646" text:class-names="" text:cond-style-name=""><text:span text:style-name="a1645"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518" draw:layer="Master1-bg" draw:style-name="a1650" draw:name="Freeform 32">
          <svg:title/>
          <svg:desc/>
          <text:p text:style-name="a1649" text:class-names="" text:cond-style-name=""><text:span text:style-name="a1648"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519" draw:layer="Master1-bg" draw:style-name="a1653" draw:name="Freeform 33">
          <svg:title/>
          <svg:desc/>
          <text:p text:style-name="a1652" text:class-names="" text:cond-style-name=""><text:span text:style-name="a1651"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520" draw:layer="Master1-bg" draw:style-name="a1656" draw:name="Freeform 34">
          <svg:title/>
          <svg:desc/>
          <text:p text:style-name="a1655" text:class-names="" text:cond-style-name=""><text:span text:style-name="a1654"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521" draw:layer="Master1-bg" draw:style-name="a1659" draw:name="Freeform 35">
          <svg:title/>
          <svg:desc/>
          <text:p text:style-name="a1658" text:class-names="" text:cond-style-name=""><text:span text:style-name="a1657"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522" draw:layer="Master1-bg" draw:style-name="a1662" draw:name="Freeform 36">
          <svg:title/>
          <svg:desc/>
          <text:p text:style-name="a1661" text:class-names="" text:cond-style-name=""><text:span text:style-name="a1660"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3in" svg:width="0.04191in" svg:height="0.24935in" draw:id="id523" draw:layer="Master1-bg" draw:style-name="a1665" draw:name="Freeform 37">
          <svg:title/>
          <svg:desc/>
          <text:p text:style-name="a1664" text:class-names="" text:cond-style-name=""><text:span text:style-name="a1663"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1in" draw:id="id524" draw:layer="Master1-bg" draw:style-name="a1668" draw:name="Freeform 38">
          <svg:title/>
          <svg:desc/>
          <text:p text:style-name="a1667" text:class-names="" text:cond-style-name=""><text:span text:style-name="a1666"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506" draw:layer="Master1-bg" draw:style-name="a1598" draw:name="Rectangle 6">
        <svg:title/>
        <svg:desc/>
        <text:p text:style-name="a1597" text:class-names="" text:cond-style-name=""><text:span text:style-name="a1596" text:class-names=""/></text:p>
        <draw:enhanced-geometry xmlns:dr3d="urn:oasis:names:tc:opendocument:xmlns:dr3d:1.0" draw:type="non-primitive" svg:viewBox="0 0 21600 21600" draw:enhanced-path="M 0 0 L 21600 0 21600 21600 0 21600 Z N"/>
      </draw:custom-shape>
      <draw:frame draw:id="id507" presentation:style-name="a1602" draw:name="Title 1" svg:x="2.83566in" svg:y="0.68253in" svg:width="9.74594in" svg:height="1.4008in" presentation:class="title" presentation:placeholder="false">
        <draw:text-box>
          <text:p text:style-name="a1601" text:class-names="" text:cond-style-name=""><text:span text:style-name="a1599" text:class-names="">Modifiez le style du titre</text:span><text:span text:style-name="a1600" text:class-names=""/></text:p>
        </draw:text-box>
        <svg:title/>
        <svg:desc/>
      </draw:frame>
      <draw:frame draw:id="id508" presentation:style-name="a1619" draw:name="Vertical Text Placeholder 2" svg:x="2.8316in" svg:y="2.33333in" svg:width="9.75in" svg:height="4.25in" presentation:class="outline" presentation:placeholder="false">
        <draw:text-box>
          <text:list text:style-name="a1605">
            <text:list-item>
              <text:p text:style-name="a1604" text:class-names="" text:cond-style-name=""><text:span text:style-name="a1603" text:class-names="">Cliquez pour modifier les styles du texte du masque</text:span></text:p>
            </text:list-item>
          </text:list>
          <text:list text:style-name="a1608">
            <text:list-item>
              <text:list text:style-name="a1608">
                <text:list-item>
                  <text:p text:style-name="a1607" text:class-names="" text:cond-style-name=""><text:span text:style-name="a1606" text:class-names="">Deuxième niveau</text:span></text:p>
                </text:list-item>
              </text:list>
            </text:list-item>
          </text:list>
          <text:list text:style-name="a1611">
            <text:list-item>
              <text:list text:style-name="a1611">
                <text:list-item>
                  <text:list text:style-name="a1611">
                    <text:list-item>
                      <text:p text:style-name="a1610" text:class-names="" text:cond-style-name=""><text:span text:style-name="a1609" text:class-names="">Troisième niveau</text:span></text:p>
                    </text:list-item>
                  </text:list>
                </text:list-item>
              </text:list>
            </text:list-item>
          </text:list>
          <text:list text:style-name="a1614">
            <text:list-item>
              <text:list text:style-name="a1614">
                <text:list-item>
                  <text:list text:style-name="a1614">
                    <text:list-item>
                      <text:list text:style-name="a1614">
                        <text:list-item>
                          <text:p text:style-name="a1613" text:class-names="" text:cond-style-name=""><text:span text:style-name="a1612" text:class-names="">Quatrième niveau</text:span></text:p>
                        </text:list-item>
                      </text:list>
                    </text:list-item>
                  </text:list>
                </text:list-item>
              </text:list>
            </text:list-item>
          </text:list>
          <text:list text:style-name="a1618">
            <text:list-item>
              <text:list text:style-name="a1618">
                <text:list-item>
                  <text:list text:style-name="a1618">
                    <text:list-item>
                      <text:list text:style-name="a1618">
                        <text:list-item>
                          <text:list text:style-name="a1618">
                            <text:list-item>
                              <text:p text:style-name="a1617" text:class-names="" text:cond-style-name=""><text:span text:style-name="a1615" text:class-names="">Cinquième niveau</text:span><text:span text:style-name="a1616" text:class-names=""/></text:p>
                            </text:list-item>
                          </text:list>
                        </text:list-item>
                      </text:list>
                    </text:list-item>
                  </text:list>
                </text:list-item>
              </text:list>
            </text:list-item>
          </text:list>
        </draw:text-box>
        <svg:title/>
        <svg:desc/>
      </draw:frame>
      <draw:frame draw:id="id509" presentation:style-name="a1623" draw:name="Date Placeholder 3" svg:x="11.3316in" svg:y="6.70433in" svg:width="1.25359in" svg:height="0.40507in" presentation:class="date-time" presentation:placeholder="false">
        <draw:text-box>
          <text:p text:style-name="a1622" text:class-names="" text:cond-style-name=""><text:span text:style-name="a1620" text:class-names=""><text:date text:fixed="false" style:data-style-name="a1621">9/6/2022</text:date></text:span></text:p>
        </draw:text-box>
        <svg:title/>
        <svg:desc/>
      </draw:frame>
      <draw:frame draw:id="id510" presentation:style-name="a1626" draw:name="Footer Placeholder 4" svg:x="2.8316in" svg:y="6.7102in" svg:width="8.33333in" svg:height="0.39931in" presentation:class="footer" presentation:placeholder="false">
        <draw:text-box>
          <text:p text:style-name="a1625" text:class-names="" text:cond-style-name=""><text:span text:style-name="a1624" text:class-names=""/></text:p>
        </draw:text-box>
        <svg:title/>
        <svg:desc/>
      </draw:frame>
      <draw:custom-shape svg:x="-0.00458in" svg:y="0.78125in" svg:width="1.73723in" svg:height="0.55479in" draw:id="id511" draw:style-name="a1629" draw:name="Freeform 11">
        <svg:title/>
        <svg:desc/>
        <text:p text:style-name="a1628" text:class-names="" text:cond-style-name=""><text:span text:style-name="a1627"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512" presentation:style-name="a1632" draw:name="Slide Number Placeholder 5" svg:x="0.5816in" svg:y="0.86153in" svg:width="0.85276in" svg:height="0.39931in" presentation:class="page-number" presentation:placeholder="false">
        <draw:text-box>
          <text:p text:style-name="a1631" text:class-names="" text:cond-style-name=""><text:span text:style-name="a1630" text:class-names=""><text:page-number style:num-format="1" text:fixed="false"/></text:span></text:p>
        </draw:text-box>
        <svg:title/>
        <svg:desc/>
      </draw:frame>
    </style:master-page>
    <style:master-page style:name="Master1-Layout16-vertTitleAndTx-Titre-vertical-et-texte" style:page-layout-name="pageLayout1" draw:style-name="a1706">
      <draw:g draw:name="Group 22" draw:id="id537">
        <svg:title/>
        <svg:desc/>
        <draw:custom-shape svg:x="0in" svg:y="2.8161in" svg:width="0.11006in" svg:height="0.68484in" draw:id="id558" draw:layer="Master1-bg" draw:style-name="a1782" draw:name="Freeform 11">
          <svg:title/>
          <svg:desc/>
          <text:p text:style-name="a1781" text:class-names="" text:cond-style-name=""><text:span text:style-name="a1780" text:class-names=""/></text:p>
          <draw:enhanced-geometry xmlns:dr3d="urn:oasis:names:tc:opendocument:xmlns:dr3d:1.0" draw:type="non-primitive" svg:viewBox="0 0 22 136" draw:enhanced-path="M ?f1 ?f2 C ?f3 ?f4 ?f5 ?f6 ?f7 ?f8 ?f9 ?f10 ?f11 ?f12 ?f0 ?f0 ?f0 ?f13 ?f0 ?f13 ?f0 ?f13 ?f11 ?f14 ?f15 ?f16 ?f3 ?f17 ?f3 ?f18 ?f19 ?f20 ?f1 ?f2 Z N" draw:text-areas="?f25 ?f27 ?f26 ?f28">
            <draw:equation draw:name="f0" draw:formula="0"/>
            <draw:equation draw:name="f1" draw:formula="22"/>
            <draw:equation draw:name="f2" draw:formula="136"/>
            <draw:equation draw:name="f3" draw:formula="20"/>
            <draw:equation draw:name="f4" draw:formula="117"/>
            <draw:equation draw:name="f5" draw:formula="19"/>
            <draw:equation draw:name="f6" draw:formula="99"/>
            <draw:equation draw:name="f7" draw:formula="17"/>
            <draw:equation draw:name="f8" draw:formula="80"/>
            <draw:equation draw:name="f9" draw:formula="11"/>
            <draw:equation draw:name="f10" draw:formula="54"/>
            <draw:equation draw:name="f11" draw:formula="6"/>
            <draw:equation draw:name="f12" draw:formula="27"/>
            <draw:equation draw:name="f13" draw:formula="35"/>
            <draw:equation draw:name="f14" draw:formula="64"/>
            <draw:equation draw:name="f15" draw:formula="13"/>
            <draw:equation draw:name="f16" draw:formula="94"/>
            <draw:equation draw:name="f17" draw:formula="124"/>
            <draw:equation draw:name="f18" draw:formula="128"/>
            <draw:equation draw:name="f19" draw:formula="21"/>
            <draw:equation draw:name="f20" draw:formula="132"/>
            <draw:equation draw:name="f21" draw:formula="?f2 - ?f0"/>
            <draw:equation draw:name="f22" draw:formula="?f1 - ?f0"/>
            <draw:equation draw:name="f23" draw:formula="?f22 / 22"/>
            <draw:equation draw:name="f24" draw:formula="?f21 / 136"/>
            <draw:equation draw:name="f25" draw:formula="0 / ?f23"/>
            <draw:equation draw:name="f26" draw:formula="?f1 / ?f23"/>
            <draw:equation draw:name="f27" draw:formula="0 / ?f24"/>
            <draw:equation draw:name="f28" draw:formula="?f2 / ?f24"/>
          </draw:enhanced-geometry>
        </draw:custom-shape>
        <draw:custom-shape svg:x="0.14064in" svg:y="3.45202in" svg:width="0.70726in" svg:height="2.53961in" draw:id="id559" draw:layer="Master1-bg" draw:style-name="a1785" draw:name="Freeform 12">
          <svg:title/>
          <svg:desc/>
          <text:p text:style-name="a1784" text:class-names="" text:cond-style-name=""><text:span text:style-name="a1783" text:class-names=""/></text:p>
          <draw:enhanced-geometry xmlns:dr3d="urn:oasis:names:tc:opendocument:xmlns:dr3d:1.0" draw:type="non-primitive" svg:viewBox="0 0 140 504" draw:enhanced-path="M ?f3 ?f4 C ?f5 ?f6 ?f7 ?f8 ?f9 ?f2 ?f9 ?f10 ?f9 ?f11 ?f1 ?f12 ?f13 ?f14 ?f15 ?f16 ?f17 ?f18 ?f19 ?f20 ?f21 ?f22 ?f0 ?f0 ?f23 ?f24 ?f25 ?f26 ?f27 ?f28 ?f29 ?f30 ?f31 ?f32 ?f3 ?f4 Z N" draw:text-areas="?f37 ?f39 ?f38 ?f40">
            <draw:equation draw:name="f0" draw:formula="0"/>
            <draw:equation draw:name="f1" draw:formula="140"/>
            <draw:equation draw:name="f2" draw:formula="504"/>
            <draw:equation draw:name="f3" draw:formula="86"/>
            <draw:equation draw:name="f4" draw:formula="350"/>
            <draw:equation draw:name="f5" draw:formula="103"/>
            <draw:equation draw:name="f6" draw:formula="402"/>
            <draw:equation draw:name="f7" draw:formula="120"/>
            <draw:equation draw:name="f8" draw:formula="453"/>
            <draw:equation draw:name="f9" draw:formula="139"/>
            <draw:equation draw:name="f10" draw:formula="495"/>
            <draw:equation draw:name="f11" draw:formula="487"/>
            <draw:equation draw:name="f12" draw:formula="478"/>
            <draw:equation draw:name="f13" draw:formula="124"/>
            <draw:equation draw:name="f14" draw:formula="435"/>
            <draw:equation draw:name="f15" draw:formula="109"/>
            <draw:equation draw:name="f16" draw:formula="391"/>
            <draw:equation draw:name="f17" draw:formula="95"/>
            <draw:equation draw:name="f18" draw:formula="347"/>
            <draw:equation draw:name="f19" draw:formula="58"/>
            <draw:equation draw:name="f20" draw:formula="233"/>
            <draw:equation draw:name="f21" draw:formula="27"/>
            <draw:equation draw:name="f22" draw:formula="117"/>
            <draw:equation draw:name="f23" draw:formula="2"/>
            <draw:equation draw:name="f24" draw:formula="20"/>
            <draw:equation draw:name="f25" draw:formula="4"/>
            <draw:equation draw:name="f26" draw:formula="41"/>
            <draw:equation draw:name="f27" draw:formula="6"/>
            <draw:equation draw:name="f28" draw:formula="61"/>
            <draw:equation draw:name="f29" draw:formula="30"/>
            <draw:equation draw:name="f30" draw:formula="158"/>
            <draw:equation draw:name="f31" draw:formula="56"/>
            <draw:equation draw:name="f32" draw:formula="255"/>
            <draw:equation draw:name="f33" draw:formula="?f2 - ?f0"/>
            <draw:equation draw:name="f34" draw:formula="?f1 - ?f0"/>
            <draw:equation draw:name="f35" draw:formula="?f34 / 140"/>
            <draw:equation draw:name="f36" draw:formula="?f33 / 504"/>
            <draw:equation draw:name="f37" draw:formula="0 / ?f35"/>
            <draw:equation draw:name="f38" draw:formula="?f1 / ?f35"/>
            <draw:equation draw:name="f39" draw:formula="0 / ?f36"/>
            <draw:equation draw:name="f40" draw:formula="?f2 / ?f36"/>
          </draw:enhanced-geometry>
        </draw:custom-shape>
        <draw:custom-shape svg:x="0.88254in" svg:y="5.95698in" svg:width="0.66649in" svg:height="1.55311in" draw:id="id560" draw:layer="Master1-bg" draw:style-name="a1788" draw:name="Freeform 13">
          <svg:title/>
          <svg:desc/>
          <text:p text:style-name="a1787" text:class-names="" text:cond-style-name=""><text:span text:style-name="a1786" text:class-names=""/></text:p>
          <draw:enhanced-geometry xmlns:dr3d="urn:oasis:names:tc:opendocument:xmlns:dr3d:1.0" draw:type="non-primitive" svg:viewBox="0 0 132 308" draw:enhanced-path="M ?f3 ?f4 C ?f5 ?f6 ?f7 ?f3 ?f0 ?f0 ?f0 ?f8 ?f0 ?f9 ?f0 ?f10 ?f11 ?f12 ?f13 ?f14 ?f15 ?f16 ?f12 ?f17 ?f18 ?f19 ?f20 ?f2 ?f1 ?f2 ?f1 ?f2 ?f1 ?f2 ?f21 ?f22 ?f23 ?f24 ?f25 ?f26 ?f27 ?f28 ?f10 ?f29 ?f3 ?f4 Z N" draw:text-areas="?f34 ?f36 ?f35 ?f37">
            <draw:equation draw:name="f0" draw:formula="0"/>
            <draw:equation draw:name="f1" draw:formula="132"/>
            <draw:equation draw:name="f2" draw:formula="308"/>
            <draw:equation draw:name="f3" draw:formula="8"/>
            <draw:equation draw:name="f4" draw:formula="22"/>
            <draw:equation draw:name="f5" draw:formula="5"/>
            <draw:equation draw:name="f6" draw:formula="15"/>
            <draw:equation draw:name="f7" draw:formula="2"/>
            <draw:equation draw:name="f8" draw:formula="10"/>
            <draw:equation draw:name="f9" draw:formula="19"/>
            <draw:equation draw:name="f10" draw:formula="29"/>
            <draw:equation draw:name="f11" draw:formula="21"/>
            <draw:equation draw:name="f12" draw:formula="85"/>
            <draw:equation draw:name="f13" draw:formula="44"/>
            <draw:equation draw:name="f14" draw:formula="140"/>
            <draw:equation draw:name="f15" draw:formula="68"/>
            <draw:equation draw:name="f16" draw:formula="194"/>
            <draw:equation draw:name="f17" draw:formula="232"/>
            <draw:equation draw:name="f18" draw:formula="104"/>
            <draw:equation draw:name="f19" draw:formula="270"/>
            <draw:equation draw:name="f20" draw:formula="123"/>
            <draw:equation draw:name="f21" draw:formula="113"/>
            <draw:equation draw:name="f22" draw:formula="269"/>
            <draw:equation draw:name="f23" draw:formula="94"/>
            <draw:equation draw:name="f24" draw:formula="230"/>
            <draw:equation draw:name="f25" draw:formula="77"/>
            <draw:equation draw:name="f26" draw:formula="190"/>
            <draw:equation draw:name="f27" draw:formula="52"/>
            <draw:equation draw:name="f28" draw:formula="135"/>
            <draw:equation draw:name="f29" draw:formula="79"/>
            <draw:equation draw:name="f30" draw:formula="?f2 - ?f0"/>
            <draw:equation draw:name="f31" draw:formula="?f1 - ?f0"/>
            <draw:equation draw:name="f32" draw:formula="?f31 / 132"/>
            <draw:equation draw:name="f33" draw:formula="?f30 / 308"/>
            <draw:equation draw:name="f34" draw:formula="0 / ?f32"/>
            <draw:equation draw:name="f35" draw:formula="?f1 / ?f32"/>
            <draw:equation draw:name="f36" draw:formula="0 / ?f33"/>
            <draw:equation draw:name="f37" draw:formula="?f2 / ?f33"/>
          </draw:enhanced-geometry>
        </draw:custom-shape>
        <draw:custom-shape svg:x="1.04968in" svg:y="7.11264in" svg:width="0.18752in" svg:height="0.39745in" draw:id="id561" draw:layer="Master1-bg" draw:style-name="a1791" draw:name="Freeform 14">
          <svg:title/>
          <svg:desc/>
          <text:p text:style-name="a1790" text:class-names="" text:cond-style-name=""><text:span text:style-name="a1789" text:class-names=""/></text:p>
          <draw:enhanced-geometry xmlns:dr3d="urn:oasis:names:tc:opendocument:xmlns:dr3d:1.0" draw:type="non-primitive" svg:viewBox="0 0 37 79" draw:enhanced-path="M ?f3 ?f2 C ?f1 ?f2 ?f1 ?f2 ?f1 ?f2 ?f4 ?f5 ?f6 ?f7 ?f0 ?f0 ?f8 ?f7 ?f9 ?f5 ?f3 ?f2 Z N" draw:text-areas="?f14 ?f16 ?f15 ?f17">
            <draw:equation draw:name="f0" draw:formula="0"/>
            <draw:equation draw:name="f1" draw:formula="37"/>
            <draw:equation draw:name="f2" draw:formula="79"/>
            <draw:equation draw:name="f3" draw:formula="28"/>
            <draw:equation draw:name="f4" draw:formula="24"/>
            <draw:equation draw:name="f5" draw:formula="53"/>
            <draw:equation draw:name="f6" draw:formula="12"/>
            <draw:equation draw:name="f7" draw:formula="27"/>
            <draw:equation draw:name="f8" draw:formula="8"/>
            <draw:equation draw:name="f9" draw:formula="17"/>
            <draw:equation draw:name="f10" draw:formula="?f2 - ?f0"/>
            <draw:equation draw:name="f11" draw:formula="?f1 - ?f0"/>
            <draw:equation draw:name="f12" draw:formula="?f11 / 37"/>
            <draw:equation draw:name="f13" draw:formula="?f10 / 79"/>
            <draw:equation draw:name="f14" draw:formula="0 / ?f12"/>
            <draw:equation draw:name="f15" draw:formula="?f1 / ?f12"/>
            <draw:equation draw:name="f16" draw:formula="0 / ?f13"/>
            <draw:equation draw:name="f17" draw:formula="?f2 / ?f13"/>
          </draw:enhanced-geometry>
        </draw:custom-shape>
        <draw:custom-shape svg:x="0.11006in" svg:y="3.50094in" svg:width="0.89885in" svg:height="3.64024in" draw:id="id562" draw:layer="Master1-bg" draw:style-name="a1794" draw:name="Freeform 15">
          <svg:title/>
          <svg:desc/>
          <text:p text:style-name="a1793" text:class-names="" text:cond-style-name=""><text:span text:style-name="a1792" text:class-names=""/></text:p>
          <draw:enhanced-geometry xmlns:dr3d="urn:oasis:names:tc:opendocument:xmlns:dr3d:1.0" draw:type="non-primitive" svg:viewBox="0 0 178 722" draw:enhanced-path="M ?f3 ?f4 C ?f5 ?f6 ?f7 ?f8 ?f9 ?f10 ?f11 ?f12 ?f13 ?f14 ?f15 ?f16 ?f17 ?f18 ?f19 ?f20 ?f21 ?f22 ?f23 ?f24 ?f25 ?f26 ?f0 ?f0 ?f23 ?f27 ?f28 ?f29 ?f30 ?f31 ?f22 ?f32 ?f33 ?f34 ?f35 ?f36 ?f37 ?f38 ?f39 ?f40 ?f41 ?f42 ?f43 ?f44 ?f45 ?f46 ?f1 ?f2 ?f47 ?f48 ?f18 ?f49 ?f50 ?f46 ?f51 ?f52 ?f53 ?f54 ?f3 ?f4 Z N" draw:text-areas="?f59 ?f61 ?f60 ?f62">
            <draw:equation draw:name="f0" draw:formula="0"/>
            <draw:equation draw:name="f1" draw:formula="178"/>
            <draw:equation draw:name="f2" draw:formula="722"/>
            <draw:equation draw:name="f3" draw:formula="162"/>
            <draw:equation draw:name="f4" draw:formula="660"/>
            <draw:equation draw:name="f5" draw:formula="145"/>
            <draw:equation draw:name="f6" draw:formula="618"/>
            <draw:equation draw:name="f7" draw:formula="130"/>
            <draw:equation draw:name="f8" draw:formula="576"/>
            <draw:equation draw:name="f9" draw:formula="116"/>
            <draw:equation draw:name="f10" draw:formula="534"/>
            <draw:equation draw:name="f11" draw:formula="84"/>
            <draw:equation draw:name="f12" draw:formula="437"/>
            <draw:equation draw:name="f13" draw:formula="59"/>
            <draw:equation draw:name="f14" draw:formula="337"/>
            <draw:equation draw:name="f15" draw:formula="40"/>
            <draw:equation draw:name="f16" draw:formula="236"/>
            <draw:equation draw:name="f17" draw:formula="29"/>
            <draw:equation draw:name="f18" draw:formula="175"/>
            <draw:equation draw:name="f19" draw:formula="20"/>
            <draw:equation draw:name="f20" draw:formula="113"/>
            <draw:equation draw:name="f21" draw:formula="12"/>
            <draw:equation draw:name="f22" draw:formula="51"/>
            <draw:equation draw:name="f23" draw:formula="8"/>
            <draw:equation draw:name="f24" draw:formula="34"/>
            <draw:equation draw:name="f25" draw:formula="4"/>
            <draw:equation draw:name="f26" draw:formula="17"/>
            <draw:equation draw:name="f27" draw:formula="79"/>
            <draw:equation draw:name="f28" draw:formula="19"/>
            <draw:equation draw:name="f29" draw:formula="159"/>
            <draw:equation draw:name="f30" draw:formula="33"/>
            <draw:equation draw:name="f31" draw:formula="237"/>
            <draw:equation draw:name="f32" draw:formula="339"/>
            <draw:equation draw:name="f33" draw:formula="76"/>
            <draw:equation draw:name="f34" draw:formula="439"/>
            <draw:equation draw:name="f35" draw:formula="107"/>
            <draw:equation draw:name="f36" draw:formula="537"/>
            <draw:equation draw:name="f37" draw:formula="123"/>
            <draw:equation draw:name="f38" draw:formula="586"/>
            <draw:equation draw:name="f39" draw:formula="141"/>
            <draw:equation draw:name="f40" draw:formula="634"/>
            <draw:equation draw:name="f41" draw:formula="160"/>
            <draw:equation draw:name="f42" draw:formula="681"/>
            <draw:equation draw:name="f43" draw:formula="166"/>
            <draw:equation draw:name="f44" draw:formula="695"/>
            <draw:equation draw:name="f45" draw:formula="172"/>
            <draw:equation draw:name="f46" draw:formula="708"/>
            <draw:equation draw:name="f47" draw:formula="176"/>
            <draw:equation draw:name="f48" draw:formula="717"/>
            <draw:equation draw:name="f49" draw:formula="713"/>
            <draw:equation draw:name="f50" draw:formula="174"/>
            <draw:equation draw:name="f51" draw:formula="169"/>
            <draw:equation draw:name="f52" draw:formula="692"/>
            <draw:equation draw:name="f53" draw:formula="165"/>
            <draw:equation draw:name="f54" draw:formula="676"/>
            <draw:equation draw:name="f55" draw:formula="?f2 - ?f0"/>
            <draw:equation draw:name="f56" draw:formula="?f1 - ?f0"/>
            <draw:equation draw:name="f57" draw:formula="?f56 / 178"/>
            <draw:equation draw:name="f58" draw:formula="?f55 / 722"/>
            <draw:equation draw:name="f59" draw:formula="0 / ?f57"/>
            <draw:equation draw:name="f60" draw:formula="?f1 / ?f57"/>
            <draw:equation draw:name="f61" draw:formula="0 / ?f58"/>
            <draw:equation draw:name="f62" draw:formula="?f2 / ?f58"/>
          </draw:enhanced-geometry>
        </draw:custom-shape>
        <draw:custom-shape svg:x="0.02446in" svg:y="0.25in" svg:width="0.11618in" svg:height="3.20202in" draw:id="id563" draw:layer="Master1-bg" draw:style-name="a1797" draw:name="Freeform 16">
          <svg:title/>
          <svg:desc/>
          <text:p text:style-name="a1796" text:class-names="" text:cond-style-name=""><text:span text:style-name="a1795" text:class-names=""/></text:p>
          <draw:enhanced-geometry xmlns:dr3d="urn:oasis:names:tc:opendocument:xmlns:dr3d:1.0" draw:type="non-primitive" svg:viewBox="0 0 23 635" draw:enhanced-path="M ?f3 ?f4 C ?f5 ?f6 ?f5 ?f7 ?f5 ?f8 ?f9 ?f10 ?f11 ?f12 ?f13 ?f14 ?f13 ?f15 ?f13 ?f16 ?f1 ?f2 ?f17 ?f18 ?f11 ?f19 ?f20 ?f21 ?f22 ?f23 ?f24 ?f25 ?f24 ?f26 ?f27 ?f28 ?f22 ?f29 ?f9 ?f0 ?f5 ?f0 ?f5 ?f0 ?f5 ?f0 ?f24 ?f30 ?f31 ?f28 ?f32 ?f26 ?f0 ?f25 ?f33 ?f23 ?f3 ?f4 Z N" draw:text-areas="?f38 ?f40 ?f39 ?f41">
            <draw:equation draw:name="f0" draw:formula="0"/>
            <draw:equation draw:name="f1" draw:formula="23"/>
            <draw:equation draw:name="f2" draw:formula="635"/>
            <draw:equation draw:name="f3" draw:formula="11"/>
            <draw:equation draw:name="f4" draw:formula="577"/>
            <draw:equation draw:name="f5" draw:formula="12"/>
            <draw:equation draw:name="f6" draw:formula="581"/>
            <draw:equation draw:name="f7" draw:formula="585"/>
            <draw:equation draw:name="f8" draw:formula="589"/>
            <draw:equation draw:name="f9" draw:formula="15"/>
            <draw:equation draw:name="f10" draw:formula="603"/>
            <draw:equation draw:name="f11" draw:formula="19"/>
            <draw:equation draw:name="f12" draw:formula="617"/>
            <draw:equation draw:name="f13" draw:formula="22"/>
            <draw:equation draw:name="f14" draw:formula="632"/>
            <draw:equation draw:name="f15" draw:formula="633"/>
            <draw:equation draw:name="f16" draw:formula="634"/>
            <draw:equation draw:name="f17" draw:formula="21"/>
            <draw:equation draw:name="f18" draw:formula="615"/>
            <draw:equation draw:name="f19" draw:formula="596"/>
            <draw:equation draw:name="f20" draw:formula="17"/>
            <draw:equation draw:name="f21" draw:formula="576"/>
            <draw:equation draw:name="f22" draw:formula="9"/>
            <draw:equation draw:name="f23" draw:formula="474"/>
            <draw:equation draw:name="f24" draw:formula="5"/>
            <draw:equation draw:name="f25" draw:formula="372"/>
            <draw:equation draw:name="f26" draw:formula="269"/>
            <draw:equation draw:name="f27" draw:formula="6"/>
            <draw:equation draw:name="f28" draw:formula="179"/>
            <draw:equation draw:name="f29" draw:formula="90"/>
            <draw:equation draw:name="f30" draw:formula="89"/>
            <draw:equation draw:name="f31" draw:formula="2"/>
            <draw:equation draw:name="f32" draw:formula="1"/>
            <draw:equation draw:name="f33" draw:formula="3"/>
            <draw:equation draw:name="f34" draw:formula="?f2 - ?f0"/>
            <draw:equation draw:name="f35" draw:formula="?f1 - ?f0"/>
            <draw:equation draw:name="f36" draw:formula="?f35 / 23"/>
            <draw:equation draw:name="f37" draw:formula="?f34 / 635"/>
            <draw:equation draw:name="f38" draw:formula="0 / ?f36"/>
            <draw:equation draw:name="f39" draw:formula="?f1 / ?f36"/>
            <draw:equation draw:name="f40" draw:formula="0 / ?f37"/>
            <draw:equation draw:name="f41" draw:formula="?f2 / ?f37"/>
          </draw:enhanced-geometry>
        </draw:custom-shape>
        <draw:custom-shape svg:x="0.08561in" svg:y="3.21967in" svg:width="0.0856in" svg:height="0.54013in" draw:id="id564" draw:layer="Master1-bg" draw:style-name="a1800" draw:name="Freeform 17">
          <svg:title/>
          <svg:desc/>
          <text:p text:style-name="a1799" text:class-names="" text:cond-style-name=""><text:span text:style-name="a1798" text:class-names=""/></text:p>
          <draw:enhanced-geometry xmlns:dr3d="urn:oasis:names:tc:opendocument:xmlns:dr3d:1.0" draw:type="non-primitive" svg:viewBox="0 0 17 107" draw:enhanced-path="M ?f0 ?f0 C ?f3 ?f4 ?f5 ?f6 ?f7 ?f8 ?f9 ?f10 ?f11 ?f12 ?f1 ?f2 ?f13 ?f14 ?f11 ?f15 ?f16 ?f17 ?f18 ?f19 ?f18 ?f20 ?f18 ?f21 ?f22 ?f23 ?f5 ?f24 ?f0 ?f0 Z N" draw:text-areas="?f29 ?f31 ?f30 ?f32">
            <draw:equation draw:name="f0" draw:formula="0"/>
            <draw:equation draw:name="f1" draw:formula="17"/>
            <draw:equation draw:name="f2" draw:formula="107"/>
            <draw:equation draw:name="f3" draw:formula="2"/>
            <draw:equation draw:name="f4" draw:formula="19"/>
            <draw:equation draw:name="f5" draw:formula="3"/>
            <draw:equation draw:name="f6" draw:formula="37"/>
            <draw:equation draw:name="f7" draw:formula="5"/>
            <draw:equation draw:name="f8" draw:formula="56"/>
            <draw:equation draw:name="f9" draw:formula="9"/>
            <draw:equation draw:name="f10" draw:formula="73"/>
            <draw:equation draw:name="f11" draw:formula="13"/>
            <draw:equation draw:name="f12" draw:formula="90"/>
            <draw:equation draw:name="f13" draw:formula="15"/>
            <draw:equation draw:name="f14" draw:formula="87"/>
            <draw:equation draw:name="f15" draw:formula="66"/>
            <draw:equation draw:name="f16" draw:formula="11"/>
            <draw:equation draw:name="f17" draw:formula="46"/>
            <draw:equation draw:name="f18" draw:formula="10"/>
            <draw:equation draw:name="f19" draw:formula="45"/>
            <draw:equation draw:name="f20" draw:formula="44"/>
            <draw:equation draw:name="f21" draw:formula="43"/>
            <draw:equation draw:name="f22" draw:formula="7"/>
            <draw:equation draw:name="f23" draw:formula="28"/>
            <draw:equation draw:name="f24" draw:formula="14"/>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0.84178in" svg:y="5.99163in" svg:width="0.2079in" svg:height="1.12101in" draw:id="id565" draw:layer="Master1-bg" draw:style-name="a1803" draw:name="Freeform 18">
          <svg:title/>
          <svg:desc/>
          <text:p text:style-name="a1802" text:class-names="" text:cond-style-name=""><text:span text:style-name="a1801" text:class-names=""/></text:p>
          <draw:enhanced-geometry xmlns:dr3d="urn:oasis:names:tc:opendocument:xmlns:dr3d:1.0" draw:type="non-primitive" svg:viewBox="0 0 41 222" draw:enhanced-path="M ?f0 ?f0 C ?f0 ?f3 ?f4 ?f5 ?f6 ?f7 ?f8 ?f9 ?f10 ?f11 ?f12 ?f13 ?f14 ?f15 ?f16 ?f17 ?f18 ?f19 ?f20 ?f21 ?f22 ?f23 ?f1 ?f2 ?f24 ?f25 ?f26 ?f27 ?f28 ?f29 ?f30 ?f15 ?f31 ?f32 ?f33 ?f34 ?f35 ?f36 ?f37 ?f38 ?f8 ?f16 ?f8 ?f39 ?f40 ?f41 ?f40 ?f31 ?f6 ?f10 ?f4 ?f42 ?f0 ?f0 Z N" draw:text-areas="?f47 ?f49 ?f48 ?f50">
            <draw:equation draw:name="f0" draw:formula="0"/>
            <draw:equation draw:name="f1" draw:formula="41"/>
            <draw:equation draw:name="f2" draw:formula="222"/>
            <draw:equation draw:name="f3" draw:formula="31"/>
            <draw:equation draw:name="f4" draw:formula="2"/>
            <draw:equation draw:name="f5" draw:formula="62"/>
            <draw:equation draw:name="f6" draw:formula="5"/>
            <draw:equation draw:name="f7" draw:formula="93"/>
            <draw:equation draw:name="f8" draw:formula="8"/>
            <draw:equation draw:name="f9" draw:formula="117"/>
            <draw:equation draw:name="f10" draw:formula="12"/>
            <draw:equation draw:name="f11" draw:formula="142"/>
            <draw:equation draw:name="f12" draw:formula="17"/>
            <draw:equation draw:name="f13" draw:formula="166"/>
            <draw:equation draw:name="f14" draw:formula="19"/>
            <draw:equation draw:name="f15" draw:formula="172"/>
            <draw:equation draw:name="f16" draw:formula="22"/>
            <draw:equation draw:name="f17" draw:formula="178"/>
            <draw:equation draw:name="f18" draw:formula="24"/>
            <draw:equation draw:name="f19" draw:formula="184"/>
            <draw:equation draw:name="f20" draw:formula="30"/>
            <draw:equation draw:name="f21" draw:formula="197"/>
            <draw:equation draw:name="f22" draw:formula="35"/>
            <draw:equation draw:name="f23" draw:formula="209"/>
            <draw:equation draw:name="f24" draw:formula="40"/>
            <draw:equation draw:name="f25" draw:formula="219"/>
            <draw:equation draw:name="f26" draw:formula="39"/>
            <draw:equation draw:name="f27" draw:formula="215"/>
            <draw:equation draw:name="f28" draw:formula="38"/>
            <draw:equation draw:name="f29" draw:formula="212"/>
            <draw:equation draw:name="f30" draw:formula="26"/>
            <draw:equation draw:name="f31" draw:formula="18"/>
            <draw:equation draw:name="f32" draw:formula="132"/>
            <draw:equation draw:name="f33" draw:formula="13"/>
            <draw:equation draw:name="f34" draw:formula="92"/>
            <draw:equation draw:name="f35" draw:formula="11"/>
            <draw:equation draw:name="f36" draw:formula="68"/>
            <draw:equation draw:name="f37" draw:formula="9"/>
            <draw:equation draw:name="f38" draw:formula="45"/>
            <draw:equation draw:name="f39" draw:formula="21"/>
            <draw:equation draw:name="f40" draw:formula="7"/>
            <draw:equation draw:name="f41" draw:formula="20"/>
            <draw:equation draw:name="f42" draw:formula="6"/>
            <draw:equation draw:name="f43" draw:formula="?f2 - ?f0"/>
            <draw:equation draw:name="f44" draw:formula="?f1 - ?f0"/>
            <draw:equation draw:name="f45" draw:formula="?f44 / 41"/>
            <draw:equation draw:name="f46" draw:formula="?f43 / 222"/>
            <draw:equation draw:name="f47" draw:formula="0 / ?f45"/>
            <draw:equation draw:name="f48" draw:formula="?f1 / ?f45"/>
            <draw:equation draw:name="f49" draw:formula="0 / ?f46"/>
            <draw:equation draw:name="f50" draw:formula="?f2 / ?f46"/>
          </draw:enhanced-geometry>
        </draw:custom-shape>
        <draw:custom-shape svg:x="0.84789in" svg:y="1.52999in" svg:width="2.27056in" svg:height="4.42698in" draw:id="id566" draw:layer="Master1-bg" draw:style-name="a1806" draw:name="Freeform 19">
          <svg:title/>
          <svg:desc/>
          <text:p text:style-name="a1805" text:class-names="" text:cond-style-name=""><text:span text:style-name="a1804" text:class-names=""/></text:p>
          <draw:enhanced-geometry xmlns:dr3d="urn:oasis:names:tc:opendocument:xmlns:dr3d:1.0" draw:type="non-primitive" svg:viewBox="0 0 450 878" draw:enhanced-path="M ?f3 ?f4 C ?f5 ?f6 ?f7 ?f8 ?f9 ?f10 ?f11 ?f12 ?f13 ?f14 ?f15 ?f16 ?f17 ?f18 ?f19 ?f20 ?f21 ?f22 ?f23 ?f24 ?f25 ?f26 ?f27 ?f28 ?f29 ?f30 ?f31 ?f32 ?f33 ?f34 ?f35 ?f36 ?f37 ?f38 ?f1 ?f39 ?f1 ?f0 ?f1 ?f0 ?f1 ?f0 ?f40 ?f41 ?f42 ?f43 ?f44 ?f45 ?f46 ?f47 ?f48 ?f49 ?f50 ?f51 ?f52 ?f53 ?f54 ?f15 ?f55 ?f56 ?f57 ?f58 ?f59 ?f60 ?f61 ?f62 ?f63 ?f64 ?f65 ?f66 ?f67 ?f68 ?f69 ?f70 ?f71 ?f72 ?f0 ?f4 ?f0 ?f73 ?f0 ?f74 ?f0 ?f75 ?f76 ?f77 ?f78 ?f79 ?f3 ?f2 ?f3 ?f80 ?f3 ?f81 ?f3 ?f4 Z N" draw:text-areas="?f86 ?f88 ?f87 ?f89">
            <draw:equation draw:name="f0" draw:formula="0"/>
            <draw:equation draw:name="f1" draw:formula="450"/>
            <draw:equation draw:name="f2" draw:formula="878"/>
            <draw:equation draw:name="f3" draw:formula="7"/>
            <draw:equation draw:name="f4" draw:formula="854"/>
            <draw:equation draw:name="f5" draw:formula="10"/>
            <draw:equation draw:name="f6" draw:formula="772"/>
            <draw:equation draw:name="f7" draw:formula="26"/>
            <draw:equation draw:name="f8" draw:formula="691"/>
            <draw:equation draw:name="f9" draw:formula="50"/>
            <draw:equation draw:name="f10" draw:formula="613"/>
            <draw:equation draw:name="f11" draw:formula="75"/>
            <draw:equation draw:name="f12" draw:formula="535"/>
            <draw:equation draw:name="f13" draw:formula="109"/>
            <draw:equation draw:name="f14" draw:formula="460"/>
            <draw:equation draw:name="f15" draw:formula="149"/>
            <draw:equation draw:name="f16" draw:formula="388"/>
            <draw:equation draw:name="f17" draw:formula="189"/>
            <draw:equation draw:name="f18" draw:formula="316"/>
            <draw:equation draw:name="f19" draw:formula="235"/>
            <draw:equation draw:name="f20" draw:formula="248"/>
            <draw:equation draw:name="f21" draw:formula="285"/>
            <draw:equation draw:name="f22" draw:formula="183"/>
            <draw:equation draw:name="f23" draw:formula="310"/>
            <draw:equation draw:name="f24" draw:formula="151"/>
            <draw:equation draw:name="f25" draw:formula="337"/>
            <draw:equation draw:name="f26" draw:formula="119"/>
            <draw:equation draw:name="f27" draw:formula="364"/>
            <draw:equation draw:name="f28" draw:formula="89"/>
            <draw:equation draw:name="f29" draw:formula="378"/>
            <draw:equation draw:name="f30" draw:formula="74"/>
            <draw:equation draw:name="f31" draw:formula="392"/>
            <draw:equation draw:name="f32" draw:formula="58"/>
            <draw:equation draw:name="f33" draw:formula="406"/>
            <draw:equation draw:name="f34" draw:formula="44"/>
            <draw:equation draw:name="f35" draw:formula="421"/>
            <draw:equation draw:name="f36" draw:formula="29"/>
            <draw:equation draw:name="f37" draw:formula="435"/>
            <draw:equation draw:name="f38" draw:formula="15"/>
            <draw:equation draw:name="f39" draw:formula="1"/>
            <draw:equation draw:name="f40" draw:formula="434"/>
            <draw:equation draw:name="f41" draw:formula="14"/>
            <draw:equation draw:name="f42" draw:formula="420"/>
            <draw:equation draw:name="f43" draw:formula="28"/>
            <draw:equation draw:name="f44" draw:formula="405"/>
            <draw:equation draw:name="f45" draw:formula="43"/>
            <draw:equation draw:name="f46" draw:formula="391"/>
            <draw:equation draw:name="f47" draw:formula="57"/>
            <draw:equation draw:name="f48" draw:formula="377"/>
            <draw:equation draw:name="f49" draw:formula="72"/>
            <draw:equation draw:name="f50" draw:formula="363"/>
            <draw:equation draw:name="f51" draw:formula="88"/>
            <draw:equation draw:name="f52" draw:formula="335"/>
            <draw:equation draw:name="f53" draw:formula="118"/>
            <draw:equation draw:name="f54" draw:formula="308"/>
            <draw:equation draw:name="f55" draw:formula="283"/>
            <draw:equation draw:name="f56" draw:formula="181"/>
            <draw:equation draw:name="f57" draw:formula="232"/>
            <draw:equation draw:name="f58" draw:formula="246"/>
            <draw:equation draw:name="f59" draw:formula="185"/>
            <draw:equation draw:name="f60" draw:formula="314"/>
            <draw:equation draw:name="f61" draw:formula="145"/>
            <draw:equation draw:name="f62" draw:formula="386"/>
            <draw:equation draw:name="f63" draw:formula="104"/>
            <draw:equation draw:name="f64" draw:formula="457"/>
            <draw:equation draw:name="f65" draw:formula="70"/>
            <draw:equation draw:name="f66" draw:formula="533"/>
            <draw:equation draw:name="f67" draw:formula="45"/>
            <draw:equation draw:name="f68" draw:formula="611"/>
            <draw:equation draw:name="f69" draw:formula="19"/>
            <draw:equation draw:name="f70" draw:formula="690"/>
            <draw:equation draw:name="f71" draw:formula="3"/>
            <draw:equation draw:name="f72" draw:formula="771"/>
            <draw:equation draw:name="f73" draw:formula="856"/>
            <draw:equation draw:name="f74" draw:formula="857"/>
            <draw:equation draw:name="f75" draw:formula="859"/>
            <draw:equation draw:name="f76" draw:formula="2"/>
            <draw:equation draw:name="f77" draw:formula="865"/>
            <draw:equation draw:name="f78" draw:formula="4"/>
            <draw:equation draw:name="f79" draw:formula="872"/>
            <draw:equation draw:name="f80" draw:formula="870"/>
            <draw:equation draw:name="f81" draw:formula="862"/>
            <draw:equation draw:name="f82" draw:formula="?f2 - ?f0"/>
            <draw:equation draw:name="f83" draw:formula="?f1 - ?f0"/>
            <draw:equation draw:name="f84" draw:formula="?f83 / 450"/>
            <draw:equation draw:name="f85" draw:formula="?f82 / 878"/>
            <draw:equation draw:name="f86" draw:formula="0 / ?f84"/>
            <draw:equation draw:name="f87" draw:formula="?f1 / ?f84"/>
            <draw:equation draw:name="f88" draw:formula="0 / ?f85"/>
            <draw:equation draw:name="f89" draw:formula="?f2 / ?f85"/>
          </draw:enhanced-geometry>
        </draw:custom-shape>
        <draw:custom-shape svg:x="1.00891in" svg:y="7.14118in" svg:width="0.17733in" svg:height="0.36892in" draw:id="id567" draw:layer="Master1-bg" draw:style-name="a1809" draw:name="Freeform 20">
          <svg:title/>
          <svg:desc/>
          <text:p text:style-name="a1808" text:class-names="" text:cond-style-name=""><text:span text:style-name="a1807" text:class-names=""/></text:p>
          <draw:enhanced-geometry xmlns:dr3d="urn:oasis:names:tc:opendocument:xmlns:dr3d:1.0" draw:type="non-primitive" svg:viewBox="0 0 35 73" draw:enhanced-path="M ?f0 ?f0 C ?f3 ?f4 ?f5 ?f6 ?f7 ?f2 ?f1 ?f2 ?f1 ?f2 ?f1 ?f2 ?f8 ?f6 ?f9 ?f4 ?f0 ?f0 Z N" draw:text-areas="?f14 ?f16 ?f15 ?f17">
            <draw:equation draw:name="f0" draw:formula="0"/>
            <draw:equation draw:name="f1" draw:formula="35"/>
            <draw:equation draw:name="f2" draw:formula="73"/>
            <draw:equation draw:name="f3" draw:formula="7"/>
            <draw:equation draw:name="f4" draw:formula="24"/>
            <draw:equation draw:name="f5" draw:formula="16"/>
            <draw:equation draw:name="f6" draw:formula="49"/>
            <draw:equation draw:name="f7" draw:formula="26"/>
            <draw:equation draw:name="f8" draw:formula="23"/>
            <draw:equation draw:name="f9" draw:formula="11"/>
            <draw:equation draw:name="f10" draw:formula="?f2 - ?f0"/>
            <draw:equation draw:name="f11" draw:formula="?f1 - ?f0"/>
            <draw:equation draw:name="f12" draw:formula="?f11 / 35"/>
            <draw:equation draw:name="f13" draw:formula="?f10 / 73"/>
            <draw:equation draw:name="f14" draw:formula="0 / ?f12"/>
            <draw:equation draw:name="f15" draw:formula="?f1 / ?f12"/>
            <draw:equation draw:name="f16" draw:formula="0 / ?f13"/>
            <draw:equation draw:name="f17" draw:formula="?f2 / ?f13"/>
          </draw:enhanced-geometry>
        </draw:custom-shape>
        <draw:custom-shape svg:x="0.84178in" svg:y="5.86118in" svg:width="0.04076in" svg:height="0.24255in" draw:id="id568" draw:layer="Master1-bg" draw:style-name="a1812" draw:name="Freeform 21">
          <svg:title/>
          <svg:desc/>
          <text:p text:style-name="a1811" text:class-names="" text:cond-style-name=""><text:span text:style-name="a1810" text:class-names=""/></text:p>
          <draw:enhanced-geometry xmlns:dr3d="urn:oasis:names:tc:opendocument:xmlns:dr3d:1.0" draw:type="non-primitive" svg:viewBox="0 0 8 48" draw:enhanced-path="M ?f3 ?f4 C ?f3 ?f5 ?f1 ?f6 ?f1 ?f2 ?f1 ?f7 ?f1 ?f8 ?f1 ?f9 ?f10 ?f11 ?f12 ?f13 ?f14 ?f0 ?f0 ?f15 ?f0 ?f16 ?f0 ?f17 ?f18 ?f19 ?f10 ?f7 ?f3 ?f4 Z N" draw:text-areas="?f24 ?f26 ?f25 ?f27">
            <draw:equation draw:name="f0" draw:formula="0"/>
            <draw:equation draw:name="f1" draw:formula="8"/>
            <draw:equation draw:name="f2" draw:formula="48"/>
            <draw:equation draw:name="f3" draw:formula="7"/>
            <draw:equation draw:name="f4" draw:formula="44"/>
            <draw:equation draw:name="f5" draw:formula="46"/>
            <draw:equation draw:name="f6" draw:formula="47"/>
            <draw:equation draw:name="f7" draw:formula="38"/>
            <draw:equation draw:name="f8" draw:formula="29"/>
            <draw:equation draw:name="f9" draw:formula="19"/>
            <draw:equation draw:name="f10" draw:formula="5"/>
            <draw:equation draw:name="f11" draw:formula="13"/>
            <draw:equation draw:name="f12" draw:formula="3"/>
            <draw:equation draw:name="f13" draw:formula="6"/>
            <draw:equation draw:name="f14" draw:formula="1"/>
            <draw:equation draw:name="f15" draw:formula="9"/>
            <draw:equation draw:name="f16" draw:formula="17"/>
            <draw:equation draw:name="f17" draw:formula="26"/>
            <draw:equation draw:name="f18" draw:formula="2"/>
            <draw:equation draw:name="f19" draw:formula="32"/>
            <draw:equation draw:name="f20" draw:formula="?f2 - ?f0"/>
            <draw:equation draw:name="f21" draw:formula="?f1 - ?f0"/>
            <draw:equation draw:name="f22" draw:formula="?f21 / 8"/>
            <draw:equation draw:name="f23" draw:formula="?f20 / 48"/>
            <draw:equation draw:name="f24" draw:formula="0 / ?f22"/>
            <draw:equation draw:name="f25" draw:formula="?f1 / ?f22"/>
            <draw:equation draw:name="f26" draw:formula="0 / ?f23"/>
            <draw:equation draw:name="f27" draw:formula="?f2 / ?f23"/>
          </draw:enhanced-geometry>
        </draw:custom-shape>
        <draw:custom-shape svg:x="0.92942in" svg:y="6.82933in" svg:width="0.26089in" svg:height="0.68076in" draw:id="id569" draw:layer="Master1-bg" draw:style-name="a1815" draw:name="Freeform 22">
          <svg:title/>
          <svg:desc/>
          <text:p text:style-name="a1814" text:class-names="" text:cond-style-name=""><text:span text:style-name="a1813" text:class-names=""/></text:p>
          <draw:enhanced-geometry xmlns:dr3d="urn:oasis:names:tc:opendocument:xmlns:dr3d:1.0" draw:type="non-primitive" svg:viewBox="0 0 52 135" draw:enhanced-path="M ?f3 ?f4 C ?f5 ?f6 ?f7 ?f8 ?f0 ?f0 ?f9 ?f10 ?f3 ?f11 ?f6 ?f12 ?f13 ?f14 ?f15 ?f16 ?f10 ?f17 ?f18 ?f19 ?f20 ?f21 ?f22 ?f2 ?f1 ?f2 ?f1 ?f2 ?f1 ?f2 ?f23 ?f24 ?f11 ?f25 ?f26 ?f27 ?f4 ?f28 ?f13 ?f29 ?f3 ?f4 Z N" draw:text-areas="?f34 ?f36 ?f35 ?f37">
            <draw:equation draw:name="f0" draw:formula="0"/>
            <draw:equation draw:name="f1" draw:formula="52"/>
            <draw:equation draw:name="f2" draw:formula="135"/>
            <draw:equation draw:name="f3" draw:formula="7"/>
            <draw:equation draw:name="f4" draw:formula="18"/>
            <draw:equation draw:name="f5" draw:formula="5"/>
            <draw:equation draw:name="f6" draw:formula="12"/>
            <draw:equation draw:name="f7" draw:formula="2"/>
            <draw:equation draw:name="f8" draw:formula="6"/>
            <draw:equation draw:name="f9" draw:formula="3"/>
            <draw:equation draw:name="f10" draw:formula="16"/>
            <draw:equation draw:name="f11" draw:formula="32"/>
            <draw:equation draw:name="f12" draw:formula="48"/>
            <draw:equation draw:name="f13" draw:formula="13"/>
            <draw:equation draw:name="f14" draw:formula="53"/>
            <draw:equation draw:name="f15" draw:formula="14"/>
            <draw:equation draw:name="f16" draw:formula="57"/>
            <draw:equation draw:name="f17" draw:formula="62"/>
            <draw:equation draw:name="f18" draw:formula="27"/>
            <draw:equation draw:name="f19" draw:formula="86"/>
            <draw:equation draw:name="f20" draw:formula="39"/>
            <draw:equation draw:name="f21" draw:formula="111"/>
            <draw:equation draw:name="f22" draw:formula="51"/>
            <draw:equation draw:name="f23" draw:formula="41"/>
            <draw:equation draw:name="f24" draw:formula="109"/>
            <draw:equation draw:name="f25" draw:formula="83"/>
            <draw:equation draw:name="f26" draw:formula="24"/>
            <draw:equation draw:name="f27" draw:formula="56"/>
            <draw:equation draw:name="f28" draw:formula="43"/>
            <draw:equation draw:name="f29" draw:formula="31"/>
            <draw:equation draw:name="f30" draw:formula="?f2 - ?f0"/>
            <draw:equation draw:name="f31" draw:formula="?f1 - ?f0"/>
            <draw:equation draw:name="f32" draw:formula="?f31 / 52"/>
            <draw:equation draw:name="f33" draw:formula="?f30 / 135"/>
            <draw:equation draw:name="f34" draw:formula="0 / ?f32"/>
            <draw:equation draw:name="f35" draw:formula="?f1 / ?f32"/>
            <draw:equation draw:name="f36" draw:formula="0 / ?f33"/>
            <draw:equation draw:name="f37" draw:formula="?f2 / ?f33"/>
          </draw:enhanced-geometry>
        </draw:custom-shape>
      </draw:g>
      <draw:g draw:name="Group 9" draw:id="id538">
        <svg:title/>
        <svg:desc/>
        <draw:custom-shape svg:x="0.02977in" svg:y="0.00017in" svg:width="0.5406in" svg:height="4.81304in" draw:id="id546" draw:layer="Master1-bg" draw:style-name="a1746" draw:name="Freeform 27">
          <svg:title/>
          <svg:desc/>
          <text:p text:style-name="a1745" text:class-names="" text:cond-style-name=""><text:span text:style-name="a1744" text:class-names=""/></text:p>
          <draw:enhanced-geometry xmlns:dr3d="urn:oasis:names:tc:opendocument:xmlns:dr3d:1.0" draw:type="non-primitive" svg:viewBox="0 0 103 920" draw:enhanced-path="M ?f3 ?f4 C ?f5 ?f6 ?f7 ?f8 ?f9 ?f10 ?f11 ?f12 ?f13 ?f14 ?f15 ?f16 ?f17 ?f18 ?f19 ?f20 ?f21 ?f22 ?f23 ?f24 ?f1 ?f25 ?f1 ?f2 ?f23 ?f26 ?f27 ?f28 ?f29 ?f30 ?f29 ?f31 ?f29 ?f32 ?f29 ?f33 ?f34 ?f35 ?f36 ?f37 ?f38 ?f39 ?f40 ?f41 ?f42 ?f12 ?f43 ?f44 ?f45 ?f46 ?f47 ?f6 ?f48 ?f49 ?f3 ?f50 ?f51 ?f52 ?f53 ?f54 ?f55 ?f56 ?f57 ?f58 ?f57 ?f0 ?f0 ?f0 ?f0 ?f0 ?f0 ?f0 ?f0 ?f58 ?f57 ?f56 ?f57 ?f54 ?f53 ?f52 ?f59 ?f50 ?f3 ?f4 Z N" draw:text-areas="?f64 ?f66 ?f65 ?f67">
            <draw:equation draw:name="f0" draw:formula="0"/>
            <draw:equation draw:name="f1" draw:formula="103"/>
            <draw:equation draw:name="f2" draw:formula="920"/>
            <draw:equation draw:name="f3" draw:formula="7"/>
            <draw:equation draw:name="f4" draw:formula="210"/>
            <draw:equation draw:name="f5" draw:formula="11"/>
            <draw:equation draw:name="f6" draw:formula="288"/>
            <draw:equation draw:name="f7" draw:formula="17"/>
            <draw:equation draw:name="f8" draw:formula="367"/>
            <draw:equation draw:name="f9" draw:formula="26"/>
            <draw:equation draw:name="f10" draw:formula="445"/>
            <draw:equation draw:name="f11" draw:formula="34"/>
            <draw:equation draw:name="f12" draw:formula="523"/>
            <draw:equation draw:name="f13" draw:formula="44"/>
            <draw:equation draw:name="f14" draw:formula="601"/>
            <draw:equation draw:name="f15" draw:formula="57"/>
            <draw:equation draw:name="f16" draw:formula="679"/>
            <draw:equation draw:name="f17" draw:formula="69"/>
            <draw:equation draw:name="f18" draw:formula="757"/>
            <draw:equation draw:name="f19" draw:formula="84"/>
            <draw:equation draw:name="f20" draw:formula="834"/>
            <draw:equation draw:name="f21" draw:formula="101"/>
            <draw:equation draw:name="f22" draw:formula="911"/>
            <draw:equation draw:name="f23" draw:formula="102"/>
            <draw:equation draw:name="f24" draw:formula="914"/>
            <draw:equation draw:name="f25" draw:formula="917"/>
            <draw:equation draw:name="f26" draw:formula="905"/>
            <draw:equation draw:name="f27" draw:formula="100"/>
            <draw:equation draw:name="f28" draw:formula="889"/>
            <draw:equation draw:name="f29" draw:formula="99"/>
            <draw:equation draw:name="f30" draw:formula="874"/>
            <draw:equation draw:name="f31" draw:formula="871"/>
            <draw:equation draw:name="f32" draw:formula="868"/>
            <draw:equation draw:name="f33" draw:formula="866"/>
            <draw:equation draw:name="f34" draw:formula="85"/>
            <draw:equation draw:name="f35" draw:formula="803"/>
            <draw:equation draw:name="f36" draw:formula="73"/>
            <draw:equation draw:name="f37" draw:formula="741"/>
            <draw:equation draw:name="f38" draw:formula="63"/>
            <draw:equation draw:name="f39" draw:formula="678"/>
            <draw:equation draw:name="f40" draw:formula="50"/>
            <draw:equation draw:name="f41" draw:formula="600"/>
            <draw:equation draw:name="f42" draw:formula="39"/>
            <draw:equation draw:name="f43" draw:formula="30"/>
            <draw:equation draw:name="f44" draw:formula="444"/>
            <draw:equation draw:name="f45" draw:formula="21"/>
            <draw:equation draw:name="f46" draw:formula="366"/>
            <draw:equation draw:name="f47" draw:formula="14"/>
            <draw:equation draw:name="f48" draw:formula="9"/>
            <draw:equation draw:name="f49" draw:formula="209"/>
            <draw:equation draw:name="f50" draw:formula="170"/>
            <draw:equation draw:name="f51" draw:formula="5"/>
            <draw:equation draw:name="f52" draw:formula="131"/>
            <draw:equation draw:name="f53" draw:formula="3"/>
            <draw:equation draw:name="f54" draw:formula="92"/>
            <draw:equation draw:name="f55" draw:formula="2"/>
            <draw:equation draw:name="f56" draw:formula="61"/>
            <draw:equation draw:name="f57" draw:formula="1"/>
            <draw:equation draw:name="f58" draw:formula="31"/>
            <draw:equation draw:name="f59" draw:formula="4"/>
            <draw:equation draw:name="f60" draw:formula="?f2 - ?f0"/>
            <draw:equation draw:name="f61" draw:formula="?f1 - ?f0"/>
            <draw:equation draw:name="f62" draw:formula="?f61 / 103"/>
            <draw:equation draw:name="f63" draw:formula="?f60 / 920"/>
            <draw:equation draw:name="f64" draw:formula="0 / ?f62"/>
            <draw:equation draw:name="f65" draw:formula="?f1 / ?f62"/>
            <draw:equation draw:name="f66" draw:formula="0 / ?f63"/>
            <draw:equation draw:name="f67" draw:formula="?f2 / ?f63"/>
          </draw:enhanced-geometry>
        </draw:custom-shape>
        <draw:custom-shape svg:x="0.6018in" svg:y="4.72055in" svg:width="0.46308in" svg:height="1.72867in" draw:id="id547" draw:layer="Master1-bg" draw:style-name="a1749" draw:name="Freeform 28">
          <svg:title/>
          <svg:desc/>
          <text:p text:style-name="a1748" text:class-names="" text:cond-style-name=""><text:span text:style-name="a1747" text:class-names=""/></text:p>
          <draw:enhanced-geometry xmlns:dr3d="urn:oasis:names:tc:opendocument:xmlns:dr3d:1.0" draw:type="non-primitive" svg:viewBox="0 0 88 330" draw:enhanced-path="M ?f3 ?f4 C ?f5 ?f6 ?f7 ?f8 ?f1 ?f2 ?f1 ?f9 ?f1 ?f10 ?f1 ?f11 ?f1 ?f12 ?f1 ?f13 ?f1 ?f14 ?f15 ?f16 ?f17 ?f18 ?f19 ?f20 ?f21 ?f22 ?f23 ?f24 ?f0 ?f0 ?f25 ?f26 ?f27 ?f28 ?f29 ?f30 ?f26 ?f31 ?f32 ?f33 ?f3 ?f4 Z N" draw:text-areas="?f38 ?f40 ?f39 ?f41">
            <draw:equation draw:name="f0" draw:formula="0"/>
            <draw:equation draw:name="f1" draw:formula="88"/>
            <draw:equation draw:name="f2" draw:formula="330"/>
            <draw:equation draw:name="f3" draw:formula="53"/>
            <draw:equation draw:name="f4" draw:formula="229"/>
            <draw:equation draw:name="f5" draw:formula="64"/>
            <draw:equation draw:name="f6" draw:formula="263"/>
            <draw:equation draw:name="f7" draw:formula="75"/>
            <draw:equation draw:name="f8" draw:formula="297"/>
            <draw:equation draw:name="f9" draw:formula="323"/>
            <draw:equation draw:name="f10" draw:formula="315"/>
            <draw:equation draw:name="f11" draw:formula="308"/>
            <draw:equation draw:name="f12" draw:formula="307"/>
            <draw:equation draw:name="f13" draw:formula="305"/>
            <draw:equation draw:name="f14" draw:formula="304"/>
            <draw:equation draw:name="f15" draw:formula="79"/>
            <draw:equation draw:name="f16" draw:formula="278"/>
            <draw:equation draw:name="f17" draw:formula="70"/>
            <draw:equation draw:name="f18" draw:formula="252"/>
            <draw:equation draw:name="f19" draw:formula="62"/>
            <draw:equation draw:name="f20" draw:formula="226"/>
            <draw:equation draw:name="f21" draw:formula="38"/>
            <draw:equation draw:name="f22" draw:formula="152"/>
            <draw:equation draw:name="f23" draw:formula="17"/>
            <draw:equation draw:name="f24" draw:formula="76"/>
            <draw:equation draw:name="f25" draw:formula="2"/>
            <draw:equation draw:name="f26" draw:formula="21"/>
            <draw:equation draw:name="f27" draw:formula="4"/>
            <draw:equation draw:name="f28" draw:formula="42"/>
            <draw:equation draw:name="f29" draw:formula="7"/>
            <draw:equation draw:name="f30" draw:formula="63"/>
            <draw:equation draw:name="f31" draw:formula="119"/>
            <draw:equation draw:name="f32" draw:formula="36"/>
            <draw:equation draw:name="f33" draw:formula="174"/>
            <draw:equation draw:name="f34" draw:formula="?f2 - ?f0"/>
            <draw:equation draw:name="f35" draw:formula="?f1 - ?f0"/>
            <draw:equation draw:name="f36" draw:formula="?f35 / 88"/>
            <draw:equation draw:name="f37" draw:formula="?f34 / 330"/>
            <draw:equation draw:name="f38" draw:formula="0 / ?f36"/>
            <draw:equation draw:name="f39" draw:formula="?f1 / ?f36"/>
            <draw:equation draw:name="f40" draw:formula="0 / ?f37"/>
            <draw:equation draw:name="f41" draw:formula="?f2 / ?f37"/>
          </draw:enhanced-geometry>
        </draw:custom-shape>
        <draw:custom-shape svg:x="1.1005in" svg:y="6.41151in" svg:width="0.47146in" svg:height="1.0833in" draw:id="id548" draw:layer="Master1-bg" draw:style-name="a1752" draw:name="Freeform 29">
          <svg:title/>
          <svg:desc/>
          <text:p text:style-name="a1751" text:class-names="" text:cond-style-name=""><text:span text:style-name="a1750" text:class-names=""/></text:p>
          <draw:enhanced-geometry xmlns:dr3d="urn:oasis:names:tc:opendocument:xmlns:dr3d:1.0" draw:type="non-primitive" svg:viewBox="0 0 90 207" draw:enhanced-path="M ?f4 ?f5 C ?f6 ?f7 ?f8 ?f9 ?f1 ?f1 ?f1 ?f10 ?f1 ?f11 ?f12 ?f13 ?f14 ?f15 ?f16 ?f17 ?f18 ?f19 ?f20 ?f21 ?f22 ?f23 ?f24 ?f3 ?f2 ?f3 ?f2 ?f3 ?f2 ?f3 ?f25 ?f0 ?f26 ?f27 ?f28 ?f29 ?f30 ?f31 ?f32 ?f33 ?f4 ?f5 Z N" draw:text-areas="?f38 ?f40 ?f39 ?f41">
            <draw:equation draw:name="f0" draw:formula="180"/>
            <draw:equation draw:name="f1" draw:formula="0"/>
            <draw:equation draw:name="f2" draw:formula="90"/>
            <draw:equation draw:name="f3" draw:formula="207"/>
            <draw:equation draw:name="f4" draw:formula="6"/>
            <draw:equation draw:name="f5" draw:formula="15"/>
            <draw:equation draw:name="f6" draw:formula="4"/>
            <draw:equation draw:name="f7" draw:formula="10"/>
            <draw:equation draw:name="f8" draw:formula="2"/>
            <draw:equation draw:name="f9" draw:formula="5"/>
            <draw:equation draw:name="f10" draw:formula="9"/>
            <draw:equation draw:name="f11" draw:formula="19"/>
            <draw:equation draw:name="f12" draw:formula="1"/>
            <draw:equation draw:name="f13" draw:formula="29"/>
            <draw:equation draw:name="f14" draw:formula="14"/>
            <draw:equation draw:name="f15" draw:formula="62"/>
            <draw:equation draw:name="f16" draw:formula="27"/>
            <draw:equation draw:name="f17" draw:formula="95"/>
            <draw:equation draw:name="f18" draw:formula="42"/>
            <draw:equation draw:name="f19" draw:formula="127"/>
            <draw:equation draw:name="f20" draw:formula="54"/>
            <draw:equation draw:name="f21" draw:formula="154"/>
            <draw:equation draw:name="f22" draw:formula="67"/>
            <draw:equation draw:name="f23" draw:formula="181"/>
            <draw:equation draw:name="f24" draw:formula="80"/>
            <draw:equation draw:name="f25" draw:formula="76"/>
            <draw:equation draw:name="f26" draw:formula="63"/>
            <draw:equation draw:name="f27" draw:formula="152"/>
            <draw:equation draw:name="f28" draw:formula="50"/>
            <draw:equation draw:name="f29" draw:formula="123"/>
            <draw:equation draw:name="f30" draw:formula="34"/>
            <draw:equation draw:name="f31" draw:formula="88"/>
            <draw:equation draw:name="f32" draw:formula="20"/>
            <draw:equation draw:name="f33" draw:formula="51"/>
            <draw:equation draw:name="f34" draw:formula="?f3 - ?f1"/>
            <draw:equation draw:name="f35" draw:formula="?f2 - ?f1"/>
            <draw:equation draw:name="f36" draw:formula="?f35 / 90"/>
            <draw:equation draw:name="f37" draw:formula="?f34 / 207"/>
            <draw:equation draw:name="f38" draw:formula="0 / ?f36"/>
            <draw:equation draw:name="f39" draw:formula="?f2 / ?f36"/>
            <draw:equation draw:name="f40" draw:formula="0 / ?f37"/>
            <draw:equation draw:name="f41" draw:formula="?f3 / ?f37"/>
          </draw:enhanced-geometry>
        </draw:custom-shape>
        <draw:custom-shape svg:x="0.57037in" svg:y="4.77294in" svg:width="0.60346in" svg:height="2.44528in" draw:id="id549" draw:layer="Master1-bg" draw:style-name="a1755" draw:name="Freeform 30">
          <svg:title/>
          <svg:desc/>
          <text:p text:style-name="a1754" text:class-names="" text:cond-style-name=""><text:span text:style-name="a1753" text:class-names=""/></text:p>
          <draw:enhanced-geometry xmlns:dr3d="urn:oasis:names:tc:opendocument:xmlns:dr3d:1.0" draw:type="non-primitive" svg:viewBox="0 0 115 467" draw:enhanced-path="M ?f3 ?f4 C ?f5 ?f6 ?f7 ?f8 ?f9 ?f10 ?f11 ?f12 ?f13 ?f14 ?f15 ?f16 ?f17 ?f18 ?f19 ?f20 ?f21 ?f22 ?f23 ?f24 ?f25 ?f26 ?f0 ?f0 ?f27 ?f28 ?f29 ?f30 ?f31 ?f32 ?f33 ?f34 ?f35 ?f36 ?f37 ?f38 ?f39 ?f40 ?f41 ?f42 ?f43 ?f44 ?f45 ?f46 ?f47 ?f48 ?f1 ?f2 ?f49 ?f50 ?f51 ?f52 ?f53 ?f48 ?f54 ?f55 ?f56 ?f57 ?f3 ?f4 Z N" draw:text-areas="?f62 ?f64 ?f63 ?f65">
            <draw:equation draw:name="f0" draw:formula="0"/>
            <draw:equation draw:name="f1" draw:formula="115"/>
            <draw:equation draw:name="f2" draw:formula="467"/>
            <draw:equation draw:name="f3" draw:formula="101"/>
            <draw:equation draw:name="f4" draw:formula="409"/>
            <draw:equation draw:name="f5" draw:formula="93"/>
            <draw:equation draw:name="f6" draw:formula="388"/>
            <draw:equation draw:name="f7" draw:formula="85"/>
            <draw:equation draw:name="f8" draw:formula="366"/>
            <draw:equation draw:name="f9" draw:formula="78"/>
            <draw:equation draw:name="f10" draw:formula="344"/>
            <draw:equation draw:name="f11" draw:formula="57"/>
            <draw:equation draw:name="f12" draw:formula="281"/>
            <draw:equation draw:name="f13" draw:formula="41"/>
            <draw:equation draw:name="f14" draw:formula="216"/>
            <draw:equation draw:name="f15" draw:formula="29"/>
            <draw:equation draw:name="f16" draw:formula="151"/>
            <draw:equation draw:name="f17" draw:formula="22"/>
            <draw:equation draw:name="f18" draw:formula="119"/>
            <draw:equation draw:name="f19" draw:formula="17"/>
            <draw:equation draw:name="f20" draw:formula="86"/>
            <draw:equation draw:name="f21" draw:formula="13"/>
            <draw:equation draw:name="f22" draw:formula="53"/>
            <draw:equation draw:name="f23" draw:formula="9"/>
            <draw:equation draw:name="f24" draw:formula="35"/>
            <draw:equation draw:name="f25" draw:formula="4"/>
            <draw:equation draw:name="f26" draw:formula="18"/>
            <draw:equation draw:name="f27" draw:formula="5"/>
            <draw:equation draw:name="f28" draw:formula="51"/>
            <draw:equation draw:name="f29" draw:formula="12"/>
            <draw:equation draw:name="f30" draw:formula="102"/>
            <draw:equation draw:name="f31" draw:formula="21"/>
            <draw:equation draw:name="f32" draw:formula="152"/>
            <draw:equation draw:name="f33" draw:formula="33"/>
            <draw:equation draw:name="f34" draw:formula="218"/>
            <draw:equation draw:name="f35" draw:formula="49"/>
            <draw:equation draw:name="f36" draw:formula="283"/>
            <draw:equation draw:name="f37" draw:formula="69"/>
            <draw:equation draw:name="f38" draw:formula="347"/>
            <draw:equation draw:name="f39" draw:formula="79"/>
            <draw:equation draw:name="f40" draw:formula="378"/>
            <draw:equation draw:name="f41" draw:formula="90"/>
            <draw:equation draw:name="f42" draw:formula="410"/>
            <draw:equation draw:name="f43" draw:formula="103"/>
            <draw:equation draw:name="f44" draw:formula="441"/>
            <draw:equation draw:name="f45" draw:formula="107"/>
            <draw:equation draw:name="f46" draw:formula="449"/>
            <draw:equation draw:name="f47" draw:formula="111"/>
            <draw:equation draw:name="f48" draw:formula="458"/>
            <draw:equation draw:name="f49" draw:formula="114"/>
            <draw:equation draw:name="f50" draw:formula="464"/>
            <draw:equation draw:name="f51" draw:formula="113"/>
            <draw:equation draw:name="f52" draw:formula="461"/>
            <draw:equation draw:name="f53" draw:formula="112"/>
            <draw:equation draw:name="f54" draw:formula="108"/>
            <draw:equation draw:name="f55" draw:formula="442"/>
            <draw:equation draw:name="f56" draw:formula="104"/>
            <draw:equation draw:name="f57" draw:formula="425"/>
            <draw:equation draw:name="f58" draw:formula="?f2 - ?f0"/>
            <draw:equation draw:name="f59" draw:formula="?f1 - ?f0"/>
            <draw:equation draw:name="f60" draw:formula="?f59 / 115"/>
            <draw:equation draw:name="f61" draw:formula="?f58 / 467"/>
            <draw:equation draw:name="f62" draw:formula="0 / ?f60"/>
            <draw:equation draw:name="f63" draw:formula="?f1 / ?f60"/>
            <draw:equation draw:name="f64" draw:formula="0 / ?f61"/>
            <draw:equation draw:name="f65" draw:formula="?f2 / ?f61"/>
          </draw:enhanced-geometry>
        </draw:custom-shape>
        <draw:custom-shape svg:x="0.5117in" svg:y="1.40989in" svg:width="0.19068in" svg:height="3.31066in" draw:id="id550" draw:layer="Master1-bg" draw:style-name="a1758" draw:name="Freeform 31">
          <svg:title/>
          <svg:desc/>
          <text:p text:style-name="a1757" text:class-names="" text:cond-style-name=""><text:span text:style-name="a1756" text:class-names=""/></text:p>
          <draw:enhanced-geometry xmlns:dr3d="urn:oasis:names:tc:opendocument:xmlns:dr3d:1.0" draw:type="non-primitive" svg:viewBox="0 0 36 633" draw:enhanced-path="M ?f3 ?f2 C ?f4 ?f5 ?f6 ?f7 ?f8 ?f9 ?f10 ?f11 ?f12 ?f13 ?f12 ?f14 ?f12 ?f15 ?f10 ?f16 ?f8 ?f17 ?f4 ?f18 ?f19 ?f20 ?f21 ?f22 ?f23 ?f24 ?f25 ?f26 ?f1 ?f0 ?f27 ?f0 ?f27 ?f0 ?f27 ?f0 ?f28 ?f26 ?f29 ?f24 ?f30 ?f22 ?f31 ?f20 ?f8 ?f18 ?f32 ?f17 ?f33 ?f34 ?f35 ?f15 ?f35 ?f14 ?f0 ?f36 ?f37 ?f38 ?f39 ?f40 ?f32 ?f41 ?f8 ?f42 ?f31 ?f43 ?f31 ?f43 ?f3 ?f2 ?f3 ?f2 Z N" draw:text-areas="?f48 ?f50 ?f49 ?f51">
            <draw:equation draw:name="f0" draw:formula="0"/>
            <draw:equation draw:name="f1" draw:formula="36"/>
            <draw:equation draw:name="f2" draw:formula="633"/>
            <draw:equation draw:name="f3" draw:formula="17"/>
            <draw:equation draw:name="f4" draw:formula="15"/>
            <draw:equation draw:name="f5" draw:formula="621"/>
            <draw:equation draw:name="f6" draw:formula="14"/>
            <draw:equation draw:name="f7" draw:formula="609"/>
            <draw:equation draw:name="f8" draw:formula="13"/>
            <draw:equation draw:name="f9" draw:formula="597"/>
            <draw:equation draw:name="f10" draw:formula="8"/>
            <draw:equation draw:name="f11" draw:formula="530"/>
            <draw:equation draw:name="f12" draw:formula="5"/>
            <draw:equation draw:name="f13" draw:formula="464"/>
            <draw:equation draw:name="f14" draw:formula="398"/>
            <draw:equation draw:name="f15" draw:formula="331"/>
            <draw:equation draw:name="f16" draw:formula="265"/>
            <draw:equation draw:name="f17" draw:formula="198"/>
            <draw:equation draw:name="f18" draw:formula="165"/>
            <draw:equation draw:name="f19" draw:formula="18"/>
            <draw:equation draw:name="f20" draw:formula="132"/>
            <draw:equation draw:name="f21" draw:formula="22"/>
            <draw:equation draw:name="f22" draw:formula="99"/>
            <draw:equation draw:name="f23" draw:formula="26"/>
            <draw:equation draw:name="f24" draw:formula="66"/>
            <draw:equation draw:name="f25" draw:formula="30"/>
            <draw:equation draw:name="f26" draw:formula="33"/>
            <draw:equation draw:name="f27" draw:formula="35"/>
            <draw:equation draw:name="f28" draw:formula="29"/>
            <draw:equation draw:name="f29" draw:formula="24"/>
            <draw:equation draw:name="f30" draw:formula="20"/>
            <draw:equation draw:name="f31" draw:formula="16"/>
            <draw:equation draw:name="f32" draw:formula="10"/>
            <draw:equation draw:name="f33" draw:formula="4"/>
            <draw:equation draw:name="f34" draw:formula="264"/>
            <draw:equation draw:name="f35" draw:formula="1"/>
            <draw:equation draw:name="f36" draw:formula="461"/>
            <draw:equation draw:name="f37" draw:formula="2"/>
            <draw:equation draw:name="f38" draw:formula="525"/>
            <draw:equation draw:name="f39" draw:formula="7"/>
            <draw:equation draw:name="f40" draw:formula="589"/>
            <draw:equation draw:name="f41" draw:formula="603"/>
            <draw:equation draw:name="f42" draw:formula="618"/>
            <draw:equation draw:name="f43" draw:formula="632"/>
            <draw:equation draw:name="f44" draw:formula="?f2 - ?f0"/>
            <draw:equation draw:name="f45" draw:formula="?f1 - ?f0"/>
            <draw:equation draw:name="f46" draw:formula="?f45 / 36"/>
            <draw:equation draw:name="f47" draw:formula="?f44 / 633"/>
            <draw:equation draw:name="f48" draw:formula="0 / ?f46"/>
            <draw:equation draw:name="f49" draw:formula="?f1 / ?f46"/>
            <draw:equation draw:name="f50" draw:formula="0 / ?f47"/>
            <draw:equation draw:name="f51" draw:formula="?f2 / ?f47"/>
          </draw:enhanced-geometry>
        </draw:custom-shape>
        <draw:custom-shape svg:x="1.21574in" svg:y="7.18679in" svg:width="0.14668in" svg:height="0.30802in" draw:id="id551" draw:layer="Master1-bg" draw:style-name="a1761" draw:name="Freeform 32">
          <svg:title/>
          <svg:desc/>
          <text:p text:style-name="a1760" text:class-names="" text:cond-style-name=""><text:span text:style-name="a1759" text:class-names=""/></text:p>
          <draw:enhanced-geometry xmlns:dr3d="urn:oasis:names:tc:opendocument:xmlns:dr3d:1.0" draw:type="non-primitive" svg:viewBox="0 0 28 59" draw:enhanced-path="M ?f3 ?f2 C ?f1 ?f2 ?f1 ?f2 ?f1 ?f2 ?f4 ?f5 ?f6 ?f7 ?f0 ?f0 ?f8 ?f7 ?f9 ?f5 ?f3 ?f2 Z N" draw:text-areas="?f14 ?f16 ?f15 ?f17">
            <draw:equation draw:name="f0" draw:formula="0"/>
            <draw:equation draw:name="f1" draw:formula="28"/>
            <draw:equation draw:name="f2" draw:formula="59"/>
            <draw:equation draw:name="f3" draw:formula="22"/>
            <draw:equation draw:name="f4" draw:formula="18"/>
            <draw:equation draw:name="f5" draw:formula="40"/>
            <draw:equation draw:name="f6" draw:formula="9"/>
            <draw:equation draw:name="f7" draw:formula="20"/>
            <draw:equation draw:name="f8" draw:formula="6"/>
            <draw:equation draw:name="f9" draw:formula="13"/>
            <draw:equation draw:name="f10" draw:formula="?f2 - ?f0"/>
            <draw:equation draw:name="f11" draw:formula="?f1 - ?f0"/>
            <draw:equation draw:name="f12" draw:formula="?f11 / 28"/>
            <draw:equation draw:name="f13" draw:formula="?f10 / 59"/>
            <draw:equation draw:name="f14" draw:formula="0 / ?f12"/>
            <draw:equation draw:name="f15" draw:formula="?f1 / ?f12"/>
            <draw:equation draw:name="f16" draw:formula="0 / ?f13"/>
            <draw:equation draw:name="f17" draw:formula="?f2 / ?f13"/>
          </draw:enhanced-geometry>
        </draw:custom-shape>
        <draw:custom-shape svg:x="0.54942in" svg:y="4.49216in" svg:width="0.0901in" svg:height="0.55946in" draw:id="id552" draw:layer="Master1-bg" draw:style-name="a1764" draw:name="Freeform 33">
          <svg:title/>
          <svg:desc/>
          <text:p text:style-name="a1763" text:class-names="" text:cond-style-name=""><text:span text:style-name="a1762" text:class-names=""/></text:p>
          <draw:enhanced-geometry xmlns:dr3d="urn:oasis:names:tc:opendocument:xmlns:dr3d:1.0" draw:type="non-primitive" svg:viewBox="0 0 17 107" draw:enhanced-path="M ?f3 ?f4 C ?f5 ?f6 ?f7 ?f8 ?f1 ?f2 ?f9 ?f10 ?f11 ?f12 ?f13 ?f14 ?f13 ?f14 ?f15 ?f16 ?f15 ?f16 ?f17 ?f18 ?f19 ?f9 ?f0 ?f0 ?f0 ?f20 ?f0 ?f21 ?f0 ?f5 ?f22 ?f23 ?f19 ?f24 ?f3 ?f4 Z N" draw:text-areas="?f29 ?f31 ?f30 ?f32">
            <draw:equation draw:name="f0" draw:formula="0"/>
            <draw:equation draw:name="f1" draw:formula="17"/>
            <draw:equation draw:name="f2" draw:formula="107"/>
            <draw:equation draw:name="f3" draw:formula="4"/>
            <draw:equation draw:name="f4" draw:formula="54"/>
            <draw:equation draw:name="f5" draw:formula="8"/>
            <draw:equation draw:name="f6" draw:formula="72"/>
            <draw:equation draw:name="f7" draw:formula="13"/>
            <draw:equation draw:name="f8" draw:formula="89"/>
            <draw:equation draw:name="f9" draw:formula="14"/>
            <draw:equation draw:name="f10" draw:formula="86"/>
            <draw:equation draw:name="f11" draw:formula="12"/>
            <draw:equation draw:name="f12" draw:formula="65"/>
            <draw:equation draw:name="f13" draw:formula="10"/>
            <draw:equation draw:name="f14" draw:formula="44"/>
            <draw:equation draw:name="f15" draw:formula="9"/>
            <draw:equation draw:name="f16" draw:formula="43"/>
            <draw:equation draw:name="f17" draw:formula="6"/>
            <draw:equation draw:name="f18" draw:formula="29"/>
            <draw:equation draw:name="f19" draw:formula="3"/>
            <draw:equation draw:name="f20" draw:formula="2"/>
            <draw:equation draw:name="f21" draw:formula="5"/>
            <draw:equation draw:name="f22" draw:formula="1"/>
            <draw:equation draw:name="f23" draw:formula="23"/>
            <draw:equation draw:name="f24" draw:formula="39"/>
            <draw:equation draw:name="f25" draw:formula="?f2 - ?f0"/>
            <draw:equation draw:name="f26" draw:formula="?f1 - ?f0"/>
            <draw:equation draw:name="f27" draw:formula="?f26 / 17"/>
            <draw:equation draw:name="f28" draw:formula="?f25 / 107"/>
            <draw:equation draw:name="f29" draw:formula="0 / ?f27"/>
            <draw:equation draw:name="f30" draw:formula="?f1 / ?f27"/>
            <draw:equation draw:name="f31" draw:formula="0 / ?f28"/>
            <draw:equation draw:name="f32" draw:formula="?f2 / ?f28"/>
          </draw:enhanced-geometry>
        </draw:custom-shape>
        <draw:custom-shape svg:x="1.06488in" svg:y="3.44029in" svg:width="1.54218in" svg:height="2.97122in" draw:id="id553" draw:layer="Master1-bg" draw:style-name="a1767" draw:name="Freeform 34">
          <svg:title/>
          <svg:desc/>
          <text:p text:style-name="a1766" text:class-names="" text:cond-style-name=""><text:span text:style-name="a1765" text:class-names=""/></text:p>
          <draw:enhanced-geometry xmlns:dr3d="urn:oasis:names:tc:opendocument:xmlns:dr3d:1.0" draw:type="non-primitive" svg:viewBox="0 0 294 568" draw:enhanced-path="M ?f3 ?f4 C ?f5 ?f6 ?f7 ?f8 ?f9 ?f10 ?f11 ?f12 ?f13 ?f14 ?f15 ?f16 ?f17 ?f18 ?f19 ?f20 ?f21 ?f22 ?f23 ?f24 ?f25 ?f26 ?f27 ?f28 ?f29 ?f30 ?f31 ?f32 ?f33 ?f34 ?f35 ?f7 ?f36 ?f5 ?f1 ?f0 ?f37 ?f0 ?f37 ?f0 ?f37 ?f0 ?f38 ?f5 ?f39 ?f40 ?f41 ?f42 ?f43 ?f44 ?f45 ?f46 ?f47 ?f48 ?f49 ?f50 ?f51 ?f52 ?f53 ?f54 ?f55 ?f56 ?f57 ?f23 ?f58 ?f59 ?f60 ?f61 ?f62 ?f63 ?f64 ?f65 ?f66 ?f67 ?f68 ?f69 ?f0 ?f70 ?f68 ?f71 ?f72 ?f73 ?f74 ?f2 ?f74 ?f75 ?f74 ?f76 ?f3 ?f4 Z N" draw:text-areas="?f81 ?f83 ?f82 ?f84">
            <draw:equation draw:name="f0" draw:formula="0"/>
            <draw:equation draw:name="f1" draw:formula="294"/>
            <draw:equation draw:name="f2" draw:formula="568"/>
            <draw:equation draw:name="f3" draw:formula="8"/>
            <draw:equation draw:name="f4" draw:formula="553"/>
            <draw:equation draw:name="f5" draw:formula="9"/>
            <draw:equation draw:name="f6" draw:formula="501"/>
            <draw:equation draw:name="f7" draw:formula="19"/>
            <draw:equation draw:name="f8" draw:formula="448"/>
            <draw:equation draw:name="f9" draw:formula="35"/>
            <draw:equation draw:name="f10" draw:formula="397"/>
            <draw:equation draw:name="f11" draw:formula="51"/>
            <draw:equation draw:name="f12" draw:formula="347"/>
            <draw:equation draw:name="f13" draw:formula="73"/>
            <draw:equation draw:name="f14" draw:formula="298"/>
            <draw:equation draw:name="f15" draw:formula="99"/>
            <draw:equation draw:name="f16" draw:formula="252"/>
            <draw:equation draw:name="f17" draw:formula="124"/>
            <draw:equation draw:name="f18" draw:formula="205"/>
            <draw:equation draw:name="f19" draw:formula="154"/>
            <draw:equation draw:name="f20" draw:formula="161"/>
            <draw:equation draw:name="f21" draw:formula="187"/>
            <draw:equation draw:name="f22" draw:formula="119"/>
            <draw:equation draw:name="f23" draw:formula="203"/>
            <draw:equation draw:name="f24" draw:formula="98"/>
            <draw:equation draw:name="f25" draw:formula="220"/>
            <draw:equation draw:name="f26" draw:formula="77"/>
            <draw:equation draw:name="f27" draw:formula="238"/>
            <draw:equation draw:name="f28" draw:formula="58"/>
            <draw:equation draw:name="f29" draw:formula="247"/>
            <draw:equation draw:name="f30" draw:formula="48"/>
            <draw:equation draw:name="f31" draw:formula="256"/>
            <draw:equation draw:name="f32" draw:formula="38"/>
            <draw:equation draw:name="f33" draw:formula="265"/>
            <draw:equation draw:name="f34" draw:formula="28"/>
            <draw:equation draw:name="f35" draw:formula="274"/>
            <draw:equation draw:name="f36" draw:formula="284"/>
            <draw:equation draw:name="f37" draw:formula="293"/>
            <draw:equation draw:name="f38" draw:formula="283"/>
            <draw:equation draw:name="f39" draw:formula="273"/>
            <draw:equation draw:name="f40" draw:formula="18"/>
            <draw:equation draw:name="f41" draw:formula="264"/>
            <draw:equation draw:name="f42" draw:formula="27"/>
            <draw:equation draw:name="f43" draw:formula="255"/>
            <draw:equation draw:name="f44" draw:formula="37"/>
            <draw:equation draw:name="f45" draw:formula="246"/>
            <draw:equation draw:name="f46" draw:formula="47"/>
            <draw:equation draw:name="f47" draw:formula="237"/>
            <draw:equation draw:name="f48" draw:formula="56"/>
            <draw:equation draw:name="f49" draw:formula="218"/>
            <draw:equation draw:name="f50" draw:formula="76"/>
            <draw:equation draw:name="f51" draw:formula="201"/>
            <draw:equation draw:name="f52" draw:formula="96"/>
            <draw:equation draw:name="f53" draw:formula="185"/>
            <draw:equation draw:name="f54" draw:formula="117"/>
            <draw:equation draw:name="f55" draw:formula="151"/>
            <draw:equation draw:name="f56" draw:formula="159"/>
            <draw:equation draw:name="f57" draw:formula="121"/>
            <draw:equation draw:name="f58" draw:formula="95"/>
            <draw:equation draw:name="f59" draw:formula="249"/>
            <draw:equation draw:name="f60" draw:formula="68"/>
            <draw:equation draw:name="f61" draw:formula="296"/>
            <draw:equation draw:name="f62" draw:formula="46"/>
            <draw:equation draw:name="f63" draw:formula="345"/>
            <draw:equation draw:name="f64" draw:formula="30"/>
            <draw:equation draw:name="f65" draw:formula="396"/>
            <draw:equation draw:name="f66" draw:formula="13"/>
            <draw:equation draw:name="f67" draw:formula="445"/>
            <draw:equation draw:name="f68" draw:formula="3"/>
            <draw:equation draw:name="f69" draw:formula="497"/>
            <draw:equation draw:name="f70" draw:formula="549"/>
            <draw:equation draw:name="f71" draw:formula="555"/>
            <draw:equation draw:name="f72" draw:formula="5"/>
            <draw:equation draw:name="f73" draw:formula="561"/>
            <draw:equation draw:name="f74" draw:formula="7"/>
            <draw:equation draw:name="f75" draw:formula="563"/>
            <draw:equation draw:name="f76" draw:formula="558"/>
            <draw:equation draw:name="f77" draw:formula="?f2 - ?f0"/>
            <draw:equation draw:name="f78" draw:formula="?f1 - ?f0"/>
            <draw:equation draw:name="f79" draw:formula="?f78 / 294"/>
            <draw:equation draw:name="f80" draw:formula="?f77 / 568"/>
            <draw:equation draw:name="f81" draw:formula="0 / ?f79"/>
            <draw:equation draw:name="f82" draw:formula="?f1 / ?f79"/>
            <draw:equation draw:name="f83" draw:formula="0 / ?f80"/>
            <draw:equation draw:name="f84" draw:formula="?f2 / ?f80"/>
          </draw:enhanced-geometry>
        </draw:custom-shape>
        <draw:custom-shape svg:x="1.17383in" svg:y="7.21822in" svg:width="0.13201in" svg:height="0.27659in" draw:id="id554" draw:layer="Master1-bg" draw:style-name="a1770" draw:name="Freeform 35">
          <svg:title/>
          <svg:desc/>
          <text:p text:style-name="a1769" text:class-names="" text:cond-style-name=""><text:span text:style-name="a1768" text:class-names=""/></text:p>
          <draw:enhanced-geometry xmlns:dr3d="urn:oasis:names:tc:opendocument:xmlns:dr3d:1.0" draw:type="non-primitive" svg:viewBox="0 0 25 53" draw:enhanced-path="M ?f0 ?f0 C ?f3 ?f4 ?f5 ?f6 ?f7 ?f2 ?f1 ?f2 ?f1 ?f2 ?f1 ?f2 ?f8 ?f6 ?f9 ?f4 ?f0 ?f0 Z N" draw:text-areas="?f14 ?f16 ?f15 ?f17">
            <draw:equation draw:name="f0" draw:formula="0"/>
            <draw:equation draw:name="f1" draw:formula="25"/>
            <draw:equation draw:name="f2" draw:formula="53"/>
            <draw:equation draw:name="f3" draw:formula="5"/>
            <draw:equation draw:name="f4" draw:formula="18"/>
            <draw:equation draw:name="f5" draw:formula="12"/>
            <draw:equation draw:name="f6" draw:formula="36"/>
            <draw:equation draw:name="f7" draw:formula="19"/>
            <draw:equation draw:name="f8" draw:formula="16"/>
            <draw:equation draw:name="f9" draw:formula="8"/>
            <draw:equation draw:name="f10" draw:formula="?f2 - ?f0"/>
            <draw:equation draw:name="f11" draw:formula="?f1 - ?f0"/>
            <draw:equation draw:name="f12" draw:formula="?f11 / 25"/>
            <draw:equation draw:name="f13" draw:formula="?f10 / 53"/>
            <draw:equation draw:name="f14" draw:formula="0 / ?f12"/>
            <draw:equation draw:name="f15" draw:formula="?f1 / ?f12"/>
            <draw:equation draw:name="f16" draw:formula="0 / ?f13"/>
            <draw:equation draw:name="f17" draw:formula="?f2 / ?f13"/>
          </draw:enhanced-geometry>
        </draw:custom-shape>
        <draw:custom-shape svg:x="1.06488in" svg:y="6.44922in" svg:width="0.15087in" svg:height="0.73757in" draw:id="id555" draw:layer="Master1-bg" draw:style-name="a1773" draw:name="Freeform 36">
          <svg:title/>
          <svg:desc/>
          <text:p text:style-name="a1772" text:class-names="" text:cond-style-name=""><text:span text:style-name="a1771" text:class-names=""/></text:p>
          <draw:enhanced-geometry xmlns:dr3d="urn:oasis:names:tc:opendocument:xmlns:dr3d:1.0" draw:type="non-primitive" svg:viewBox="0 0 29 141" draw:enhanced-path="M ?f0 ?f0 C ?f0 ?f3 ?f4 ?f5 ?f6 ?f7 ?f8 ?f9 ?f10 ?f11 ?f12 ?f13 ?f14 ?f15 ?f16 ?f17 ?f1 ?f2 ?f18 ?f19 ?f18 ?f20 ?f21 ?f22 ?f23 ?f9 ?f24 ?f5 ?f25 ?f14 ?f6 ?f12 ?f26 ?f27 ?f28 ?f8 ?f4 ?f6 ?f29 ?f30 ?f0 ?f0 Z N" draw:text-areas="?f35 ?f37 ?f36 ?f38">
            <draw:equation draw:name="f0" draw:formula="0"/>
            <draw:equation draw:name="f1" draw:formula="29"/>
            <draw:equation draw:name="f2" draw:formula="141"/>
            <draw:equation draw:name="f3" draw:formula="30"/>
            <draw:equation draw:name="f4" draw:formula="2"/>
            <draw:equation draw:name="f5" draw:formula="60"/>
            <draw:equation draw:name="f6" draw:formula="7"/>
            <draw:equation draw:name="f7" draw:formula="89"/>
            <draw:equation draw:name="f8" draw:formula="11"/>
            <draw:equation draw:name="f9" draw:formula="98"/>
            <draw:equation draw:name="f10" draw:formula="14"/>
            <draw:equation draw:name="f11" draw:formula="108"/>
            <draw:equation draw:name="f12" draw:formula="18"/>
            <draw:equation draw:name="f13" draw:formula="117"/>
            <draw:equation draw:name="f14" draw:formula="22"/>
            <draw:equation draw:name="f15" draw:formula="125"/>
            <draw:equation draw:name="f16" draw:formula="25"/>
            <draw:equation draw:name="f17" draw:formula="133"/>
            <draw:equation draw:name="f18" draw:formula="28"/>
            <draw:equation draw:name="f19" draw:formula="139"/>
            <draw:equation draw:name="f20" draw:formula="137"/>
            <draw:equation draw:name="f21" draw:formula="27"/>
            <draw:equation draw:name="f22" draw:formula="135"/>
            <draw:equation draw:name="f23" draw:formula="16"/>
            <draw:equation draw:name="f24" draw:formula="10"/>
            <draw:equation draw:name="f25" draw:formula="8"/>
            <draw:equation draw:name="f26" draw:formula="5"/>
            <draw:equation draw:name="f27" draw:formula="15"/>
            <draw:equation draw:name="f28" draw:formula="4"/>
            <draw:equation draw:name="f29" draw:formula="1"/>
            <draw:equation draw:name="f30" draw:formula="3"/>
            <draw:equation draw:name="f31" draw:formula="?f2 - ?f0"/>
            <draw:equation draw:name="f32" draw:formula="?f1 - ?f0"/>
            <draw:equation draw:name="f33" draw:formula="?f32 / 29"/>
            <draw:equation draw:name="f34" draw:formula="?f31 / 141"/>
            <draw:equation draw:name="f35" draw:formula="0 / ?f33"/>
            <draw:equation draw:name="f36" draw:formula="?f1 / ?f33"/>
            <draw:equation draw:name="f37" draw:formula="0 / ?f34"/>
            <draw:equation draw:name="f38" draw:formula="?f2 / ?f34"/>
          </draw:enhanced-geometry>
        </draw:custom-shape>
        <draw:custom-shape svg:x="1.06488in" svg:y="6.31303in" svg:width="0.04191in" svg:height="0.24935in" draw:id="id556" draw:layer="Master1-bg" draw:style-name="a1776" draw:name="Freeform 37">
          <svg:title/>
          <svg:desc/>
          <text:p text:style-name="a1775" text:class-names="" text:cond-style-name=""><text:span text:style-name="a1774" text:class-names=""/></text:p>
          <draw:enhanced-geometry xmlns:dr3d="urn:oasis:names:tc:opendocument:xmlns:dr3d:1.0" draw:type="non-primitive" svg:viewBox="0 0 8 48" draw:enhanced-path="M ?f0 ?f3 C ?f4 ?f5 ?f6 ?f7 ?f8 ?f9 ?f10 ?f11 ?f12 ?f13 ?f1 ?f2 ?f12 ?f14 ?f12 ?f15 ?f12 ?f16 ?f10 ?f17 ?f18 ?f19 ?f0 ?f0 ?f0 ?f4 ?f0 ?f18 ?f0 ?f8 ?f0 ?f20 ?f0 ?f16 ?f0 ?f3 Z N" draw:text-areas="?f25 ?f27 ?f26 ?f28">
            <draw:equation draw:name="f0" draw:formula="0"/>
            <draw:equation draw:name="f1" draw:formula="8"/>
            <draw:equation draw:name="f2" draw:formula="48"/>
            <draw:equation draw:name="f3" draw:formula="26"/>
            <draw:equation draw:name="f4" draw:formula="1"/>
            <draw:equation draw:name="f5" draw:formula="29"/>
            <draw:equation draw:name="f6" draw:formula="2"/>
            <draw:equation draw:name="f7" draw:formula="33"/>
            <draw:equation draw:name="f8" draw:formula="4"/>
            <draw:equation draw:name="f9" draw:formula="37"/>
            <draw:equation draw:name="f10" draw:formula="5"/>
            <draw:equation draw:name="f11" draw:formula="41"/>
            <draw:equation draw:name="f12" draw:formula="7"/>
            <draw:equation draw:name="f13" draw:formula="44"/>
            <draw:equation draw:name="f14" draw:formula="38"/>
            <draw:equation draw:name="f15" draw:formula="28"/>
            <draw:equation draw:name="f16" draw:formula="19"/>
            <draw:equation draw:name="f17" draw:formula="12"/>
            <draw:equation draw:name="f18" draw:formula="3"/>
            <draw:equation draw:name="f19" draw:formula="6"/>
            <draw:equation draw:name="f20" draw:formula="11"/>
            <draw:equation draw:name="f21" draw:formula="?f2 - ?f0"/>
            <draw:equation draw:name="f22" draw:formula="?f1 - ?f0"/>
            <draw:equation draw:name="f23" draw:formula="?f22 / 8"/>
            <draw:equation draw:name="f24" draw:formula="?f21 / 48"/>
            <draw:equation draw:name="f25" draw:formula="0 / ?f23"/>
            <draw:equation draw:name="f26" draw:formula="?f1 / ?f23"/>
            <draw:equation draw:name="f27" draw:formula="0 / ?f24"/>
            <draw:equation draw:name="f28" draw:formula="?f2 / ?f24"/>
          </draw:enhanced-geometry>
        </draw:custom-shape>
        <draw:custom-shape svg:x="1.1005in" svg:y="6.91439in" svg:width="0.23049in" svg:height="0.58041in" draw:id="id557" draw:layer="Master1-bg" draw:style-name="a1779" draw:name="Freeform 38">
          <svg:title/>
          <svg:desc/>
          <text:p text:style-name="a1778" text:class-names="" text:cond-style-name=""><text:span text:style-name="a1777" text:class-names=""/></text:p>
          <draw:enhanced-geometry xmlns:dr3d="urn:oasis:names:tc:opendocument:xmlns:dr3d:1.0" draw:type="non-primitive" svg:viewBox="0 0 44 111" draw:enhanced-path="M ?f3 ?f4 C ?f5 ?f6 ?f7 ?f8 ?f0 ?f0 ?f9 ?f10 ?f5 ?f11 ?f3 ?f12 ?f13 ?f14 ?f15 ?f16 ?f17 ?f18 ?f19 ?f20 ?f21 ?f22 ?f23 ?f2 ?f1 ?f2 ?f1 ?f2 ?f1 ?f2 ?f24 ?f25 ?f4 ?f26 ?f19 ?f14 ?f27 ?f1 ?f28 ?f29 ?f3 ?f4 Z N" draw:text-areas="?f34 ?f36 ?f35 ?f37">
            <draw:equation draw:name="f0" draw:formula="0"/>
            <draw:equation draw:name="f1" draw:formula="44"/>
            <draw:equation draw:name="f2" draw:formula="111"/>
            <draw:equation draw:name="f3" draw:formula="11"/>
            <draw:equation draw:name="f4" draw:formula="28"/>
            <draw:equation draw:name="f5" draw:formula="7"/>
            <draw:equation draw:name="f6" draw:formula="19"/>
            <draw:equation draw:name="f7" draw:formula="4"/>
            <draw:equation draw:name="f8" draw:formula="9"/>
            <draw:equation draw:name="f9" draw:formula="3"/>
            <draw:equation draw:name="f10" draw:formula="16"/>
            <draw:equation draw:name="f11" draw:formula="33"/>
            <draw:equation draw:name="f12" draw:formula="49"/>
            <draw:equation draw:name="f13" draw:formula="12"/>
            <draw:equation draw:name="f14" draw:formula="52"/>
            <draw:equation draw:name="f15" draw:formula="13"/>
            <draw:equation draw:name="f16" draw:formula="55"/>
            <draw:equation draw:name="f17" draw:formula="14"/>
            <draw:equation draw:name="f18" draw:formula="58"/>
            <draw:equation draw:name="f19" draw:formula="22"/>
            <draw:equation draw:name="f20" draw:formula="76"/>
            <draw:equation draw:name="f21" draw:formula="30"/>
            <draw:equation draw:name="f22" draw:formula="94"/>
            <draw:equation draw:name="f23" draw:formula="39"/>
            <draw:equation draw:name="f24" draw:formula="35"/>
            <draw:equation draw:name="f25" draw:formula="92"/>
            <draw:equation draw:name="f26" draw:formula="72"/>
            <draw:equation draw:name="f27" draw:formula="18"/>
            <draw:equation draw:name="f28" draw:formula="15"/>
            <draw:equation draw:name="f29" draw:formula="36"/>
            <draw:equation draw:name="f30" draw:formula="?f2 - ?f0"/>
            <draw:equation draw:name="f31" draw:formula="?f1 - ?f0"/>
            <draw:equation draw:name="f32" draw:formula="?f31 / 44"/>
            <draw:equation draw:name="f33" draw:formula="?f30 / 111"/>
            <draw:equation draw:name="f34" draw:formula="0 / ?f32"/>
            <draw:equation draw:name="f35" draw:formula="?f1 / ?f32"/>
            <draw:equation draw:name="f36" draw:formula="0 / ?f33"/>
            <draw:equation draw:name="f37" draw:formula="?f2 / ?f33"/>
          </draw:enhanced-geometry>
        </draw:custom-shape>
      </draw:g>
      <draw:custom-shape svg:x="0in" svg:y="0in" svg:width="0.2in" svg:height="7.5in" draw:id="id539" draw:layer="Master1-bg" draw:style-name="a1709" draw:name="Rectangle 6">
        <svg:title/>
        <svg:desc/>
        <text:p text:style-name="a1708" text:class-names="" text:cond-style-name=""><text:span text:style-name="a1707" text:class-names=""/></text:p>
        <draw:enhanced-geometry xmlns:dr3d="urn:oasis:names:tc:opendocument:xmlns:dr3d:1.0" draw:type="non-primitive" svg:viewBox="0 0 21600 21600" draw:enhanced-path="M 0 0 L 21600 0 21600 21600 0 21600 Z N"/>
      </draw:custom-shape>
      <draw:frame draw:id="id540" presentation:style-name="a1713" draw:name="Vertical Title 1" svg:x="10.16493in" svg:y="0.68614in" svg:width="2.41426in" svg:height="5.77845in" presentation:class="title" presentation:placeholder="false">
        <draw:text-box>
          <text:p text:style-name="a1712" text:class-names="" text:cond-style-name=""><text:span text:style-name="a1710" text:class-names="">Modifiez le style du titre</text:span><text:span text:style-name="a1711" text:class-names=""/></text:p>
        </draw:text-box>
        <svg:title/>
        <svg:desc/>
      </draw:frame>
      <draw:frame draw:id="id541" presentation:style-name="a1730" draw:name="Vertical Text Placeholder 2" svg:x="2.8316in" svg:y="0.68614in" svg:width="7.08333in" svg:height="5.77845in" presentation:class="outline" presentation:placeholder="false">
        <draw:text-box>
          <text:list text:style-name="a1716">
            <text:list-item>
              <text:p text:style-name="a1715" text:class-names="" text:cond-style-name=""><text:span text:style-name="a1714" text:class-names="">Cliquez pour modifier les styles du texte du masque</text:span></text:p>
            </text:list-item>
          </text:list>
          <text:list text:style-name="a1719">
            <text:list-item>
              <text:list text:style-name="a1719">
                <text:list-item>
                  <text:p text:style-name="a1718" text:class-names="" text:cond-style-name=""><text:span text:style-name="a1717" text:class-names="">Deuxième niveau</text:span></text:p>
                </text:list-item>
              </text:list>
            </text:list-item>
          </text:list>
          <text:list text:style-name="a1722">
            <text:list-item>
              <text:list text:style-name="a1722">
                <text:list-item>
                  <text:list text:style-name="a1722">
                    <text:list-item>
                      <text:p text:style-name="a1721" text:class-names="" text:cond-style-name=""><text:span text:style-name="a1720" text:class-names="">Troisième niveau</text:span></text:p>
                    </text:list-item>
                  </text:list>
                </text:list-item>
              </text:list>
            </text:list-item>
          </text:list>
          <text:list text:style-name="a1725">
            <text:list-item>
              <text:list text:style-name="a1725">
                <text:list-item>
                  <text:list text:style-name="a1725">
                    <text:list-item>
                      <text:list text:style-name="a1725">
                        <text:list-item>
                          <text:p text:style-name="a1724" text:class-names="" text:cond-style-name=""><text:span text:style-name="a1723" text:class-names="">Quatrième niveau</text:span></text:p>
                        </text:list-item>
                      </text:list>
                    </text:list-item>
                  </text:list>
                </text:list-item>
              </text:list>
            </text:list-item>
          </text:list>
          <text:list text:style-name="a1729">
            <text:list-item>
              <text:list text:style-name="a1729">
                <text:list-item>
                  <text:list text:style-name="a1729">
                    <text:list-item>
                      <text:list text:style-name="a1729">
                        <text:list-item>
                          <text:list text:style-name="a1729">
                            <text:list-item>
                              <text:p text:style-name="a1728" text:class-names="" text:cond-style-name=""><text:span text:style-name="a1726" text:class-names="">Cinquième niveau</text:span><text:span text:style-name="a1727" text:class-names=""/></text:p>
                            </text:list-item>
                          </text:list>
                        </text:list-item>
                      </text:list>
                    </text:list-item>
                  </text:list>
                </text:list-item>
              </text:list>
            </text:list-item>
          </text:list>
        </draw:text-box>
        <svg:title/>
        <svg:desc/>
      </draw:frame>
      <draw:frame draw:id="id542" presentation:style-name="a1734" draw:name="Date Placeholder 3" svg:x="11.3316in" svg:y="6.70433in" svg:width="1.25359in" svg:height="0.40507in" presentation:class="date-time" presentation:placeholder="false">
        <draw:text-box>
          <text:p text:style-name="a1733" text:class-names="" text:cond-style-name=""><text:span text:style-name="a1731" text:class-names=""><text:date text:fixed="false" style:data-style-name="a1732">9/6/2022</text:date></text:span></text:p>
        </draw:text-box>
        <svg:title/>
        <svg:desc/>
      </draw:frame>
      <draw:frame draw:id="id543" presentation:style-name="a1737" draw:name="Footer Placeholder 4" svg:x="2.8316in" svg:y="6.7102in" svg:width="8.33333in" svg:height="0.39931in" presentation:class="footer" presentation:placeholder="false">
        <draw:text-box>
          <text:p text:style-name="a1736" text:class-names="" text:cond-style-name=""><text:span text:style-name="a1735" text:class-names=""/></text:p>
        </draw:text-box>
        <svg:title/>
        <svg:desc/>
      </draw:frame>
      <draw:custom-shape svg:x="-0.00458in" svg:y="0.78125in" svg:width="1.73723in" svg:height="0.55479in" draw:id="id544" draw:style-name="a1740" draw:name="Freeform 11">
        <svg:title/>
        <svg:desc/>
        <text:p text:style-name="a1739" text:class-names="" text:cond-style-name=""><text:span text:style-name="a1738" text:class-names=""/></text:p>
        <draw:enhanced-geometry xmlns:dr3d="urn:oasis:names:tc:opendocument:xmlns:dr3d:1.0" draw:type="non-primitive" svg:viewBox="0 0 9248 10000" draw:enhanced-path="M ?f1 ?f3 L ?f4 ?f5 C ?f6 ?f7 ?f8 ?f9 ?f10 ?f11 ?f12 ?f0 ?f13 ?f0 ?f14 ?f0 L ?f15 ?f0 ?f0 ?f16 C ?f17 ?f18 ?f19 ?f20 ?f21 ?f2 L ?f15 ?f22 ?f14 ?f22 C ?f13 ?f22 ?f12 ?f23 ?f10 ?f23 ?f10 ?f24 ?f4 ?f24 ?f4 ?f24 L ?f1 ?f25 C ?f26 ?f27 ?f26 ?f28 ?f1 ?f3 Z N" draw:text-areas="?f33 ?f35 ?f34 ?f36" draw:mirror-vertical="true">
          <draw:equation draw:name="f0" draw:formula="0"/>
          <draw:equation draw:name="f1" draw:formula="9248"/>
          <draw:equation draw:name="f2" draw:formula="10000"/>
          <draw:equation draw:name="f3" draw:formula="4701"/>
          <draw:equation draw:name="f4" draw:formula="7915"/>
          <draw:equation draw:name="f5" draw:formula="188"/>
          <draw:equation draw:name="f6" draw:formula="7906"/>
          <draw:equation draw:name="f7" draw:formula="156"/>
          <draw:equation draw:name="f8" draw:formula="7895"/>
          <draw:equation draw:name="f9" draw:formula="126"/>
          <draw:equation draw:name="f10" draw:formula="7886"/>
          <draw:equation draw:name="f11" draw:formula="94"/>
          <draw:equation draw:name="f12" draw:formula="7859"/>
          <draw:equation draw:name="f13" draw:formula="7831"/>
          <draw:equation draw:name="f14" draw:formula="7803"/>
          <draw:equation draw:name="f15" draw:formula="7275"/>
          <draw:equation draw:name="f16" draw:formula="70"/>
          <draw:equation draw:name="f17" draw:formula="8"/>
          <draw:equation draw:name="f18" draw:formula="3380"/>
          <draw:equation draw:name="f19" draw:formula="17"/>
          <draw:equation draw:name="f20" draw:formula="6690"/>
          <draw:equation draw:name="f21" draw:formula="25"/>
          <draw:equation draw:name="f22" draw:formula="9966"/>
          <draw:equation draw:name="f23" draw:formula="9872"/>
          <draw:equation draw:name="f24" draw:formula="9778"/>
          <draw:equation draw:name="f25" draw:formula="5265"/>
          <draw:equation draw:name="f26" draw:formula="9303"/>
          <draw:equation draw:name="f27" draw:formula="5077"/>
          <draw:equation draw:name="f28" draw:formula="4889"/>
          <draw:equation draw:name="f29" draw:formula="?f2 - ?f0"/>
          <draw:equation draw:name="f30" draw:formula="?f1 - ?f0"/>
          <draw:equation draw:name="f31" draw:formula="?f30 / 9248"/>
          <draw:equation draw:name="f32" draw:formula="?f29 / 10000"/>
          <draw:equation draw:name="f33" draw:formula="?f0 / ?f31"/>
          <draw:equation draw:name="f34" draw:formula="?f1 / ?f31"/>
          <draw:equation draw:name="f35" draw:formula="?f0 / ?f32"/>
          <draw:equation draw:name="f36" draw:formula="?f2 / ?f32"/>
        </draw:enhanced-geometry>
      </draw:custom-shape>
      <draw:frame draw:id="id545" presentation:style-name="a1743" draw:name="Slide Number Placeholder 5" svg:x="0.5816in" svg:y="0.86153in" svg:width="0.85276in" svg:height="0.39931in" presentation:class="page-number" presentation:placeholder="false">
        <draw:text-box>
          <text:p text:style-name="a1742" text:class-names="" text:cond-style-name=""><text:span text:style-name="a1741"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Le versioning</dc:title>
    <meta:initial-creator>PC</meta:initial-creator>
    <dc:creator>adm</dc:creator>
    <meta:creation-date>2022-09-06T13:12:51Z</meta:creation-date>
    <dc:date>2022-09-06T14:22:49Z</dc:date>
    <meta:template xlink:href="Wisp" xlink:type="simple"/>
    <meta:editing-cycles>1</meta:editing-cycles>
    <meta:editing-duration>PT1475S</meta:editing-duration>
    <meta:document-statistic meta:paragraph-count="42" meta:word-count="308"/>
  </office:meta>
</office:document-meta>
</file>